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54C0000019DA8493AEF.jpg"/>
  <manifest:file-entry manifest:media-type="image/jpeg" manifest:full-path="Pictures/10000000000002580000007019806B54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87d3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000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3" svg:stroke-width="0.159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9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8" style:family="graphic" style:parent-style-name="standard">
      <style:graphic-properties draw:stroke="solid" svg:stroke-width="0.035cm" svg:stroke-color="#00ff00" draw:stroke-linejoin="miter" draw:fill="solid" draw:fill-color="#eaeae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176cm" svg:stroke-color="#000000" draw:marker-end="Arrowheads_20_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176cm" svg:stroke-color="#000000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76cm" svg:stroke-color="#000000" draw:marker-end="Arrowheads_20_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176cm" svg:stroke-color="#000000" draw:marker-end="Arrowheads_20_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76cm" svg:stroke-color="#000000" draw:marker-end="Arrowheads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76cm" svg:stroke-color="#000000" draw:marker-end="Arrowheads_20_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76cm" svg:stroke-color="#000000" draw:marker-end="Arrowheads_20_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76cm" svg:stroke-color="#000000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76cm" svg:stroke-color="#000000" draw:marker-end="Arrowheads_20_9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176cm" svg:stroke-color="#000000" draw:marker-end="Arrowheads_20_10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176cm" svg:stroke-color="#000000" draw:marker-end="Arrowheads_20_1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176cm" svg:stroke-color="#000000" draw:marker-end="Arrowheads_20_1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87d3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4" style:family="graphic" style:parent-style-name="standard">
      <style:graphic-properties draw:stroke="solid" svg:stroke-width="0.176cm" svg:stroke-color="#000000" draw:marker-end="Arrowheads_20_1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76cm" svg:stroke-color="#000000" draw:marker-end="Arrowheads_20_1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176cm" svg:stroke-color="#000000" draw:marker-end="Arrowheads_20_1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176cm" svg:stroke-color="#000000" draw:marker-end="Arrowheads_20_1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176cm" svg:stroke-color="#000000" draw:marker-end="Arrowheads_20_1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176cm" svg:stroke-color="#000000" draw:marker-end="Arrowheads_20_1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159cm" svg:stroke-color="#000000" draw:marker-end="Arrowheads_20_2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159cm" svg:stroke-color="#000000" draw:marker-end="Arrowheads_20_2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svg:stroke-width="0.159cm" svg:stroke-color="#000000" draw:marker-end="Arrowheads_20_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5" style:family="graphic" style:parent-style-name="standard">
      <style:graphic-properties draw:stroke="solid" svg:stroke-width="0.159cm" svg:stroke-color="#000000" draw:marker-end="Arrowheads_20_2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>
      <style:graphic-properties draw:stroke="solid" svg:stroke-width="0.159cm" svg:stroke-color="#000000" draw:marker-end="Arrowheads_20_2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solid" svg:stroke-width="0.159cm" svg:stroke-color="#000000" draw:marker-end="Arrowheads_20_2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solid" svg:stroke-width="0.159cm" svg:stroke-color="#000000" draw:marker-end="Arrowheads_20_2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>
      <style:graphic-properties draw:stroke="solid" svg:stroke-width="0.159cm" svg:stroke-color="#000000" draw:marker-end="Arrowheads_20_2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>
      <style:graphic-properties draw:stroke="solid" svg:stroke-width="0.159cm" svg:stroke-color="#000000" draw:marker-end="Arrowheads_20_3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solid" svg:stroke-width="0.159cm" svg:stroke-color="#000000" draw:marker-end="Arrowheads_20_3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>
      <style:graphic-properties draw:stroke="solid" svg:stroke-width="0.159cm" svg:stroke-color="#000000" draw:marker-end="Arrowheads_20_3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draw:stroke="solid" svg:stroke-width="0.159cm" svg:stroke-color="#000000" draw:marker-end="Arrowheads_20_3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>
      <style:graphic-properties draw:stroke="solid" svg:stroke-width="0.159cm" svg:stroke-color="#000000" draw:marker-end="Arrowheads_20_3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7" style:family="graphic" style:parent-style-name="standard">
      <style:graphic-properties draw:stroke="solid" svg:stroke-width="0.159cm" svg:stroke-color="#000000" draw:marker-end="Arrowheads_20_3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8" style:family="graphic" style:parent-style-name="standard">
      <style:graphic-properties draw:stroke="solid" svg:stroke-width="0.159cm" svg:stroke-color="#000000" draw:marker-end="Arrowheads_20_3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9" style:family="graphic" style:parent-style-name="standard">
      <style:graphic-properties draw:stroke="solid" svg:stroke-width="0.159cm" svg:stroke-color="#000000" draw:marker-end="Arrowheads_20_3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159cm" svg:stroke-color="#000000" draw:marker-end="Arrowheads_20_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>
      <style:graphic-properties draw:stroke="solid" svg:stroke-width="0.159cm" svg:stroke-color="#000000" draw:marker-end="Arrowheads_20_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2" style:family="graphic" style:parent-style-name="standard">
      <style:graphic-properties draw:stroke="solid" svg:stroke-width="0.159cm" svg:stroke-color="#000000" draw:marker-end="Arrowheads_20_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9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159cm" svg:stroke-color="#000000" draw:marker-end="Arrowheads_20_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159cm" svg:stroke-color="#000000" draw:marker-end="Arrowheads_20_4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159cm" svg:stroke-color="#000000" draw:marker-end="Arrowheads_20_4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9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159cm" svg:stroke-color="#000000" draw:marker-end="Arrowheads_20_4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9" style:family="graphic" style:parent-style-name="standard">
      <style:graphic-properties draw:stroke="solid" svg:stroke-width="0.159cm" svg:stroke-color="#000000" draw:marker-end="Arrowheads_20_4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159cm" svg:stroke-color="#000000" draw:marker-end="Arrowheads_20_4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solid" svg:stroke-width="0.159cm" svg:stroke-color="#000000" draw:marker-end="Arrowheads_20_4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solid" svg:stroke-width="0.159cm" svg:stroke-color="#000000" draw:marker-end="Arrowheads_20_4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 style:parent-style-name="standard">
      <style:graphic-properties draw:stroke="solid" svg:stroke-width="0.159cm" svg:stroke-color="#000000" draw:marker-end="Arrowheads_20_4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solid" svg:stroke-width="0.159cm" svg:stroke-color="#000000" draw:marker-end="Arrowheads_20_5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 style:parent-style-name="standard">
      <style:graphic-properties draw:stroke="solid" svg:stroke-width="0.15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6" style:family="graphic" style:parent-style-name="standard">
      <style:graphic-properties draw:stroke="solid" svg:stroke-width="0.159cm" svg:stroke-color="#000000" draw:marker-end="Arrowheads_20_5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7" style:family="graphic" style:parent-style-name="standard">
      <style:graphic-properties draw:stroke="solid" svg:stroke-width="0.159cm" svg:stroke-color="#000000" draw:marker-end="Arrowheads_20_5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8" style:family="graphic" style:parent-style-name="standard">
      <style:graphic-properties draw:stroke="solid" svg:stroke-width="0.159cm" svg:stroke-color="#000000" draw:marker-end="Arrowheads_20_5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9" style:family="graphic" style:parent-style-name="standard">
      <style:graphic-properties draw:stroke="solid" svg:stroke-width="0.159cm" svg:stroke-color="#000000" draw:marker-end="Arrowheads_20_5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>
      <style:graphic-properties draw:stroke="solid" svg:stroke-width="0.159cm" svg:stroke-color="#000000" draw:marker-end="Arrowheads_20_5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1" style:family="graphic" style:parent-style-name="standard">
      <style:graphic-properties draw:stroke="solid" svg:stroke-width="0.159cm" svg:stroke-color="#000000" draw:marker-end="Arrowheads_20_5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159cm" svg:stroke-color="#000000" draw:marker-end="Arrowheads_20_5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3" style:family="graphic" style:parent-style-name="standard">
      <style:graphic-properties draw:stroke="solid" svg:stroke-width="0.159cm" svg:stroke-color="#000000" draw:marker-end="Arrowheads_20_5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4" style:family="graphic" style:parent-style-name="standard">
      <style:graphic-properties draw:stroke="solid" svg:stroke-width="0.159cm" svg:stroke-color="#000000" draw:marker-end="Arrowheads_20_5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5" style:family="graphic" style:parent-style-name="standard">
      <style:graphic-properties draw:stroke="solid" svg:stroke-width="0.159cm" svg:stroke-color="#000000" draw:marker-end="Arrowheads_20_6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159cm" svg:stroke-color="#000000" draw:marker-end="Arrowheads_20_6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26cm" svg:stroke-color="#000000" draw:marker-end="Arrowheads_20_6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9" style:family="graphic" style:parent-style-name="standard">
      <style:graphic-properties draw:stroke="solid" svg:stroke-width="0.159cm" svg:stroke-color="#000000" draw:marker-end="Arrowheads_20_6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0" style:family="graphic" style:parent-style-name="standard" style:list-style-name="L9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1" style:family="graphic" style:parent-style-name="standard">
      <style:graphic-properties draw:stroke="solid" svg:stroke-width="0.159cm" svg:stroke-color="#000000" draw:marker-end="Arrowheads_20_6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2" style:family="graphic" style:parent-style-name="standard">
      <style:graphic-properties draw:stroke="solid" svg:stroke-width="0.159cm" svg:stroke-color="#000000" draw:marker-end="Arrowheads_20_6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3" style:family="graphic" style:parent-style-name="standard" style:list-style-name="L7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5" style:family="graphic" style:parent-style-name="standard">
      <style:graphic-properties draw:stroke="none" draw:fill="solid" draw:fill-color="#dbdaf2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091cm" fo:min-width="0cm" fo:padding-top="0.127cm" fo:padding-bottom="0.127cm" fo:padding-left="0.254cm" fo:padding-right="0.254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cm" draw:shadow="hidden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title">
      <style:graphic-properties draw:fill-color="#ffffff" fo:min-height="2.719cm"/>
    </style:style>
    <style:style style:name="pr6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4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wrap" draw:shadow="hidden"/>
    </style:style>
    <style:style style:name="pr9" style:family="presentation" style:parent-style-name="Default-notes">
      <style:graphic-properties draw:fill-color="#ffffff" draw:auto-grow-height="true" fo:min-height="12.001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58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8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42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89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Default-title">
      <style:graphic-properties draw:fill-color="#ffffff" fo:min-height="2.745cm"/>
    </style:style>
    <style:style style:name="pr15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1.394cm" fo:min-width="0cm" fo:padding-top="0.127cm" fo:padding-bottom="0.127cm" fo:padding-left="0.254cm" fo:padding-right="0.254cm" fo:wrap-option="wrap" draw:shadow="hidden"/>
    </style:style>
    <style:style style:name="pr16" style:family="presentation" style:parent-style-name="Default-notes">
      <style:graphic-properties draw:fill-color="#ffffff" fo:min-height="11.75cm"/>
    </style:style>
    <style:style style:name="pr1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2.414cm" fo:min-width="0cm" fo:padding-top="0.127cm" fo:padding-bottom="0.127cm" fo:padding-left="0.254cm" fo:padding-right="0.254cm" fo:wrap-option="wrap" draw:shadow="hidden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089cm" fo:min-width="0cm" fo:padding-top="0.127cm" fo:padding-bottom="0.127cm" fo:padding-left="0.254cm" fo:padding-right="0.254cm" fo:wrap-option="wrap" draw:shadow="hidden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164cm" fo:min-width="0cm" fo:padding-top="0.127cm" fo:padding-bottom="0.127cm" fo:padding-left="0.254cm" fo:padding-right="0.254cm" fo:wrap-option="wrap" draw:shadow="hidden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21cm" fo:min-width="0cm" fo:padding-top="0.127cm" fo:padding-bottom="0.127cm" fo:padding-left="0.254cm" fo:padding-right="0.254cm" fo:wrap-option="wrap" draw:shadow="hidden"/>
    </style:style>
    <style:style style:name="pr21" style:family="presentation" style:parent-style-name="Default-outline1">
      <style:graphic-properties draw:fill-color="#ffffff" fo:min-height="5.823cm"/>
    </style:style>
    <style:style style:name="pr22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wrap" draw:shadow="hidden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398cm" fo:min-width="0cm" fo:padding-top="0.127cm" fo:padding-bottom="0.127cm" fo:padding-left="0.254cm" fo:padding-right="0.254cm" fo:wrap-option="wrap" draw:shadow="hidden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589cm" fo:min-width="0cm" fo:padding-top="0.127cm" fo:padding-bottom="0.127cm" fo:padding-left="0.254cm" fo:padding-right="0.254cm" fo:wrap-option="wrap" draw:shadow="hidden"/>
    </style:style>
    <style:style style:name="pr25" style:family="presentation" style:parent-style-name="Default-outline1">
      <style:graphic-properties draw:fill-color="#ffffff" fo:min-height="10.969cm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49cm" fo:min-width="0cm" fo:padding-top="0.127cm" fo:padding-bottom="0.127cm" fo:padding-left="0.254cm" fo:padding-right="0.254cm" fo:wrap-option="wrap" draw:shadow="hidden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449cm" fo:min-width="0cm" fo:padding-top="0.127cm" fo:padding-bottom="0.127cm" fo:padding-left="0.254cm" fo:padding-right="0.254cm" fo:wrap-option="wrap" draw:shadow="hidden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39cm" fo:min-width="0cm" fo:padding-top="0.127cm" fo:padding-bottom="0.127cm" fo:padding-left="0.254cm" fo:padding-right="0.254cm" fo:wrap-option="wrap" draw:shadow="hidden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75cm" fo:min-width="0cm" fo:padding-top="0.127cm" fo:padding-bottom="0.127cm" fo:padding-left="0.254cm" fo:padding-right="0.254cm" fo:wrap-option="wrap" draw:shadow="hidden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89cm" fo:min-width="0cm" fo:padding-top="0.127cm" fo:padding-bottom="0.127cm" fo:padding-left="0.254cm" fo:padding-right="0.254cm" fo:wrap-option="wrap" draw:shadow="hidden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14cm" fo:min-width="0cm" fo:padding-top="0.127cm" fo:padding-bottom="0.127cm" fo:padding-left="0.254cm" fo:padding-right="0.254cm" fo:wrap-option="wrap" draw:shadow="hidden"/>
    </style:style>
    <style:style style:name="pr32" style:family="presentation" style:parent-style-name="Default-outline1">
      <style:graphic-properties draw:fill-color="#ffffff" fo:min-height="2.059cm"/>
    </style:style>
    <style:style style:name="pr33" style:family="presentation" style:parent-style-name="Default-outline1">
      <style:graphic-properties draw:stroke="none" draw:fill="none" fo:min-height="1.031cm"/>
    </style:style>
    <style:style style:name="pr34" style:family="presentation" style:parent-style-name="Default-outline1">
      <style:graphic-properties draw:fill-color="#ffffff" fo:min-height="2.343cm"/>
    </style:style>
    <style:style style:name="pr35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 draw:shadow-color="#808080"/>
    </style:style>
    <style:style style:name="pr36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211cm" fo:margin-bottom="0cm" fo:text-indent="0cm"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529cm" fo:margin-bottom="0cm" fo:line-height="100%" fo:text-align="center" fo:text-indent="0cm"/>
    </style:style>
    <style:style style:name="P14" style:family="paragraph">
      <style:paragraph-properties fo:margin-left="0cm" fo:margin-right="0cm" fo:margin-top="0.529cm" fo:margin-bottom="0cm" fo:line-height="100%" fo:text-indent="0cm"/>
    </style:style>
    <style:style style:name="P15" style:family="paragraph">
      <style:paragraph-properties text:enable-numbering="false" fo:margin-left="0cm" fo:margin-right="0cm" fo:margin-top="0.529cm" fo:margin-bottom="0cm" fo:line-height="100%" fo:text-align="center" fo:text-indent="0cm" style:writing-mode="lr-tb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text:enable-numbering="false" fo:margin-left="0cm" fo:margin-right="0cm" fo:line-height="100%" fo:text-align="center" fo:text-indent="0cm" style:writing-mode="lr-tb"/>
      <style:text-properties fo:font-size="24pt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text:enable-numbering="false" fo:margin-left="0cm" fo:margin-right="0cm" fo:line-height="100%" fo:text-indent="0cm" style:writing-mode="lr-tb"/>
    </style:style>
    <style:style style:name="P20" style:family="paragraph">
      <style:paragraph-properties text:enable-numbering="false" fo:margin-left="0cm" fo:margin-right="0cm" fo:line-height="100%" fo:text-indent="0cm" style:writing-mode="lr-tb"/>
      <style:text-properties fo:font-size="24pt"/>
    </style:style>
    <style:style style:name="P21" style:family="paragraph">
      <style:paragraph-properties fo:margin-left="0cm" fo:margin-right="0cm" fo:text-indent="0cm" style:text-autospace="none"/>
    </style:style>
    <style:style style:name="P22" style:family="paragraph">
      <style:paragraph-properties fo:margin-left="0cm" fo:margin-right="0cm" fo:text-indent="0cm" style:writing-mode="lr-tb"/>
      <style:text-properties fo:font-family="Arial" style:font-family-generic="swiss" style:font-pitch="variable" fo:font-size="18pt" style:font-size-asian="18pt" style:font-size-complex="18pt"/>
    </style:style>
    <style:style style:name="P23" style:family="paragraph">
      <style:paragraph-properties text:enable-numbering="false" fo:margin-left="0cm" fo:margin-right="0cm" fo:line-height="100%" fo:text-indent="0cm" style:writing-mode="lr-tb"/>
      <style:text-properties fo:font-size="18pt" style:font-size-asian="18pt" style:font-size-complex="18pt"/>
    </style:style>
    <style:style style:name="P24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9pt" style:font-size-asian="19pt" style:font-size-complex="19pt"/>
    </style:style>
    <style:style style:name="P25" style:family="paragraph">
      <style:paragraph-properties fo:margin-left="0cm" fo:margin-right="0cm" fo:line-height="100%" fo:text-indent="0cm" style:writing-mode="lr-tb"/>
    </style:style>
    <style:style style:name="P26" style:family="paragraph">
      <style:paragraph-properties fo:margin-left="0cm" fo:margin-right="0cm" fo:line-height="100%" fo:text-indent="0cm" style:writing-mode="lr-tb"/>
      <style:text-properties fo:font-family="Verdana" style:font-family-generic="swiss" style:font-pitch="variable" fo:font-size="16pt" style:font-size-asian="16pt" style:font-size-complex="16pt"/>
    </style:style>
    <style:style style:name="P27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pt" style:font-family-asian="Monospace" style:font-pitch-asian="fixed" style:font-size-asian="18pt" style:font-family-complex="Monospace" style:font-pitch-complex="fixed" style:font-size-complex="18pt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pt" style:font-size-asian="18pt" style:font-size-complex="18pt"/>
    </style:style>
    <style:style style:name="P30" style:family="paragraph">
      <style:paragraph-properties fo:margin-left="0.952cm" fo:margin-right="0cm" fo:margin-top="0.211cm" fo:margin-bottom="0cm" fo:text-indent="-0.952cm"/>
    </style:style>
    <style:style style:name="P31" style:family="paragraph">
      <style:paragraph-properties fo:margin-left="0.952cm" fo:margin-right="0cm" fo:margin-top="0.211cm" fo:margin-bottom="0cm" fo:text-indent="-0.952cm" style:writing-mode="lr-tb"/>
    </style:style>
    <style:style style:name="P32" style:family="paragraph">
      <style:text-properties fo:font-family="Verdana" style:font-family-generic="swiss" style:font-pitch="variable" fo:font-size="16pt" style:font-size-asian="16pt" style:font-size-complex="16pt"/>
    </style:style>
    <style:style style:name="P33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20pt" style:font-family-asian="Monospace" style:font-pitch-asian="fixed" style:font-size-asian="20pt" style:font-family-complex="Monospace" style:font-pitch-complex="fixed" style:font-size-complex="20pt"/>
    </style:style>
    <style:style style:name="P34" style:family="paragraph">
      <style:paragraph-properties fo:margin-left="0.952cm" fo:margin-right="0cm" fo:text-indent="-0.952cm"/>
    </style:style>
    <style:style style:name="P35" style:family="paragraph">
      <style:paragraph-properties text:enable-numbering="false" fo:margin-left="0cm" fo:margin-right="0cm" fo:text-align="end" fo:text-indent="0cm" style:writing-mode="lr-tb"/>
      <style:text-properties fo:font-size="24pt"/>
    </style:style>
    <style:style style:name="P36" style:family="paragraph">
      <style:paragraph-properties fo:margin-left="0.952cm" fo:margin-right="0cm" fo:text-indent="-0.952cm" style:writing-mode="lr-tb"/>
      <style:text-properties fo:font-weight="normal" style:font-weight-asian="normal" style:font-weight-complex="normal"/>
    </style:style>
    <style:style style:name="P37" style:family="paragraph">
      <style:paragraph-properties text:enable-numbering="true" fo:margin-left="0.952cm" fo:margin-right="0cm" fo:margin-top="0.211cm" fo:margin-bottom="0cm" fo:text-indent="-0.952cm" style:writing-mode="lr-tb"/>
    </style:style>
    <style:style style:name="P38" style:family="paragraph">
      <style:paragraph-properties fo:margin-left="0cm" fo:margin-right="0cm" fo:text-align="justify" fo:text-indent="0cm" style:text-autospace="none"/>
    </style:style>
    <style:style style:name="P39" style:family="paragraph">
      <style:paragraph-properties fo:margin-left="0cm" fo:margin-right="0cm" fo:text-align="justify" fo:text-indent="0cm" style:text-autospace="none" style:writing-mode="lr-tb"/>
      <style:text-properties fo:font-family="Arial" style:font-family-generic="swiss" style:font-pitch="variable" fo:font-size="18pt" style:font-family-asian="Monospace" style:font-size-asian="18pt" style:font-family-complex="Monospace" style:font-size-complex="18pt"/>
    </style:style>
    <style:style style:name="P40" style:family="paragraph">
      <style:paragraph-properties text:enable-numbering="true" fo:margin-left="0cm" fo:margin-right="0cm" fo:margin-top="0.211cm" fo:margin-bottom="0cm" fo:text-indent="0cm" style:writing-mode="lr-tb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2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  <style:text-properties fo:font-size="24pt"/>
    </style:style>
    <style:style style:name="P43" style:family="paragraph">
      <style:paragraph-properties text:enable-numbering="false" fo:margin-left="0cm" fo:margin-right="0cm" fo:margin-top="0.529cm" fo:margin-bottom="0cm" fo:line-height="100%" fo:text-align="center" fo:text-indent="0cm" style:writing-mode="lr-tb"/>
      <style:text-properties fo:font-size="24pt"/>
    </style:style>
    <style:style style:name="P44" style:family="paragraph">
      <style:paragraph-properties text:enable-numbering="true" fo:margin-left="0cm" fo:margin-right="0cm" fo:line-height="100%" fo:text-indent="0cm" style:writing-mode="lr-tb"/>
    </style:style>
    <style:style style:name="P4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family="Arial" style:font-family-generic="modern" style:font-pitch="variable"/>
    </style:style>
    <style:style style:name="T6" style:family="text">
      <style:text-properties fo:font-family="Arial" style:font-family-generic="modern" style:font-pitch="variable" fo:font-size="20pt" style:font-size-asian="20pt" style:font-size-complex="20pt"/>
    </style:style>
    <style:style style:name="T7" style:family="text">
      <style:text-properties fo:font-family="Arial" style:font-family-generic="modern" style:font-pitch="variable" fo:font-size="24pt"/>
    </style:style>
    <style:style style:name="T8" style:family="text">
      <style:text-properties fo:color="#ffffff" fo:font-family="Arial" style:font-family-generic="modern" style:font-pitch="variable"/>
    </style:style>
    <style:style style:name="T9" style:family="text">
      <style:text-properties fo:color="#ffffff" fo:font-family="Arial" style:font-family-generic="modern" style:font-pitch="variable" fo:language="en" fo:country="US"/>
    </style:style>
    <style:style style:name="T10" style:family="text">
      <style:text-properties fo:font-family="Arial" style:font-family-generic="modern" style:font-pitch="variable" fo:language="en" fo:country="US"/>
    </style:style>
    <style:style style:name="T11" style:family="text">
      <style:text-properties fo:color="#008080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2" style:family="text">
      <style:text-properties fo:color="#2a00f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3" style:family="text">
      <style:text-properties fo:color="#3f7f7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4" style:family="text">
      <style:text-properties fo:color="#000000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5" style:family="text">
      <style:text-properties fo:color="#7f007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6" style:family="text">
      <style:text-properties fo:font-family="Arial" style:font-family-generic="modern" style:font-pitch="variable" fo:font-size="18pt" style:font-size-asian="18pt" style:font-size-complex="18pt"/>
    </style:style>
    <style:style style:name="T17" style:family="text"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Times-Roman" style:font-family-generic-asian="roman" style:font-size-asian="16pt" style:font-style-asian="normal" style:font-weight-asian="normal" style:font-family-complex="Times-Roman" style:font-family-generic-complex="roman" style:font-size-complex="16pt" style:font-style-complex="normal" style:font-weight-complex="normal" style:text-emphasize="none" style:font-relief="none"/>
    </style:style>
    <style:style style:name="T19" style:family="text">
      <style:text-properties fo:color="#3f7f7f" fo:font-family="Arial" style:font-family-generic="modern" style:font-pitch="variable" fo:font-size="18pt" fo:language="en" fo:country="US" style:font-size-asian="18pt" style:font-size-complex="18pt"/>
    </style:style>
    <style:style style:name="T20" style:family="text">
      <style:text-properties fo:font-family="Arial" style:font-family-generic="modern" style:font-pitch="variable" fo:font-size="18pt" fo:language="en" fo:country="US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3f7f7f" fo:font-family="Arial" style:font-family-generic="modern" style:font-pitch="variable" fo:font-size="20pt" fo:language="en" fo:country="US" style:font-size-asian="20pt" style:font-size-complex="20pt"/>
    </style:style>
    <style:style style:name="T24" style:family="text">
      <style:text-properties fo:color="#7f0055" fo:font-family="Arial" style:font-family-generic="modern" style:font-pitch="variable" fo:font-size="20pt" fo:language="en" fo:country="US" style:font-size-asian="20pt" style:font-size-complex="20pt"/>
    </style:style>
    <style:style style:name="T25" style:family="text">
      <style:text-properties fo:font-family="Arial" style:font-family-generic="modern" style:font-pitch="variable" fo:font-size="20pt" fo:language="en" fo:country="US" style:font-size-asian="20pt" style:font-size-complex="20pt"/>
    </style:style>
    <style:style style:name="T26" style:family="text">
      <style:text-properties fo:color="#000000" fo:font-family="Arial" style:font-family-generic="modern" style:font-pitch="variable" fo:font-size="20pt" fo:language="en" fo:country="US" style:font-size-asian="20pt" style:font-size-complex="20pt"/>
    </style:style>
    <style:style style:name="T27" style:family="text">
      <style:text-properties fo:color="#0000c0" fo:font-family="Arial" style:font-family-generic="modern" style:font-pitch="variable" fo:font-size="20pt" fo:language="en" fo:country="US" style:font-size-asian="20pt" style:font-size-complex="20pt"/>
    </style:style>
    <style:style style:name="T28" style:family="text">
      <style:text-properties fo:color="#3f7f7f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style:font-family-asian="CourierNewPSMT" style:font-family-generic-asian="modern" style:font-pitch-asian="fixed" style:font-size-asian="16pt" style:font-style-asian="normal" style:font-family-complex="CourierNewPSMT" style:font-family-generic-complex="modern" style:font-pitch-complex="fixed" style:font-size-complex="16pt" style:font-style-complex="normal" style:text-emphasize="none" style:font-relief="none"/>
    </style:style>
    <style:style style:name="T29" style:family="text">
      <style:text-properties fo:color="#0a5287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bold" style:font-family-asian="CourierNewPS-BoldMT" style:font-family-generic-asian="modern" style:font-size-asian="16pt" style:font-style-asian="normal" style:font-weight-asian="bold" style:font-family-complex="CourierNewPS-BoldMT" style:font-family-generic-complex="modern" style:font-size-complex="16pt" style:font-style-complex="normal" style:font-weight-complex="bold" style:text-emphasize="none" style:font-relief="none"/>
    </style:style>
    <style:style style:name="T30" style:family="text">
      <style:text-properties fo:color="#535353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style:font-family-asian="CourierNewPSMT" style:font-family-generic-asian="modern" style:font-pitch-asian="fixed" style:font-size-asian="16pt" style:font-style-asian="normal" style:font-family-complex="CourierNewPSMT" style:font-family-generic-complex="modern" style:font-pitch-complex="fixed" style:font-size-complex="16pt" style:font-style-complex="normal" style:text-emphasize="none" style:font-relief="none"/>
    </style:style>
    <style:style style:name="T31" style:family="text">
      <style:text-properties fo:color="#6d6d6d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style:font-family-asian="CourierNewPSMT" style:font-family-generic-asian="modern" style:font-pitch-asian="fixed" style:font-size-asian="16pt" style:font-style-asian="normal" style:font-family-complex="CourierNewPSMT" style:font-family-generic-complex="modern" style:font-pitch-complex="fixed" style:font-size-complex="16pt" style:font-style-complex="normal" style:text-emphasize="none" style:font-relief="none"/>
    </style:style>
    <style:style style:name="T32" style:family="text">
      <style:text-properties fo:color="#0000ff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style:font-family-asian="CourierNewPSMT" style:font-family-generic-asian="modern" style:font-pitch-asian="fixed" style:font-size-asian="16pt" style:font-style-asian="normal" style:font-family-complex="CourierNewPSMT" style:font-family-generic-complex="modern" style:font-pitch-complex="fixed" style:font-size-complex="16pt" style:font-style-complex="normal" style:text-emphasize="none" style:font-relief="none"/>
    </style:style>
    <style:style style:name="T33" style:family="text">
      <style:text-properties fo:color="#3f7f7f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4" style:family="text">
      <style:text-properties fo:color="#4c4c4c" fo:font-family="Arial" style:font-family-generic="swiss" style:font-pitch="variable" fo:font-size="18pt" fo:language="en" fo:country="US" fo:font-style="italic" style:font-family-asian="Monospace" style:font-pitch-asian="fixed" style:font-size-asian="18pt" style:font-style-asian="italic" style:font-family-complex="Monospace" style:font-pitch-complex="fixed" style:font-size-complex="18pt" style:font-style-complex="italic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6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7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8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39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/>
    </style:style>
    <style:style style:name="T40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41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43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44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5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46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47" style:family="text">
      <style:text-properties fo:font-size="20pt" fo:language="en" fo:country="US" style:font-size-asian="20pt" style:font-size-complex="20pt"/>
    </style:style>
    <style:style style:name="T48" style:family="text">
      <style:text-properties fo:color="#0000c0" fo:font-size="20pt" fo:language="en" fo:country="US" style:font-size-asian="20pt" style:font-size-complex="20pt"/>
    </style:style>
    <style:style style:name="T49" style:family="text">
      <style:text-properties fo:color="#0000ff" fo:language="en" fo:country="US"/>
    </style:style>
    <style:style style:name="T50" style:family="text">
      <style:text-properties fo:font-family="Verdana" style:font-family-generic="swiss" style:font-pitch="variable" fo:font-size="16pt" style:font-size-asian="16pt" style:font-size-complex="16pt"/>
    </style:style>
    <style:style style:name="T51" style:family="text">
      <style:text-properties fo:language="en" fo:country="US" fo:font-style="italic" style:font-style-asian="italic" style:font-style-complex="italic"/>
    </style:style>
    <style:style style:name="T52" style:family="text">
      <style:text-properties fo:language="en" fo:country="US" fo:font-style="normal" style:font-style-asian="normal" style:font-style-complex="normal"/>
    </style:style>
    <style:style style:name="T53" style:family="text">
      <style:text-properties fo:color="#008080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54" style:family="text">
      <style:text-properties fo:color="#3f7f7f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55" style:family="text">
      <style:text-properties fo:color="#000000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56" style:family="text">
      <style:text-properties fo:color="#00808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57" style:family="text">
      <style:text-properties fo:color="#3f7f7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58" style:family="text">
      <style:text-properties fo:color="#7f007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59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60" style:family="text">
      <style:text-properties fo:color="#2a00f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61" style:family="text">
      <style:text-properties fo:color="#427531" fo:font-family="Arial" style:font-family-generic="modern" style:font-pitch="variabl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color="#bf5f3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64" style:family="text">
      <style:text-properties fo:color="#7f0055" fo:font-family="Arial" style:font-family-generic="modern" style:font-pitch="variable" fo:font-size="18pt" fo:language="en" fo:country="US" style:font-size-asian="18pt" style:font-size-complex="18pt"/>
    </style:style>
    <style:style style:name="T65" style:family="text">
      <style:text-properties fo:color="#000000" fo:font-family="Arial" style:font-family-generic="modern" style:font-pitch="variable" fo:font-size="18pt" fo:language="en" fo:country="US" style:font-size-asian="18pt" style:font-size-complex="18pt"/>
    </style:style>
    <style:style style:name="T66" style:family="text">
      <style:text-properties fo:color="#0000c0" fo:font-family="Arial" style:font-family-generic="modern" style:font-pitch="variable" fo:font-size="18pt" fo:language="en" fo:country="US" style:font-size-asian="18pt" style:font-size-complex="18pt"/>
    </style:style>
    <style:style style:name="T67" style:family="text">
      <style:text-properties fo:font-family="Arial" style:font-family-generic="modern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68" style:family="text">
      <style:text-properties fo:color="#7f007f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69" style:family="text">
      <style:text-properties fo:color="#2a00ff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70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Monospace" style:font-size-asian="18pt" style:font-style-asian="normal" style:font-weight-asian="bold" style:font-family-complex="Monospace" style:font-size-complex="18pt" style:font-style-complex="normal" style:font-weight-complex="bold" style:text-emphasize="none" style:font-relief="none"/>
    </style:style>
    <style:style style:name="T71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Monospace" style:font-size-asian="18pt" style:font-style-asian="normal" style:font-weight-asian="bold" style:font-family-complex="Monospace" style:font-size-complex="18pt" style:font-style-complex="normal" style:font-weight-complex="bold" style:text-emphasize="none" style:font-relief="none"/>
    </style:style>
    <style:style style:name="T72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size-asian="18pt" style:font-style-asian="normal" style:font-weight-asian="normal" style:font-family-complex="Monospace" style:font-size-complex="18pt" style:font-style-complex="normal" style:font-weight-complex="normal" style:text-emphasize="none" style:font-relief="none"/>
    </style:style>
    <style:style style:name="T73" style:family="text">
      <style:text-properties fo:color="#7f0055" fo:font-family="Arial" style:font-family-generic="swiss" style:font-pitch="variable" fo:font-size="18pt" fo:language="en" fo:country="US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74" style:family="text">
      <style:text-properties fo:color="#646464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75" style:family="text">
      <style:text-properties fo:color="#47562c" fo:font-family="Arial" style:font-family-generic="swiss" style:font-pitch="variable" fo:font-size="24pt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76" style:family="text">
      <style:text-properties fo:font-family="Arial" style:font-family-generic="modern" style:font-pitch="variable" fo:font-size="24pt" fo:language="en" fo:country="US"/>
    </style:style>
    <style:style style:name="T77" style:family="text">
      <style:text-properties fo:color="#ffffff" fo:font-family="Arial" style:font-family-generic="modern" style:font-pitch="variable" fo:font-size="24pt"/>
    </style:style>
    <style:style style:name="T78" style:family="text">
      <style:text-properties fo:color="#ffffff" fo:font-family="Arial" style:font-family-generic="modern" style:font-pitch="variable" fo:font-size="24pt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79" style:family="text">
      <style:text-properties fo:color="#ffffff" fo:font-family="Arial" style:font-family-generic="swiss" style:font-pitch="variable" fo:font-size="24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80" style:family="text">
      <style:text-properties fo:color="#ffffff" fo:font-family="Arial" style:font-family-generic="modern" style:font-pitch="variable" fo:font-size="20pt" fo:language="en" fo:country="US" style:font-size-asian="20pt" style:font-size-complex="20pt"/>
    </style:style>
    <style:style style:name="T81" style:family="text">
      <style:text-properties fo:font-family="Arial" style:font-family-generic="modern" style:font-pitch="variable" fo:font-size="16pt" style:font-size-asian="16pt" style:font-size-complex="16pt"/>
    </style:style>
    <style:style style:name="T82" style:family="text">
      <style:text-properties fo:color="#427531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color="#ff0000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85" style:family="text">
      <style:text-properties fo:color="#ff0000" fo:font-family="Arial" style:font-family-generic="modern" style:font-pitch="variable" fo:font-size="88pt" fo:font-weight="bold" style:font-size-asian="88pt" style:font-weight-asian="bold" style:font-size-complex="88pt" style:font-weight-complex="bold"/>
    </style:style>
    <style:style style:name="T86" style:family="text">
      <style:text-properties fo:font-family="Arial" style:font-family-generic="modern" style:font-pitch="variable" fo:font-size="22pt" style:font-size-asian="22pt" style:font-size-complex="22pt"/>
    </style:style>
    <style:style style:name="T87" style:family="text">
      <style:text-properties fo:font-family="Arial" style:font-family-generic="modern" style:font-pitch="variable" fo:font-size="16pt" fo:language="en" fo:country="US" style:font-size-asian="16pt" style:font-size-complex="16pt"/>
    </style:style>
    <style:style style:name="T88" style:family="text">
      <style:text-properties fo:color="#427531" fo:font-family="Arial" style:font-family-generic="moder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89" style:family="text">
      <style:text-properties fo:color="#427531" fo:font-family="Arial" style:font-family-generic="modern" style:font-pitch="variable" fo:font-size="16pt" fo:language="en" fo:country="US" style:font-size-asian="16pt" style:font-size-complex="16pt"/>
    </style:style>
    <style:style style:name="T90" style:family="text">
      <style:text-properties fo:color="#ff0000" fo:font-family="Arial" style:font-family-generic="moder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91" style:family="text">
      <style:text-properties fo:color="#ff0000" fo:font-family="Arial" style:font-family-generic="modern" style:font-pitch="variable" fo:font-size="16pt" fo:language="en" fo:country="US" style:font-size-asian="16pt" style:font-size-complex="16pt"/>
    </style:style>
    <style:style style:name="T92" style:family="text">
      <style:text-properties fo:color="#ff0000" fo:font-family="Arial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93" style:family="text">
      <style:text-properties fo:color="#ff0000" fo:font-family="Arial" style:font-family-generic="modern" style:font-pitch="variable" fo:font-size="80pt" fo:font-weight="bold" style:font-size-asian="80pt" style:font-weight-asian="bold" style:font-size-complex="80pt" style:font-weight-complex="bold"/>
    </style:style>
    <style:style style:name="T94" style:family="text">
      <style:text-properties fo:color="#000000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000000" fo:font-family="Verdana" style:font-family-generic="swiss" style:font-pitch="variable" fo:font-size="18pt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96" style:family="text">
      <style:text-properties fo:color="#000000" fo:font-family="Verdana" style:font-family-generic="swiss" style:font-pitch="variable" fo:font-size="18pt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7" style:family="text">
      <style:text-properties fo:color="#000000" fo:font-family="Verdana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8" style:family="text">
      <style:text-properties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99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/>
    </style:style>
    <style:style style:name="T10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style:font-family-asian="Monospace" style:font-pitch-asian="fixed" style:font-size-asian="18pt" style:font-style-asian="normal" style:font-family-complex="Monospace" style:font-pitch-complex="fixed" style:font-size-complex="18pt" style:font-style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modern" style:font-pitch="variable" fo:color="#427531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moder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draw:page draw:name="Web Application Security with Spr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45cm" svg:x="1.826cm" svg:y="5.683cm" presentation:class="title" presentation:user-transformed="true">
          <draw:text-box>
            <text:p text:style-name="P1"><text:span text:style-name="T1">Web Application Security with Spring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Addressing Common Web Application Security Requirements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2cm" svg:x="3.492cm" svg:y="2.001cm" draw:page-number="1" presentation:class="page"/>
          <draw:frame presentation:style-name="pr3" draw:text-style-name="P6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5cm" svg:y="4.057cm" presentation:class="outline" presentation:user-transformed="true">
          <draw:text-box>
            <text:list text:style-name="L4">
              <text:list-item>
                <text:p text:style-name="P7"><text:span text:style-name="T3">High-Level Security Overview</text:span></text:p>
              </text:list-item>
              <text:list-item>
                <text:p text:style-name="P7">Motivations of Spring Security</text:p>
              </text:list-item>
              <text:list-item>
                <text:p text:style-name="P7">Spring Security in a Web Environment</text:p>
              </text:list-item>
              <text:list-item>
                <text:p text:style-name="P7">Configuring Web Authentication</text:p>
              </text:list-item>
              <text:list-item>
                <text:p text:style-name="P7">Using Spring Security's Tag Libraries</text:p>
              </text:list-item>
              <text:list-item>
                <text:p text:style-name="P7">Method Security</text:p>
              </text:list-item>
              <text:list-item>
                <text:p text:style-name="P7">Advanced Security: Working with Filters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46cm" presentation:class="title" presentation:user-transformed="true">
          <draw:text-box>
            <text:p text:style-name="P6">Topics in this Session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curity Concepts" draw:style-name="dp1" draw:master-page-name="Default">
        <office:forms form:automatic-focus="false" form:apply-design-mode="false"/>
        <draw:frame presentation:style-name="pr7" draw:text-style-name="P8" draw:layer="layout" svg:width="21.855cm" svg:height="12.278cm" svg:x="1.746cm" svg:y="4.058cm" presentation:class="outline" presentation:user-transformed="true">
          <draw:text-box>
            <text:list text:style-name="L4">
              <text:list-item>
                <text:p text:style-name="P7">Principal</text:p>
                <text:list>
                  <text:list-item>
                    <text:p text:style-name="P9">User, device or system that performs an action</text:p>
                  </text:list-item>
                </text:list>
              </text:list-item>
              <text:list-item>
                <text:p text:style-name="P7">Authentication</text:p>
                <text:list>
                  <text:list-item>
                    <text:p text:style-name="P9">Establishing that a principal’s credentials are valid</text:p>
                  </text:list-item>
                </text:list>
              </text:list-item>
              <text:list-item>
                <text:p text:style-name="P7">Authorization</text:p>
                <text:list>
                  <text:list-item>
                    <text:p text:style-name="P9">Deciding if a principal is allowed to perform an action</text:p>
                  </text:list-item>
                </text:list>
              </text:list-item>
              <text:list-item>
                <text:p text:style-name="P6">Secured item</text:p>
                <text:list>
                  <text:list-item>
                    <text:p text:style-name="P6">Resource that is being secured</text:p>
                  </text:list-item>
                </text:list>
              </text:list-item>
              <text:list-item>
                <text:p>Role</text:p>
                <text:list>
                  <text:list-item>
                    <text:p>A group of principals sharing a common set of authorization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7.476cm" svg:height="2.719cm" svg:x="0.958cm" svg:y="0.247cm" presentation:class="title" presentation:user-transformed="true">
          <draw:text-box>
            <text:p text:style-name="P6">Security Concepts</text:p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0"><text:span text:style-name="T4">Add Securable item here!</text:span></text:p>
            </draw:text-box>
          </draw:frame>
        </presentation:notes>
      </draw:page>
      <draw:page draw:name="Authentication" draw:style-name="dp1" draw:master-page-name="Default">
        <office:forms form:automatic-focus="false" form:apply-design-mode="false"/>
        <draw:frame presentation:style-name="pr5" draw:text-style-name="P6" draw:layer="layout" svg:width="17.476cm" svg:height="2.719cm" svg:x="0.957cm" svg:y="0.247cm" presentation:class="title" presentation:user-transformed="true">
          <draw:text-box>
            <text:p text:style-name="P6">Authentication</text:p>
          </draw:text-box>
        </draw:frame>
        <draw:frame presentation:style-name="pr4" draw:text-style-name="P8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7">There are many authentication mechanisms</text:p>
                <text:list>
                  <text:list-item>
                    <text:p text:style-name="P9">e.g. Basic, digest, form, X.509</text:p>
                  </text:list-item>
                </text:list>
              </text:list-item>
              <text:list-item>
                <text:p text:style-name="P7">There are many storage options for credential and authorization information</text:p>
                <text:list>
                  <text:list-item>
                    <text:p text:style-name="P9">e.g. Database, LDAP, in-memory (develop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4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uthorization" draw:style-name="dp1" draw:master-page-name="Default">
        <office:forms form:automatic-focus="false" form:apply-design-mode="false"/>
        <draw:frame presentation:style-name="pr5" draw:text-style-name="P6" draw:layer="layout" svg:width="17.476cm" svg:height="2.719cm" svg:x="0.957cm" svg:y="0.249cm" presentation:class="title" presentation:user-transformed="true">
          <draw:text-box>
            <text:p text:style-name="P6">Authorization</text:p>
          </draw:text-box>
        </draw:frame>
        <draw:frame presentation:style-name="pr10" draw:text-style-name="P11" draw:layer="layout" svg:width="21.855cm" svg:height="7.843cm" svg:x="1.746cm" svg:y="4.059cm" presentation:class="outline" presentation:user-transformed="true">
          <draw:text-box>
            <text:list text:style-name="L4">
              <text:list-item>
                <text:p text:style-name="P7">Authorization depends on authentication</text:p>
                <text:list>
                  <text:list-item>
                    <text:p text:style-name="P9">Before deciding if a user can perform an action, user identity must be established</text:p>
                  </text:list-item>
                </text:list>
              </text:list-item>
              <text:list-item>
                <text:p text:style-name="P7">The decision process is often based on roles</text:p>
                <text:list>
                  <text:list-item>
                    <text:p text:style-name="P9">ADMIN can cancel orders</text:p>
                  </text:list-item>
                  <text:list-item>
                    <text:p text:style-name="P9">MEMBER can place orders</text:p>
                  </text:list-item>
                  <text:list-item>
                    <text:p text:style-name="P9">GUEST can browse the cata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5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5cm" svg:y="4.057cm" presentation:class="outline" presentation:user-transformed="true">
          <draw:text-box>
            <text:list text:style-name="L4">
              <text:list-item>
                <text:p text:style-name="P7">High-Level Security Overview</text:p>
              </text:list-item>
              <text:list-item>
                <text:p text:style-name="P7"><text:span text:style-name="T3">Motivations of Spring Security</text:span></text:p>
              </text:list-item>
              <text:list-item>
                <text:p text:style-name="P7">Spring Security in a Web Environment</text:p>
              </text:list-item>
              <text:list-item>
                <text:p text:style-name="P7">Configuring Web Authentication</text:p>
              </text:list-item>
              <text:list-item>
                <text:p text:style-name="P7">Using Spring Security's Tag Libraries</text:p>
              </text:list-item>
              <text:list-item>
                <text:p text:style-name="P7">Method Security</text:p>
              </text:list-item>
              <text:list-item>
                <text:p text:style-name="P7">Advanced Security: Working with Filters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47cm" presentation:class="title" presentation:user-transformed="true">
          <draw:text-box>
            <text:p text:style-name="P6">Topics in this Session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Portability" draw:style-name="dp1" draw:master-page-name="Default">
        <office:forms form:automatic-focus="false" form:apply-design-mode="false"/>
        <draw:frame presentation:style-name="pr11" draw:text-style-name="P11" draw:layer="layout" svg:width="21.855cm" svg:height="13.741cm" svg:x="1.747cm" svg:y="4.058cm" presentation:class="outline" presentation:user-transformed="true">
          <draw:text-box>
            <text:list text:style-name="L4">
              <text:list-item>
                <text:p text:style-name="P7">Security based on the official servlet specification is not portable</text:p>
                <text:list>
                  <text:list-item>
                    <text:p text:style-name="P9">Requires container specific adapters and role mappings</text:p>
                    <text:list>
                      <text:list-item>
                        <text:p>“The servlet specification leaves enough security details unspecified that servlet containers must fill in the gaps with nonportable functionality”</text:p>
                        <text:list>
                          <text:list-item>
                            <text:p><text:a xlink:href="http://www.informit.com/articles/article.aspx?p=24253">http://www.informit.com/articles/article.aspx?p=24253</text:a></text:p>
                          </text:list-item>
                        </text:list>
                      </text:list-item>
                    </text:list>
                  </text:list-item>
                  <text:list-item>
                    <text:p>What if you are doing authentication in the business tier?</text:p>
                  </text:list-item>
                  <text:list-item>
                    <text:p>What if you are doing principal based authentication?</text:p>
                  </text:list-item>
                </text:list>
              </text:list-item>
              <text:list-item>
                <text:p text:style-name="P7">Spring Security is portable across containers</text:p>
                <text:list>
                  <text:list-item>
                    <text:p text:style-name="P9">Secured archive (e.g. WAR) can be deployed as-is</text:p>
                  </text:list-item>
                  <text:list-item>
                    <text:p text:style-name="P9">Also runs in standalone environment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7.476cm" svg:height="2.719cm" svg:x="0.957cm" svg:y="0.248cm" presentation:class="title" presentation:user-transformed="true">
          <draw:text-box>
            <text:p text:style-name="P6">Motivations: Portability</text:p>
          </draw:text-box>
        </draw:frame>
        <presentation:notes draw:style-name="dp2">
          <draw:page-thumbnail draw:style-name="gr2" draw:layer="layout" svg:width="13.335cm" svg:height="10.002cm" svg:x="3.492cm" svg:y="2.001cm" draw:page-number="7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Flexibility" draw:style-name="dp1" draw:master-page-name="Default">
        <office:forms form:automatic-focus="false" form:apply-design-mode="false"/>
        <draw:frame presentation:style-name="pr12" draw:text-style-name="P11" draw:layer="layout" svg:width="21.855cm" svg:height="11.196cm" svg:x="1.747cm" svg:y="4.058cm" presentation:class="outline" presentation:user-transformed="true">
          <draw:text-box>
            <text:list text:style-name="L4">
              <text:list-item>
                <text:p text:style-name="P7"><text:span text:style-name="T4">Supports all common authentication mechanisms</text:span></text:p>
                <text:list>
                  <text:list-item>
                    <text:p text:style-name="P9"><text:span text:style-name="T4">Basic, Form, X.509, Cookies, Single-Sign-On, etc.</text:span></text:p>
                  </text:list-item>
                </text:list>
              </text:list-item>
              <text:list-item>
                <text:p text:style-name="P7"><text:span text:style-name="T4">Provides configurable storage options for user details (credentials and authorities)</text:span></text:p>
                <text:list>
                  <text:list-item>
                    <text:p text:style-name="P9"><text:span text:style-name="T4">RDBMS, LDAP, Properties file, custom DAOs, etc.</text:span></text:p>
                  </text:list-item>
                </text:list>
              </text:list-item>
              <text:list-item>
                <text:p text:style-name="P7"><text:span text:style-name="T4">Uses Spring for configuration</text:span></text:p>
                <text:list>
                  <text:list-item>
                    <text:p><text:span text:style-name="T4">Builds on the features you already know</text:span></text:p>
                  </text:list-item>
                </text:list>
              </text:list-item>
              <text:list-item>
                <text:p text:style-name="P7"><text:span text:style-name="T4">Provides support for both programmatic and declarative security</text:span>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49cm" presentation:class="title" presentation:user-transformed="true">
          <draw:text-box>
            <text:p text:style-name="P6">Motivations: Flexibility</text:p>
          </draw:text-box>
        </draw:frame>
        <presentation:notes draw:style-name="dp2">
          <draw:page-thumbnail draw:style-name="gr2" draw:layer="layout" svg:width="13.335cm" svg:height="10.002cm" svg:x="3.492cm" svg:y="2.001cm" draw:page-number="8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Extensibility" draw:style-name="dp1" draw:master-page-name="Default">
        <office:forms form:automatic-focus="false" form:apply-design-mode="false"/>
        <draw:frame presentation:style-name="pr13" draw:text-style-name="P11" draw:layer="layout" svg:width="21.855cm" svg:height="9.843cm" svg:x="1.746cm" svg:y="4.058cm" presentation:class="outline" presentation:user-transformed="true">
          <draw:text-box>
            <text:list text:style-name="L4">
              <text:list-item>
                <text:p text:style-name="P7">Security requirements often require customization</text:p>
              </text:list-item>
              <text:list-item>
                <text:p text:style-name="P7">With Spring Security, all of the following are extensible</text:p>
                <text:list>
                  <text:list-item>
                    <text:p text:style-name="P9">How a principal is represented</text:p>
                  </text:list-item>
                  <text:list-item>
                    <text:p text:style-name="P9">Where authentication information is stored</text:p>
                  </text:list-item>
                  <text:list-item>
                    <text:p text:style-name="P9">The criteria by which authorization decisions are made</text:p>
                  </text:list-item>
                  <text:list-item>
                    <text:p text:style-name="P9">Where security constraints are stored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7.476cm" svg:height="2.719cm" svg:x="0.957cm" svg:y="0.25cm" presentation:class="title" presentation:user-transformed="true">
          <draw:text-box>
            <text:p text:style-name="P6">Motivations: Extensibility</text:p>
          </draw:text-box>
        </draw:frame>
        <presentation:notes draw:style-name="dp2">
          <draw:page-thumbnail draw:style-name="gr2" draw:layer="layout" svg:width="13.335cm" svg:height="10.002cm" svg:x="3.492cm" svg:y="2.001cm" draw:page-number="9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Separation of Concerns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5cm" svg:y="4.057cm" presentation:class="outline" presentation:user-transformed="true">
          <draw:text-box>
            <text:list text:style-name="L4">
              <text:list-item>
                <text:p text:style-name="P7">Business logic is decoupled from security concerns</text:p>
                <text:list>
                  <text:list-item>
                    <text:p text:style-name="P9">Leverages Servlet Filters and Spring AOP for an interceptor-based approach</text:p>
                  </text:list-item>
                </text:list>
              </text:list-item>
              <text:list-item>
                <text:p text:style-name="P7">Authentication and Authorization are decoupled</text:p>
                <text:list>
                  <text:list-item>
                    <text:p text:style-name="P9">Changes to the authentication process have no impact on authorization</text:p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17.476cm" svg:height="2.745cm" svg:x="0.957cm" svg:y="0.238cm" presentation:class="title" presentation:user-transformed="true">
          <draw:text-box>
            <text:p text:style-name="P6">Motivations: Separation of Concerns</text:p>
          </draw:text-box>
        </draw:frame>
        <presentation:notes draw:style-name="dp2">
          <draw:page-thumbnail draw:style-name="gr2" draw:layer="layout" svg:width="13.335cm" svg:height="10.002cm" svg:x="3.492cm" svg:y="2.001cm" draw:page-number="10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Consistency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7">The goal of authentication is always the same regardless of the mechanism</text:p>
                <text:list>
                  <text:list-item>
                    <text:p text:style-name="P9">Establish a security context with the authenticated principal’s information</text:p>
                  </text:list-item>
                </text:list>
              </text:list-item>
              <text:list-item>
                <text:p text:style-name="P7">The process of authorization is always the same regardless of resource type</text:p>
                <text:list>
                  <text:list-item>
                    <text:p text:style-name="P9">Consult the attributes of the secured resource</text:p>
                  </text:list-item>
                  <text:list-item>
                    <text:p text:style-name="P9">Obtain principal information from security context</text:p>
                  </text:list-item>
                  <text:list-item>
                    <text:p text:style-name="P9">Grant or deny acces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7.476cm" svg:height="2.719cm" svg:x="0.957cm" svg:y="0.252cm" presentation:class="title" presentation:user-transformed="true">
          <draw:text-box>
            <text:p text:style-name="P6">Motivations: Consistency</text:p>
          </draw:text-box>
        </draw:frame>
        <presentation:notes draw:style-name="dp2">
          <draw:page-thumbnail draw:style-name="gr2" draw:layer="layout" svg:width="13.335cm" svg:height="10.002cm" svg:x="3.492cm" svg:y="2.001cm" draw:page-number="11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Security: the Big Picture" draw:style-name="dp1" draw:master-page-name="Default">
        <office:forms form:automatic-focus="false" form:apply-design-mode="false"/>
        <draw:line draw:name="Line 51" draw:style-name="gr3" draw:text-style-name="P12" draw:layer="layout" svg:x1="0.001cm" svg:y1="13.124cm" svg:x2="15.029cm" svg:y2="13.124cm">
          <text:p/>
        </draw:line>
        <draw:g draw:name="Group 4">
          <draw:custom-shape draw:name="Text Box 5" draw:style-name="gr4" draw:text-style-name="P15" draw:layer="layout" svg:width="8.89cm" svg:height="2.678cm" svg:x="6.351cm" svg:y="11.431cm">
            <text:p text:style-name="P13"><text:span text:style-name="T5">Security Context</text:span></text:p>
            <text:p text:style-name="P14"><text:span text:style-name="T5"/></text:p>
            <draw:enhanced-geometry svg:viewBox="0 0 21600 21600" draw:type="mso-spt202" draw:enhanced-path="M 0 0 L 21600 0 21600 21600 0 21600 0 0 Z N"/>
          </draw:custom-shape>
          <draw:custom-shape draw:name="Rectangle 6" draw:style-name="gr5" draw:text-style-name="P5" draw:layer="layout" svg:width="7.62cm" svg:height="2.117cm" svg:x="6.986cm" svg:y="12.701cm">
            <text:p text:style-name="P16"><text:span text:style-name="T6">Authentication</text:span></text:p>
            <text:p text:style-name="P16"><text:span text:style-name="T6">(Principal + Authorities)</text:span></text:p>
            <draw:enhanced-geometry svg:viewBox="0 0 21600 21600" draw:type="rectangle" draw:enhanced-path="M 0 0 L 21600 0 21600 21600 0 21600 0 0 Z N"/>
          </draw:custom-shape>
        </draw:g>
        <draw:custom-shape draw:name="Rectangle 7" draw:style-name="gr6" draw:text-style-name="P17" draw:layer="layout" svg:width="5.292cm" svg:height="2.329cm" svg:x="19.474cm" svg:y="11.854cm">
          <text:p text:style-name="P16"><text:span text:style-name="T7">Secured</text:span></text:p>
          <text:p text:style-name="P16"><text:span text:style-name="T7">Resource</text:span></text:p>
          <draw:enhanced-geometry svg:viewBox="0 0 21600 21600" draw:type="rectangle" draw:enhanced-path="M 0 0 L 21600 0 21600 21600 0 21600 0 0 Z N"/>
        </draw:custom-shape>
        <draw:g draw:name="Group 8">
          <draw:custom-shape draw:name="Rectangle 9" draw:style-name="gr7" draw:text-style-name="P5" draw:layer="layout" svg:width="5.926cm" svg:height="2.328cm" svg:x="0.848cm" svg:y="4.869cm">
            <text:p text:style-name="P16"><text:span text:style-name="T8">Authentication</text:span></text:p>
            <text:p text:style-name="P16"><text:span text:style-name="T8">Manager</text:span></text:p>
            <draw:enhanced-geometry svg:viewBox="0 0 21600 21600" draw:type="rectangle" draw:enhanced-path="M 0 0 L 21600 0 21600 21600 0 21600 0 0 Z N"/>
          </draw:custom-shape>
          <draw:line draw:name="Line 10" draw:style-name="gr8" draw:text-style-name="P12" draw:layer="layout" svg:x1="4.234cm" svg:y1="7.197cm" svg:x2="6.563cm" svg:y2="11.43cm">
            <text:p/>
          </draw:line>
          <draw:custom-shape draw:name="Text Box 11" draw:style-name="gr9" draw:text-style-name="P19" draw:layer="layout" svg:width="3.558cm" svg:height="1.048cm" svg:x="1.092cm" svg:y="7.832cm">
            <text:p text:style-name="P18"><text:span text:style-name="T6">populates</text:span></text:p>
            <draw:enhanced-geometry svg:viewBox="0 0 21600 21600" draw:type="mso-spt202" draw:enhanced-path="M 0 0 L 21600 0 21600 21600 0 21600 0 0 Z N"/>
          </draw:custom-shape>
        </draw:g>
        <draw:custom-shape draw:name="Text Box 12" draw:style-name="gr9" draw:text-style-name="P20" draw:layer="layout" svg:width="3.52cm" svg:height="1.835cm" svg:x="1.698cm" svg:y="12.166cm">
          <text:p text:style-name="P18"><text:span text:style-name="T6">thread of</text:span></text:p>
          <text:p text:style-name="P18"><text:span text:style-name="T6">execution</text:span></text:p>
          <draw:enhanced-geometry svg:viewBox="0 0 21600 21600" draw:type="mso-spt202" draw:enhanced-path="M 0 0 L 21600 0 21600 21600 0 21600 0 0 Z N"/>
        </draw:custom-shape>
        <draw:g draw:name="Group 35">
          <draw:line draw:name="Line 19" draw:style-name="gr8" draw:text-style-name="P12" draw:layer="layout" svg:x1="16.933cm" svg:y1="6.351cm" svg:x2="13.538cm" svg:y2="11.431cm">
            <text:p/>
          </draw:line>
          <draw:custom-shape draw:name="Text Box 20" draw:style-name="gr9" draw:text-style-name="P19" draw:layer="layout" svg:width="2.775cm" svg:height="1.048cm" svg:x="12.882cm" svg:y="7.621cm">
            <text:p text:style-name="P18"><text:span text:style-name="T6">obtains</text:span></text:p>
            <draw:enhanced-geometry svg:viewBox="0 0 21600 21600" draw:type="mso-spt202" draw:enhanced-path="M 0 0 L 21600 0 21600 21600 0 21600 0 0 Z N"/>
          </draw:custom-shape>
        </draw:g>
        <draw:g draw:name="Group 49">
          <draw:custom-shape draw:name="Rectangle 22" draw:style-name="gr7" draw:text-style-name="P5" draw:layer="layout" svg:width="6.35cm" svg:height="2.328cm" svg:x="7.198cm" svg:y="4.869cm">
            <text:p text:style-name="P16"><text:span text:style-name="T9">AccessDecision</text:span></text:p>
            <text:p text:style-name="P16"><text:span text:style-name="T9">Manager</text:span></text:p>
            <draw:enhanced-geometry svg:viewBox="0 0 21600 21600" draw:type="rectangle" draw:enhanced-path="M 0 0 L 21600 0 21600 21600 0 21600 0 0 Z N"/>
          </draw:custom-shape>
          <draw:line draw:name="Line 23" draw:style-name="gr8" draw:text-style-name="P12" draw:layer="layout" svg:x1="16.934cm" svg:y1="6.139cm" svg:x2="13.548cm" svg:y2="6.139cm">
            <text:p/>
          </draw:line>
          <draw:custom-shape draw:name="Text Box 24" draw:style-name="gr9" draw:text-style-name="P19" draw:layer="layout" svg:width="3.558cm" svg:height="1.048cm" svg:x="13.554cm" svg:y="5.036cm">
            <text:p text:style-name="P18"><text:span text:style-name="T6">delegates</text:span></text:p>
            <draw:enhanced-geometry svg:viewBox="0 0 21600 21600" draw:type="mso-spt202" draw:enhanced-path="M 0 0 L 21600 0 21600 21600 0 21600 0 0 Z N"/>
          </draw:custom-shape>
        </draw:g>
        <draw:g draw:name="Group 32">
          <draw:custom-shape draw:name="AutoShape 26" draw:style-name="gr10" draw:text-style-name="P5" draw:layer="layout" svg:width="4.233cm" svg:height="2.116cm" draw:transform="rotate (3.1415926535892) translate (24.617cm 10.328cm)">
            <text:p text:style-name="P16"><text:span text:style-name="T10">Config</text:span></text:p>
            <text:p text:style-name="P16"><text:span text:style-name="T10">Attributes</text:span></text:p>
            <draw:enhanced-geometry draw:text-rotate-angle="-180"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name="Line 27" draw:style-name="gr8" draw:text-style-name="P12" draw:layer="layout" svg:x1="22.713cm" svg:y1="11.007cm" svg:x2="22.713cm" svg:y2="11.853cm">
            <text:p/>
          </draw:line>
          <draw:custom-shape draw:name="Text Box 28" draw:style-name="gr9" draw:text-style-name="P19" draw:layer="layout" svg:width="3.52cm" svg:height="1.048cm" svg:x="20.814cm" svg:y="10.116cm">
            <text:p text:style-name="P18"><text:span text:style-name="T6">describes</text:span></text:p>
            <draw:enhanced-geometry svg:viewBox="0 0 21600 21600" draw:type="mso-spt202" draw:enhanced-path="M 0 0 L 21600 0 21600 21600 0 21600 0 0 Z N"/>
          </draw:custom-shape>
        </draw:g>
        <draw:g draw:name="Group 34">
          <draw:line draw:name="Line 30" draw:style-name="gr8" draw:text-style-name="P12" draw:layer="layout" svg:x1="22.861cm" svg:y1="7.198cm" svg:x2="22.861cm" svg:y2="8.256cm">
            <text:p/>
          </draw:line>
          <draw:custom-shape draw:name="Text Box 31" draw:style-name="gr9" draw:text-style-name="P19" draw:layer="layout" svg:width="3.089cm" svg:height="1.048cm" svg:x="21.249cm" svg:y="6.307cm">
            <text:p text:style-name="P18"><text:span text:style-name="T6">consults</text:span></text:p>
            <draw:enhanced-geometry svg:viewBox="0 0 21600 21600" draw:type="mso-spt202" draw:enhanced-path="M 0 0 L 21600 0 21600 21600 0 21600 0 0 Z N"/>
          </draw:custom-shape>
        </draw:g>
        <draw:g draw:name="Group 48">
          <draw:line draw:name="Line 15" draw:style-name="gr11" draw:text-style-name="P12" draw:layer="layout" svg:x1="18.204cm" svg:y1="6.351cm" svg:x2="18.204cm" svg:y2="14.818cm">
            <text:p/>
          </draw:line>
          <draw:line draw:name="Line 16" draw:style-name="gr8" draw:text-style-name="P12" draw:layer="layout" svg:x1="19.898cm" svg:y1="7.198cm" svg:x2="19.898cm" svg:y2="11.855cm">
            <text:p/>
          </draw:line>
          <draw:custom-shape draw:name="Text Box 17" draw:style-name="gr9" draw:text-style-name="P19" draw:layer="layout" svg:width="3.008cm" svg:height="1.048cm" svg:x="18.208cm" svg:y="6.307cm">
            <text:p text:style-name="P18"><text:span text:style-name="T6">protects</text:span></text:p>
            <draw:enhanced-geometry svg:viewBox="0 0 21600 21600" draw:type="mso-spt202" draw:enhanced-path="M 0 0 L 21600 0 21600 21600 0 21600 0 0 Z N"/>
          </draw:custom-shape>
          <draw:custom-shape draw:name="Rectangle 14" draw:style-name="gr12" draw:text-style-name="P5" draw:layer="layout" svg:width="7.832cm" svg:height="1.27cm" svg:x="16.934cm" svg:y="5.081cm">
            <text:p text:style-name="P16"><text:span text:style-name="T8">Security Interceptor</text:span></text:p>
            <draw:enhanced-geometry svg:viewBox="0 0 21600 21600" draw:type="rectangle" draw:enhanced-path="M 0 0 L 21600 0 21600 21600 0 21600 0 0 Z N"/>
          </draw:custom-shape>
        </draw:g>
        <draw:g draw:name="Group 50">
          <draw:custom-shape draw:name="Rectangle 37" draw:style-name="gr13" draw:text-style-name="P5" draw:layer="layout" svg:width="3.175cm" svg:height="1.481cm" svg:x="8.679cm" svg:y="8.255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13" draw:text-style-name="P5" draw:layer="layout" svg:width="3.175cm" svg:height="1.48cm" svg:x="9.103cm" svg:y="8.679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14" draw:text-style-name="P5" draw:layer="layout" svg:width="3.175cm" svg:height="1.481cm" svg:x="9.526cm" svg:y="9.102cm">
            <text:p text:style-name="P16"><text:span text:style-name="T5">Voters</text:span></text:p>
            <draw:enhanced-geometry svg:viewBox="0 0 21600 21600" draw:type="rectangle" draw:enhanced-path="M 0 0 L 21600 0 21600 21600 0 21600 0 0 Z N"/>
          </draw:custom-shape>
          <draw:line draw:name="Line 42" draw:style-name="gr8" draw:text-style-name="P12" draw:layer="layout" svg:x1="10.373cm" svg:y1="7.197cm" svg:x2="10.373cm" svg:y2="8.254cm">
            <text:p/>
          </draw:line>
          <draw:custom-shape draw:name="Text Box 46" draw:style-name="gr9" draw:text-style-name="P19" draw:layer="layout" svg:width="1.954cm" svg:height="1.048cm" svg:x="8.474cm" svg:y="7.154cm">
            <text:p text:style-name="P18"><text:span text:style-name="T6">polls</text:span></text:p>
            <draw:enhanced-geometry svg:viewBox="0 0 21600 21600" draw:type="mso-spt202" draw:enhanced-path="M 0 0 L 21600 0 21600 21600 0 21600 0 0 Z N"/>
          </draw:custom-shape>
        </draw:g>
        <draw:frame presentation:style-name="pr5" draw:text-style-name="P6" draw:layer="layout" svg:width="17.476cm" svg:height="2.719cm" svg:x="0.958cm" svg:y="0.255cm" presentation:class="title" presentation:user-transformed="true">
          <draw:text-box>
            <text:p text:style-name="P6">The Big Picture (1 of 3)</text:p>
          </draw:text-box>
        </draw:frame>
        <presentation:notes draw:style-name="dp2">
          <draw:page-thumbnail draw:layer="layout" svg:width="13.335cm" svg:height="10.001cm" svg:x="3.493cm" svg:y="2.002cm" draw:page-number="12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0"><text:span text:style-name="T4">Point out that this ‘big picture’ represents the consistent approach to security that we’re going to see with Spring Security. <text:s/>Whether we’re securing a webapp or a standalone application, this diagram represents the model for security that’s going to be applied. </text:span></text:p>
              <text:p text:style-name="P10"><text:span text:style-name="T4"/></text:p>
              <text:p text:style-name="P10"><text:span text:style-name="T4">See http://www.ibm.com/developerworks/library/j-acegi2/index.html, section on “Voter Logic” to fully understand the role of voters.</text:span></text:p>
              <text:p text:style-name="P10"><text:span text:style-name="T4"/></text:p>
              <text:p text:style-name="P10"><text:span text:style-name="T4"/></text:p>
              <text:p text:style-name="P10"><text:span text:style-name="T4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6" draw:layer="layout" svg:width="17.476cm" svg:height="2.719cm" svg:x="0.959cm" svg:y="0.256cm" presentation:class="title" presentation:user-transformed="true">
          <draw:text-box>
            <text:p text:style-name="P6">The Big Picture (2 of 3)</text:p>
          </draw:text-box>
        </draw:frame>
        <draw:frame presentation:style-name="pr15" draw:text-style-name="P11" draw:layer="layout" svg:width="22.443cm" svg:height="11.648cm" svg:x="1.749cm" svg:y="4.06cm" presentation:class="outline" presentation:user-transformed="true">
          <draw:text-box>
            <text:list text:style-name="L6">
              <text:list-item>
                <text:p text:style-name="P7">A request arrives for a resource</text:p>
              </text:list-item>
              <text:list-item>
                <text:p text:style-name="P7">The Authentications manager populates the executing thread with a Security Context</text:p>
                <text:list>
                  <text:list-item>
                    <text:p>The SecurityContext contains your authentication information</text:p>
                    <text:list>
                      <text:list-item>
                        <text:p>Knowledge about the configuration of the infrastructure</text:p>
                      </text:list-item>
                      <text:list-item>
                        <text:p>Knowledge about the credentials passed from the client</text:p>
                      </text:list-item>
                    </text:list>
                  </text:list-item>
                </text:list>
              </text:list-item>
              <text:list-item>
                <text:p text:style-name="P7">The SecurityInterceptor gets</text:p>
                <text:list>
                  <text:list-item>
                    <text:p>The SecurityContext from the executing thread</text:p>
                  </text:list-item>
                  <text:list-item>
                    <text:p>Information about the requested resource</text:p>
                  </text:list-item>
                  <text:list-item>
                    <text:p>Delegates <text:s/>to an AccessDecis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3" presentation:class="page"/>
          <draw:frame presentation:style-name="pr1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6" draw:layer="layout" svg:width="17.476cm" svg:height="2.719cm" svg:x="0.959cm" svg:y="0.256cm" presentation:class="title" presentation:user-transformed="true">
          <draw:text-box>
            <text:p text:style-name="P6">The Big Picture (3 of 3)</text:p>
          </draw:text-box>
        </draw:frame>
        <draw:frame presentation:style-name="pr17" draw:text-style-name="P11" draw:layer="layout" svg:width="22.443cm" svg:height="12.668cm" svg:x="1.75cm" svg:y="4.061cm" presentation:class="outline" presentation:user-transformed="true">
          <draw:text-box>
            <text:list text:style-name="L6">
              <text:list-item>
                <text:p text:style-name="P7">The AccessDecisionManager polls any registered authentication/authorization voters, providing each with the information it requires to authenticate/authorize the request</text:p>
                <text:list>
                  <text:list-item>
                    <text:p>These could be independent security providers, each with its own security responsibilities and requirements</text:p>
                  </text:list-item>
                </text:list>
              </text:list-item>
              <text:list-item>
                <text:p text:style-name="P7">The AccessDecisionManager then uses a business policy/strategy to determine whether or not to grant access</text:p>
                <text:list>
                  <text:list-item>
                    <text:p>Majority Rule</text:p>
                  </text:list-item>
                  <text:list-item>
                    <text:p>Unanimous Agreement</text:p>
                  </text:list-item>
                  <text:list-item>
                    <text:p>Reverse V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4" presentation:class="page"/>
          <draw:frame presentation:style-name="pr1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8" draw:text-style-name="P11" draw:layer="layout" svg:width="21.855cm" svg:height="9.343cm" svg:x="1.745cm" svg:y="4.057cm" presentation:class="outline" presentation:user-transformed="true">
          <draw:text-box>
            <text:list text:style-name="L4">
              <text:list-item>
                <text:p text:style-name="P7">High-Level Security Overview</text:p>
              </text:list-item>
              <text:list-item>
                <text:p text:style-name="P7">Motivations of Spring Security</text:p>
              </text:list-item>
              <text:list-item>
                <text:p text:style-name="P7"><text:span text:style-name="T3">Spring Security in a Web Environment</text:span></text:p>
              </text:list-item>
              <text:list-item>
                <text:p text:style-name="P7">Configuring Web Authentication</text:p>
              </text:list-item>
              <text:list-item>
                <text:p text:style-name="P7">Using Spring Security's Tag Libraries</text:p>
              </text:list-item>
              <text:list-item>
                <text:p text:style-name="P7">Method Security</text:p>
              </text:list-item>
              <text:list-item>
                <text:p text:style-name="P7">Advanced Security: Working with Filters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48cm" presentation:class="title" presentation:user-transformed="true">
          <draw:text-box>
            <text:p text:style-name="P6">Topics in this Session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ation for ApplicationContext" draw:style-name="dp1" draw:master-page-name="Default">
        <office:forms form:automatic-focus="false" form:apply-design-mode="false"/>
        <draw:frame presentation:style-name="pr19" draw:text-style-name="P11" draw:layer="layout" svg:width="21.855cm" svg:height="4.418cm" svg:x="1.692cm" svg:y="4.032cm" presentation:class="outline" presentation:user-transformed="true">
          <draw:text-box>
            <text:list text:style-name="L4">
              <text:list-item>
                <text:p text:style-name="P7">Recommendations</text:p>
                <text:list>
                  <text:list-item>
                    <text:p>Separate security configuration from application configuration</text:p>
                  </text:list-item>
                </text:list>
              </text:list-item>
              <text:list-item>
                <text:p text:style-name="P7">Using Spring Security's "Security" namespace</text:p>
              </text:list-item>
            </text:list>
          </draw:text-box>
        </draw:frame>
        <draw:custom-shape draw:name="Text Box 5" draw:style-name="gr15" draw:text-style-name="P22" draw:layer="layout" svg:width="23.707cm" svg:height="8.793cm" svg:x="1cm" svg:y="8.9cm">
          <text:p text:style-name="P6"><text:span text:style-name="T11">&lt;beans</text:span><text:span text:style-name="T12"> </text:span><text:span text:style-name="T11">...&gt;</text:span><text:span text:style-name="T12"> </text:span></text:p>
          <text:p text:style-name="P21"><text:span text:style-name="T11"><text:s text:c="2"/></text:span><text:span text:style-name="T11">&lt;security:</text:span><text:span text:style-name="T13">http</text:span><text:span text:style-name="T11">&gt;</text:span></text:p>
          <text:p text:style-name="P21"><text:span text:style-name="T11"><text:s/></text:span><text:span text:style-name="T14"><text:tab/></text:span></text:p>
          <text:p text:style-name="P21"><text:span text:style-name="T14"><text:s text:c="6"/></text:span><text:span text:style-name="T11">&lt;security:</text:span><text:span text:style-name="T13">intercept-url </text:span><text:span text:style-name="T15">pattern</text:span><text:span text:style-name="T14">=</text:span><text:span text:style-name="T12">"/accounts/**" </text:span></text:p>
          <text:p text:style-name="P21"><text:span text:style-name="T12"><text:tab/></text:span><text:span text:style-name="T12"><text:tab/></text:span><text:span text:style-name="T12"><text:tab/></text:span><text:span text:style-name="T15">access</text:span><text:span text:style-name="T14">=</text:span><text:span text:style-name="T12">"IS_AUTHENTICATED_FULLY" </text:span><text:span text:style-name="T11">/&gt;</text:span></text:p>
          <text:p text:style-name="P21"><text:span text:style-name="T14"/></text:p>
          <text:p text:style-name="P21"><text:span text:style-name="T14"><text:s text:c="6"/></text:span><text:span text:style-name="T11">&lt;security:</text:span><text:span text:style-name="T13">form-login </text:span><text:span text:style-name="T15">login-page</text:span><text:span text:style-name="T14">=</text:span><text:span text:style-name="T12">"/login.htm"</text:span><text:span text:style-name="T11">/&gt;</text:span></text:p>
          <text:p text:style-name="P21"><text:span text:style-name="T11"><text:s/></text:span></text:p>
          <text:p text:style-name="P21"><text:span text:style-name="T11"><text:s text:c="5"/></text:span><text:span text:style-name="T11">&lt;security:logout /&gt;</text:span></text:p>
          <text:p text:style-name="P21"><text:span text:style-name="T11"/></text:p>
          <text:p text:style-name="P21"><text:span text:style-name="T11"><text:s text:c="2"/></text:span><text:span text:style-name="T11">&lt;/security:</text:span><text:span text:style-name="T13">http</text:span><text:span text:style-name="T11">&gt;</text:span></text:p>
          <text:p text:style-name="P21"><text:span text:style-name="T11">&lt;/beans&gt;</text:span></text:p>
          <draw:enhanced-geometry svg:viewBox="0 0 21600 21600" draw:type="mso-spt202" draw:enhanced-path="M 0 0 L 21600 0 21600 21600 0 21600 0 0 Z N"/>
        </draw:custom-shape>
        <draw:custom-shape draw:name="Text Box 7" draw:style-name="gr16" draw:text-style-name="P19" draw:layer="layout" svg:width="9.807cm" svg:height="1.683cm" svg:x="14cm" svg:y="9.2cm">
          <text:p text:style-name="P18"><text:span text:style-name="T16">Match all URLs starting with /accounts/ (ANT-style path)</text:span></text:p>
          <draw:enhanced-geometry svg:viewBox="0 0 21600 21600" draw:type="mso-spt202" draw:enhanced-path="M 0 0 L 21600 0 21600 21600 0 21600 0 0 Z N"/>
        </draw:custom-shape>
        <draw:line draw:name="Line 12" draw:style-name="gr17" draw:text-style-name="P12" draw:layer="layout" svg:x1="14cm" svg:y1="9.9cm" svg:x2="13cm" svg:y2="11.1cm">
          <text:p/>
        </draw:line>
        <draw:frame presentation:style-name="pr5" draw:text-style-name="P6" draw:layer="layout" svg:width="17.476cm" svg:height="2.719cm" svg:x="0.957cm" svg:y="0.249cm" presentation:class="title" presentation:user-transformed="true">
          <draw:text-box>
            <text:p text:style-name="P6">Spring Configuration</text:p>
          </draw:text-box>
        </draw:frame>
        <presentation:notes draw:style-name="dp2">
          <draw:page-thumbnail draw:style-name="gr2" draw:layer="layout" svg:width="13.335cm" svg:height="10.002cm" svg:x="3.492cm" svg:y="2.001cm" draw:page-number="16" presentation:class="page"/>
          <draw:frame presentation:style-name="pr9" draw:text-style-name="P6" draw:layer="layout" svg:width="14.904cm" svg:height="12.001cm" svg:x="2.708cm" svg:y="12.668cm" presentation:class="notes">
            <draw:text-box>
              <text:p text:style-name="P6">In this case the login page is outside of the protected area “/accounts/**”, so we don't need an exclude here</text:p>
            </draw:text-box>
          </draw:frame>
        </presentation:notes>
      </draw:page>
      <draw:page draw:name="Configuration for web.xml" draw:style-name="dp1" draw:master-page-name="Default">
        <office:forms form:automatic-focus="false" form:apply-design-mode="false"/>
        <draw:frame presentation:style-name="pr20" draw:text-style-name="P11" draw:layer="layout" svg:width="22.437cm" svg:height="5.464cm" svg:x="1.506cm" svg:y="4.036cm" presentation:class="outline" presentation:user-transformed="true">
          <draw:text-box>
            <text:list text:style-name="L4">
              <text:list-item>
                <text:p text:style-name="P7">Define a single proxy filter</text:p>
                <text:list>
                  <text:list-item>
                    <text:p text:style-name="P6">springSecurityFilterChain is its mandatory name</text:p>
                  </text:list-item>
                  <text:list-item>
                    <text:p><text:span text:style-name="T17">Refers to an infrastructure bean provided by Spring to handle web security</text:span></text:p>
                    <text:list>
                      <text:list-item>
                        <text:p><text:span text:style-name="T18">Relies on a standard set of Spring provided filt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18" draw:text-style-name="P23" draw:layer="layout" svg:width="19.574cm" svg:height="7.371cm" svg:x="2.694cm" svg:y="9.509cm">
          <text:p text:style-name="P18"><text:span text:style-name="T19">&lt;filter&gt;</text:span></text:p>
          <text:p text:style-name="P18"><text:span text:style-name="T19"><text:s text:c="3"/></text:span><text:span text:style-name="T19">&lt;filter-name&gt;</text:span><text:span text:style-name="T20">springSecurityFilterChain</text:span><text:span text:style-name="T19">&lt;/filter-name&gt;</text:span></text:p>
          <text:p text:style-name="P18"><text:span text:style-name="T19"><text:s text:c="3"/></text:span><text:span text:style-name="T19">&lt;filter-class&gt; </text:span></text:p>
          <text:p text:style-name="P18"><text:span text:style-name="T19"><text:tab/></text:span><text:span text:style-name="T20">org.springframework.web.filter.DelegatingFilterProxy</text:span></text:p>
          <text:p text:style-name="P18"><text:span text:style-name="T19"><text:s text:c="3"/></text:span><text:span text:style-name="T19">&lt;/filter-class&gt; <text:s/></text:span></text:p>
          <text:p text:style-name="P18"><text:span text:style-name="T19">&lt;/filter&gt;</text:span></text:p>
          <text:p text:style-name="P18"><text:span text:style-name="T19">&lt;filter-mapping&gt;</text:span></text:p>
          <text:p text:style-name="P18"><text:span text:style-name="T19"><text:s text:c="3"/></text:span><text:span text:style-name="T19">&lt;filter-name&gt;</text:span><text:span text:style-name="T20">springSecurityFilterChain</text:span><text:span text:style-name="T19">&lt;/filter-name&gt;</text:span></text:p>
          <text:p text:style-name="P18"><text:span text:style-name="T19"><text:s text:c="3"/></text:span><text:span text:style-name="T19">&lt;url-pattern&gt;</text:span><text:span text:style-name="T20">/*</text:span><text:span text:style-name="T19">&lt;/url-pattern&gt;</text:span></text:p>
          <text:p text:style-name="P18"><text:span text:style-name="T19">&lt;/filter-mapping&gt;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17.476cm" svg:height="2.719cm" svg:x="0.958cm" svg:y="0.247cm" presentation:class="title" presentation:user-transformed="true">
          <draw:text-box>
            <text:p text:style-name="P6">Configuration in web.xml</text:p>
          </draw:text-box>
        </draw:frame>
        <presentation:notes draw:style-name="dp2">
          <draw:page-thumbnail draw:style-name="gr2" draw:layer="layout" svg:width="13.335cm" svg:height="10.002cm" svg:x="3.492cm" svg:y="2.001cm" draw:page-number="17" presentation:class="page"/>
          <draw:frame presentation:style-name="pr9" draw:text-style-name="P6" draw:layer="layout" svg:width="14.904cm" svg:height="12.001cm" svg:x="2.708cm" svg:y="12.668cm" presentation:class="notes">
            <draw:text-box>
              <text:p text:style-name="P6">the Spring bean called springSecurityFilterChain is the FilterChainProxy that was mentioned in the previous slide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name="Text Box 5" draw:style-name="gr15" draw:text-style-name="P24" draw:layer="layout" svg:width="24cm" svg:height="5.949cm" svg:x="0.7cm" svg:y="10.201cm">
          <text:p text:style-name="P6"><text:span text:style-name="T14"><text:s/></text:span><text:span text:style-name="T11">&lt;security:http ...&gt; </text:span><text:span text:style-name="T14"><text:s text:c="3"/></text:span></text:p>
          <text:p text:style-name="P21"><text:span text:style-name="T14"><text:s text:c="4"/></text:span><text:span text:style-name="T11">&lt;security:</text:span><text:span text:style-name="T13">intercept-url </text:span><text:span text:style-name="T15">pattern</text:span><text:span text:style-name="T14">=</text:span><text:span text:style-name="T12">"/accounts/login.htm" </text:span><text:span text:style-name="T15">filters</text:span><text:span text:style-name="T14">=</text:span><text:span text:style-name="T12">"none" </text:span><text:span text:style-name="T11">/&gt;</text:span><text:span text:style-name="T14"> <text:s/></text:span></text:p>
          <text:p text:style-name="P21"><text:span text:style-name="T14"><text:s text:c="4"/></text:span><text:span text:style-name="T11">&lt;security:</text:span><text:span text:style-name="T13">intercept-url </text:span><text:span text:style-name="T15">pattern</text:span><text:span text:style-name="T14">=</text:span><text:span text:style-name="T12">"/accounts/edit*" </text:span><text:span text:style-name="T12"><text:tab/></text:span></text:p>
          <text:p text:style-name="P21"><text:span text:style-name="T12"><text:tab/></text:span><text:span text:style-name="T15">access</text:span><text:span text:style-name="T14">=</text:span><text:span text:style-name="T12">"ROLE_USER, ROLE_ADMIN" </text:span><text:span text:style-name="T11">/&gt;</text:span></text:p>
          <text:p text:style-name="P21"><text:span text:style-name="T14"><text:s text:c="4"/></text:span><text:span text:style-name="T11">&lt;security:</text:span><text:span text:style-name="T13">intercept-url </text:span><text:span text:style-name="T15">pattern</text:span><text:span text:style-name="T14">=</text:span><text:span text:style-name="T12">"/accounts/account*" </text:span><text:span text:style-name="T15">access</text:span><text:span text:style-name="T14">=</text:span><text:span text:style-name="T12">"ROLE_USER" </text:span><text:span text:style-name="T11">/&gt;</text:span></text:p>
          <text:p text:style-name="P21"><text:span text:style-name="T14"><text:s text:c="4"/></text:span><text:span text:style-name="T11">&lt;security:</text:span><text:span text:style-name="T13">intercept-url </text:span><text:span text:style-name="T15">pattern</text:span><text:span text:style-name="T14">=</text:span><text:span text:style-name="T12">"/accounts/**" </text:span></text:p>
          <text:p text:style-name="P21"><text:span text:style-name="T12"><text:tab/></text:span><text:span text:style-name="T15">access</text:span><text:span text:style-name="T14">=</text:span><text:span text:style-name="T12">"IS_AUTHENTICATED_FULLY" </text:span><text:span text:style-name="T11">/&gt;</text:span></text:p>
          <text:p text:style-name="P6"><text:span text:style-name="T11">&lt;/security:http&gt; </text:span><text:span text:style-name="T14"><text:s text:c="3"/></text:span></text:p>
          <draw:enhanced-geometry svg:viewBox="0 0 21600 21600" draw:type="mso-spt202" draw:enhanced-path="M 0 0 L 21600 0 21600 21600 0 21600 0 0 Z N"/>
        </draw:custom-shape>
        <draw:frame presentation:style-name="pr21" draw:text-style-name="P6" draw:layer="layout" svg:width="21.855cm" svg:height="5.823cm" svg:x="1.746cm" svg:y="4.058cm" presentation:class="outline" presentation:user-transformed="true">
          <draw:text-box>
            <text:list text:style-name="L4">
              <text:list-item>
                <text:p text:style-name="P6">Intercept URL's are evaluated in the order listed</text:p>
                <text:list>
                  <text:list-item>
                    <text:p text:style-name="P6">The first match will be used</text:p>
                  </text:list-item>
                  <text:list-item>
                    <text:p text:style-name="P6">Specific (narrowest) matches should be put on top</text:p>
                  </text:list-item>
                  <text:list-item>
                    <text:p><text:span text:style-name="T21">Additional access modifiers:</text:span></text:p>
                    <text:list>
                      <text:list-item>
                        <text:p><text:span text:style-name="T22">ANY access: Must match ANY designated role</text:span></text:p>
                      </text:list-item>
                      <text:list-item>
                        <text:p><text:span text:style-name="T22">ALL access: Must match ALL designated ro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7.476cm" svg:height="2.719cm" svg:x="0.958cm" svg:y="0.248cm" presentation:class="title" presentation:user-transformed="true">
          <draw:text-box>
            <text:p text:style-name="P6">intercept-url</text:p>
          </draw:text-box>
        </draw:frame>
        <presentation:notes draw:style-name="dp2">
          <draw:page-thumbnail draw:style-name="gr2" draw:layer="layout" svg:width="13.335cm" svg:height="10.002cm" svg:x="3.492cm" svg:y="2.001cm" draw:page-number="18" presentation:class="page"/>
          <draw:frame presentation:style-name="pr9" draw:text-style-name="P6" draw:layer="layout" svg:width="14.904cm" svg:height="12.001cm" svg:x="2.708cm" svg:y="12.668cm" presentation:class="notes">
            <draw:text-box>
              <text:p text:style-name="P6">Here, the login page is inside of the protecetd area /accounts/**, therefore we need to exclude it. We can do that with filters=”none”.</text:p>
              <text:p text:style-name="P6">If you don't exclude the login page you get an endless loop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22" draw:text-style-name="P2" draw:layer="layout" svg:width="17.476cm" svg:height="2.753cm" svg:x="0.957cm" svg:y="0.225cm" presentation:class="title" presentation:user-transformed="true">
          <draw:text-box>
            <text:p text:style-name="P6">Topics in this Session</text:p>
          </draw:text-box>
        </draw:frame>
        <draw:frame presentation:style-name="pr18" draw:text-style-name="P11" draw:layer="layout" svg:width="21.855cm" svg:height="9.343cm" svg:x="1.745cm" svg:y="4.057cm" presentation:class="outline" presentation:user-transformed="true">
          <draw:text-box>
            <text:list text:style-name="L4">
              <text:list-item>
                <text:p text:style-name="P7">High-Level Security Overview</text:p>
              </text:list-item>
              <text:list-item>
                <text:p text:style-name="P7">Motivations of Spring Security</text:p>
              </text:list-item>
              <text:list-item>
                <text:p text:style-name="P7">Spring Security in a Web Environment</text:p>
              </text:list-item>
              <text:list-item>
                <text:p text:style-name="P7"><text:span text:style-name="T3">Configuring Web Authentication</text:span></text:p>
              </text:list-item>
              <text:list-item>
                <text:p text:style-name="P7">Using Spring Security's Tag Libraries</text:p>
              </text:list-item>
              <text:list-item>
                <text:p text:style-name="P7">Method Security</text:p>
              </text:list-item>
              <text:list-item>
                <text:p text:style-name="P7">Advanced Security: Working with Filters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n Example Login Page" draw:style-name="dp1" draw:master-page-name="Default">
        <office:forms form:automatic-focus="false" form:apply-design-mode="false"/>
        <draw:custom-shape draw:name="Text Box 3" draw:style-name="gr15" draw:text-style-name="P25" draw:layer="layout" svg:width="24.13cm" svg:height="5.77cm" svg:x="0.635cm" svg:y="6.92cm">
          <text:p text:style-name="P18"><text:span text:style-name="T23">&lt;form </text:span><text:span text:style-name="T24">action</text:span><text:span text:style-name="T25">=</text:span><text:span text:style-name="T26">”</text:span><text:span text:style-name="T23">&lt;c:url </text:span><text:span text:style-name="T24">value</text:span><text:span text:style-name="T25">='</text:span><text:span text:style-name="T27">j_spring_security_check'</text:span><text:span text:style-name="T23">/&gt;</text:span><text:span text:style-name="T26">”</text:span><text:span text:style-name="T23"> </text:span><text:span text:style-name="T24">method</text:span><text:span text:style-name="T25">=</text:span><text:span text:style-name="T26">”</text:span><text:span text:style-name="T27">POST</text:span><text:span text:style-name="T26">”</text:span><text:span text:style-name="T23">&gt;</text:span></text:p>
          <text:p text:style-name="P18"><text:span text:style-name="T23"><text:s text:c="3"/></text:span><text:span text:style-name="T23">&lt;input </text:span><text:span text:style-name="T24">type</text:span><text:span text:style-name="T25">=</text:span><text:span text:style-name="T26">”</text:span><text:span text:style-name="T27">text</text:span><text:span text:style-name="T26">”</text:span><text:span text:style-name="T27"> </text:span><text:span text:style-name="T24">name</text:span><text:span text:style-name="T25">=</text:span><text:span text:style-name="T26">”</text:span><text:span text:style-name="T27">j_username</text:span><text:span text:style-name="T26">”</text:span><text:span text:style-name="T23">/&gt;</text:span></text:p>
          <text:p text:style-name="P18"><text:span text:style-name="T23"><text:s text:c="3"/></text:span><text:span text:style-name="T23">&lt;br/&gt;</text:span></text:p>
          <text:p text:style-name="P18"><text:span text:style-name="T23"><text:s text:c="3"/></text:span><text:span text:style-name="T23">&lt;input </text:span><text:span text:style-name="T24">type</text:span><text:span text:style-name="T25">=</text:span><text:span text:style-name="T26">”</text:span><text:span text:style-name="T27">password</text:span><text:span text:style-name="T26">”</text:span><text:span text:style-name="T27"> </text:span><text:span text:style-name="T24">name</text:span><text:span text:style-name="T25">=</text:span><text:span text:style-name="T26">”</text:span><text:span text:style-name="T27">j_password</text:span><text:span text:style-name="T26">”</text:span><text:span text:style-name="T23">/&gt;</text:span></text:p>
          <text:p text:style-name="P18"><text:span text:style-name="T23"><text:s text:c="3"/></text:span><text:span text:style-name="T23">&lt;br/&gt;</text:span></text:p>
          <text:p text:style-name="P18"><text:span text:style-name="T23"><text:s text:c="3"/></text:span><text:span text:style-name="T23">&lt;input </text:span><text:span text:style-name="T24">type</text:span><text:span text:style-name="T25">=</text:span><text:span text:style-name="T26">”</text:span><text:span text:style-name="T27">submit</text:span><text:span text:style-name="T26">”</text:span><text:span text:style-name="T27"> </text:span><text:span text:style-name="T24">name</text:span><text:span text:style-name="T25">=</text:span><text:span text:style-name="T26">”</text:span><text:span text:style-name="T27">submit</text:span><text:span text:style-name="T26">”</text:span><text:span text:style-name="T23"> </text:span><text:span text:style-name="T24">value</text:span><text:span text:style-name="T25">=</text:span><text:span text:style-name="T26">”</text:span><text:span text:style-name="T27">LOGIN</text:span><text:span text:style-name="T26">”</text:span><text:span text:style-name="T23">/&gt;</text:span></text:p>
          <text:p text:style-name="P18"><text:span text:style-name="T23">&lt;/form&gt;</text:span></text:p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19" draw:text-style-name="P12" draw:layer="layout" svg:x1="18.549cm" svg:y1="8.423cm" svg:x2="14.527cm" svg:y2="8.423cm">
            <text:p/>
          </draw:line>
          <draw:custom-shape draw:name="Text Box 6" draw:style-name="gr16" draw:text-style-name="P5" draw:layer="layout" svg:width="5.926cm" svg:height="3.105cm" svg:x="18.549cm" svg:y="8.052cm">
            <text:p text:style-name="P18"><text:span text:style-name="T16">The expected keys for generation of an authentication request token</text:span></text:p>
            <draw:enhanced-geometry svg:viewBox="0 0 21600 21600" draw:type="mso-spt202" draw:enhanced-path="M 0 0 L 21600 0 21600 21600 0 21600 0 0 Z N"/>
          </draw:custom-shape>
          <draw:line draw:name="Line 7" draw:style-name="gr20" draw:text-style-name="P12" draw:layer="layout" svg:x1="18.549cm" svg:y1="9.904cm" svg:x2="16.009cm" svg:y2="9.904cm">
            <text:p/>
          </draw:line>
        </draw:g>
        <draw:frame presentation:style-name="pr5" draw:text-style-name="P6" draw:layer="layout" svg:width="17.476cm" svg:height="2.719cm" svg:x="0.957cm" svg:y="0.249cm" presentation:class="title" presentation:user-transformed="true">
          <draw:text-box>
            <text:p text:style-name="P6">Login / Logout Examples</text:p>
          </draw:text-box>
        </draw:frame>
        <draw:custom-shape draw:name="Text Box 9" draw:style-name="gr21" draw:text-style-name="P19" draw:layer="layout" svg:width="7.408cm" svg:height="1.683cm" svg:x="8.89cm" svg:y="4.034cm">
          <text:p text:style-name="P18"><text:span text:style-name="T16">URL that indicates an authentication request</text:span></text:p>
          <draw:enhanced-geometry svg:viewBox="0 0 21600 21600" draw:type="mso-spt202" draw:enhanced-path="M 0 0 L 21600 0 21600 21600 0 21600 0 0 Z N"/>
        </draw:custom-shape>
        <draw:line draw:style-name="gr22" draw:layer="layout" svg:x1="12.029cm" svg:y1="5.706cm" svg:x2="12.029cm" svg:y2="6.867cm">
          <text:p/>
        </draw:line>
        <draw:custom-shape draw:name="Text Box 3" draw:style-name="gr15" draw:text-style-name="P26" draw:layer="layout" svg:width="24.13cm" svg:height="0.947cm" svg:x="0.617cm" svg:y="13.702cm">
          <text:p><text:span text:style-name="T28">&lt;</text:span><text:span text:style-name="T29">a</text:span><text:span text:style-name="T30"> </text:span><text:span text:style-name="T31">href</text:span><text:span text:style-name="T28">=</text:span><text:span text:style-name="T32">"&lt;c:url value='</text:span><text:span text:style-name="T28">j_spring_security_logout'/&gt;"&gt;Logout&lt;/</text:span><text:span text:style-name="T29">a</text:span><text:span text:style-name="T33">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0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23" draw:text-style-name="P11" draw:layer="layout" svg:width="21.855cm" svg:height="6.652cm" svg:x="1.746cm" svg:y="4.058cm" presentation:class="outline" presentation:user-transformed="true">
          <draw:text-box>
            <text:list text:style-name="L4">
              <text:list-item>
                <text:p text:style-name="P7"><text:span text:style-name="T4">DAO Authentication provider is default</text:span></text:p>
              </text:list-item>
              <text:list-item>
                <text:p text:style-name="P7"><text:span text:style-name="T4">Plug-in specific UserDetailsService implementation to provide credentials and authorities</text:span></text:p>
                <text:list>
                  <text:list-item>
                    <text:p text:style-name="P6"><text:span text:style-name="T4">Built-in: JDBC, in-memory, LDAP</text:span></text:p>
                  </text:list-item>
                  <text:list-item>
                    <text:p text:style-name="P6"><text:span text:style-name="T4">Custom</text:span></text:p>
                  </text:list-item>
                </text:list>
              </text:list-item>
            </text:list>
          </draw:text-box>
        </draw:frame>
        <draw:custom-shape draw:name="Text Box 4" draw:style-name="gr18" draw:text-style-name="P27" draw:layer="layout" svg:width="20.085cm" svg:height="2.394cm" svg:x="2.941cm" svg:y="11.101cm">
          <text:p text:style-name="P21"><text:span text:style-name="T11">&lt;</text:span><text:span text:style-name="T13">security:authentication-provider</text:span><text:span text:style-name="T11">&gt;</text:span></text:p>
          <text:p text:style-name="P21"><text:span text:style-name="T34"><text:tab/></text:span><text:span text:style-name="T34">... Configure specific UserDetailsService</text:span></text:p>
          <text:p text:style-name="P21"><text:span text:style-name="T11">&lt;/</text:span><text:span text:style-name="T13">security:authentication-provider</text:span><text:span text:style-name="T11">&gt;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17.476cm" svg:height="2.719cm" svg:x="0.958cm" svg:y="0.25cm" presentation:class="title" presentation:user-transformed="true">
          <draw:text-box>
            <text:p text:style-name="P6">Configure Authentication</text:p>
          </draw:text-box>
        </draw:frame>
        <presentation:notes draw:style-name="dp2">
          <draw:page-thumbnail draw:style-name="gr2" draw:layer="layout" svg:width="13.335cm" svg:height="10.002cm" svg:x="3.492cm" svg:y="2.001cm" draw:page-number="21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8cm" svg:y="4.06cm" presentation:class="outline" presentation:user-transformed="true">
          <draw:text-box>
            <text:list text:style-name="L4">
              <text:list-item>
                <text:p text:style-name="P7">Useful for development and testing</text:p>
                <text:list>
                  <text:list-item>
                    <text:p>Without encoding</text:p>
                    <text:p/>
                    <text:p/>
                    <text:p/>
                    <text:p/>
                  </text:list-item>
                  <text:list-item>
                    <text:p>With encoding</text:p>
                  </text:list-item>
                </text:list>
              </text:list-item>
            </text:list>
          </draw:text-box>
        </draw:frame>
        <draw:custom-shape draw:name="Text Box 4" draw:style-name="gr15" draw:text-style-name="P29" draw:layer="layout" svg:width="22.86cm" svg:height="3.816cm" svg:x="1.696cm" svg:y="6.403cm">
          <text:p text:style-name="P21"><text:span text:style-name="T35"><text:s/></text:span><text:span text:style-name="T36">&lt;</text:span><text:span text:style-name="T37">security:authentication-manager</text:span><text:span text:style-name="T36">&gt;</text:span></text:p>
          <text:p text:style-name="P21"><text:span text:style-name="T36"><text:s text:c="6"/></text:span><text:span text:style-name="T11">&lt;</text:span><text:span text:style-name="T13">security:authentication-provider</text:span><text:span text:style-name="T11">&gt;</text:span></text:p>
          <text:p text:style-name="P21"><text:span text:style-name="T38"><text:s text:c="4"/></text:span><text:span text:style-name="T38"><text:tab/></text:span><text:span text:style-name="T38">&lt;</text:span><text:span text:style-name="T39">security:user-service</text:span><text:span text:style-name="T40"> </text:span><text:span text:style-name="T41">properties</text:span><text:span text:style-name="T42">="</text:span><text:span text:style-name="T43">/WEB-INF/users.properties</text:span><text:span text:style-name="T42">"</text:span><text:span text:style-name="T43"> </text:span><text:span text:style-name="T38">/&gt;</text:span></text:p>
          <text:p text:style-name="P21"><text:span text:style-name="T11"><text:s text:c="6"/></text:span><text:span text:style-name="T11">&lt;/</text:span><text:span text:style-name="T13">security:authentication-provider</text:span><text:span text:style-name="T11">&gt;</text:span></text:p>
          <text:p text:style-name="P21"><text:span text:style-name="T35"><text:s/></text:span><text:span text:style-name="T36">&lt;</text:span><text:span text:style-name="T37">security:authentication-manager</text:span><text:span text:style-name="T36">&gt;</text:span></text:p>
          <draw:enhanced-geometry svg:viewBox="0 0 21600 21600" draw:type="mso-spt202" draw:enhanced-path="M 0 0 L 21600 0 21600 21600 0 21600 0 0 Z N"/>
        </draw:custom-shape>
        <draw:custom-shape draw:name="Text Box 4" draw:style-name="gr15" draw:text-style-name="P29" draw:layer="layout" svg:width="22.86cm" svg:height="4.527cm" svg:x="1.696cm" svg:y="11.576cm">
          <text:p text:style-name="P21"><text:span text:style-name="T35"><text:s/></text:span><text:span text:style-name="T36">&lt;</text:span><text:span text:style-name="T37">security:authentication-manager</text:span><text:span text:style-name="T36">&gt;</text:span></text:p>
          <text:p text:style-name="P21"><text:span text:style-name="T36"><text:s text:c="6"/></text:span><text:span text:style-name="T11">&lt;</text:span><text:span text:style-name="T13">security:authentication-provider</text:span><text:span text:style-name="T11">&gt;</text:span></text:p>
          <text:p text:style-name="P21"><text:span text:style-name="T11"><text:tab/></text:span><text:span text:style-name="T36">&lt;</text:span><text:span text:style-name="T44">security:password-encoder</text:span><text:span text:style-name="T38"> </text:span><text:span text:style-name="T45">hash</text:span><text:span text:style-name="T35">=</text:span><text:span text:style-name="T42">"</text:span><text:span text:style-name="T46">md5</text:span><text:span text:style-name="T42">"</text:span><text:span text:style-name="T38"> /</text:span><text:span text:style-name="T36">&gt;</text:span></text:p>
          <text:p text:style-name="P21"><text:span text:style-name="T38"><text:s text:c="4"/></text:span><text:span text:style-name="T38"><text:tab/></text:span><text:span text:style-name="T38">&lt;</text:span><text:span text:style-name="T39">security:user-service</text:span><text:span text:style-name="T40"> </text:span><text:span text:style-name="T41">properties</text:span><text:span text:style-name="T42">="</text:span><text:span text:style-name="T43">/WEB-INF/users.properties</text:span><text:span text:style-name="T42">"</text:span><text:span text:style-name="T43"> </text:span><text:span text:style-name="T38">/&gt;</text:span></text:p>
          <text:p text:style-name="P21"><text:span text:style-name="T11"><text:s text:c="6"/></text:span><text:span text:style-name="T11">&lt;/</text:span><text:span text:style-name="T13">security:authentication-provider</text:span><text:span text:style-name="T11">&gt;</text:span></text:p>
          <text:p text:style-name="P21"><text:span text:style-name="T35"><text:s/></text:span><text:span text:style-name="T36">&lt;</text:span><text:span text:style-name="T37">security:authentication-manager</text:span><text:span text:style-name="T36">&gt;</text:span></text:p>
          <draw:enhanced-geometry svg:viewBox="0 0 21600 21600" draw:type="mso-spt202" draw:enhanced-path="M 0 0 L 21600 0 21600 21600 0 21600 0 0 Z N"/>
        </draw:custom-shape>
        <draw:g>
          <draw:custom-shape draw:name="Rectangle 7" draw:style-name="gr23" draw:text-style-name="P5" draw:layer="layout" svg:width="10.497cm" svg:height="1.887cm" svg:x="14.103cm" svg:y="9.916cm">
            <text:p text:style-name="P6"><text:span text:style-name="T47">admin=</text:span><text:span text:style-name="T48">secret,ROLE_ADMIN</text:span></text:p>
            <text:p text:style-name="P6"><text:span text:style-name="T47">testuser1=</text:span><text:span text:style-name="T48">pass,ROLE_MEMBER</text:span></text:p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6" draw:layer="layout" svg:width="17.476cm" svg:height="2.745cm" svg:x="0.958cm" svg:y="0.238cm" presentation:class="title" presentation:user-transformed="true">
          <draw:text-box>
            <text:p text:style-name="P6">In-Memory UserDetailsService (1/2)</text:p>
          </draw:text-box>
        </draw:frame>
        <draw:line draw:style-name="gr24" draw:layer="layout" svg:x1="19.49cm" svg:y1="13.8cm" svg:x2="19.49cm" svg:y2="11.878cm">
          <text:p/>
        </draw:line>
        <draw:line draw:style-name="gr24" draw:layer="layout" svg:x1="19.49cm" svg:y1="8.688cm" svg:x2="19.528cm" svg:y2="9.879cm">
          <text:p/>
        </draw:line>
        <presentation:notes draw:style-name="dp2">
          <draw:page-thumbnail draw:style-name="gr2" draw:layer="layout" svg:width="13.335cm" svg:height="10.002cm" svg:x="3.492cm" svg:y="2.001cm" draw:page-number="22" presentation:class="page"/>
          <draw:frame presentation:style-name="pr1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8cm" svg:y="4.059cm" presentation:class="outline" presentation:user-transformed="true">
          <draw:text-box>
            <text:list text:style-name="L4">
              <text:list-item>
                <text:p text:style-name="P7">The Properties File</text:p>
              </text:list-item>
            </text:list>
          </draw:text-box>
        </draw:frame>
        <draw:g>
          <draw:custom-shape draw:name="Rectangle 7" draw:style-name="gr23" draw:text-style-name="P5" draw:layer="layout" svg:width="19.873cm" svg:height="4.332cm" svg:x="3.153cm" svg:y="5.902cm">
            <text:p text:style-name="P6"><text:span text:style-name="T47">admin=</text:span><text:span text:style-name="T48">secret,ROLE_ADMIN,ROLE_MEMBER</text:span></text:p>
            <text:p text:style-name="P6"><text:span text:style-name="T47">testuser1=</text:span><text:span text:style-name="T48">pass,ROLE_MEMBER</text:span></text:p>
            <text:p text:style-name="P6"><text:span text:style-name="T47">testuser2=</text:span><text:span text:style-name="T48">pass,ROLE_MEMBER</text:span></text:p>
            <text:p text:style-name="P6"><text:span text:style-name="T47">guest=</text:span><text:span text:style-name="T48">guest,ROLE_GUEST,ROLE_MEMBER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Text Box 7" draw:style-name="gr16" draw:text-style-name="P19" draw:layer="layout" svg:width="2.307cm" svg:height="0.972cm" svg:x="3.196cm" svg:y="11.073cm">
            <text:p text:style-name="P18"><text:span text:style-name="T16">Login</text:span></text:p>
            <draw:enhanced-geometry svg:viewBox="0 0 21600 21600" draw:type="mso-spt202" draw:enhanced-path="M 0 0 L 21600 0 21600 21600 0 21600 0 0 Z N"/>
          </draw:custom-shape>
        </draw:g>
        <draw:g>
          <draw:custom-shape draw:name="Text Box 7" draw:style-name="gr16" draw:text-style-name="P19" draw:layer="layout" svg:width="3.5cm" svg:height="0.972cm" svg:x="6.503cm" svg:y="11.101cm">
            <text:p text:style-name="P18"><text:span text:style-name="T16">Password</text:span></text:p>
            <draw:enhanced-geometry svg:viewBox="0 0 21600 21600" draw:type="mso-spt202" draw:enhanced-path="M 0 0 L 21600 0 21600 21600 0 21600 0 0 Z N"/>
          </draw:custom-shape>
          <draw:line draw:style-name="gr24" draw:layer="layout" svg:x1="8.15cm" svg:y1="11.108cm" svg:x2="6.075cm" svg:y2="9.532cm">
            <text:p/>
          </draw:line>
        </draw:g>
        <draw:g>
          <draw:custom-shape draw:name="Text Box 7" draw:style-name="gr16" draw:text-style-name="P19" draw:layer="layout" svg:width="11cm" svg:height="0.972cm" svg:x="12.003cm" svg:y="11.133cm">
            <text:p text:style-name="P18"><text:span text:style-name="T16">List of roles separated by commas</text:span></text:p>
            <draw:enhanced-geometry svg:viewBox="0 0 21600 21600" draw:type="mso-spt202" draw:enhanced-path="M 0 0 L 21600 0 21600 21600 0 21600 0 0 Z N"/>
          </draw:custom-shape>
          <draw:line draw:style-name="gr24" draw:layer="layout" svg:x1="17.183cm" svg:y1="11.147cm" svg:x2="11.802cm" svg:y2="9.494cm">
            <text:p/>
          </draw:line>
        </draw:g>
        <draw:frame presentation:style-name="pr14" draw:text-style-name="P6" draw:layer="layout" svg:width="17.476cm" svg:height="2.745cm" svg:x="0.958cm" svg:y="0.238cm" presentation:class="title" presentation:user-transformed="true">
          <draw:text-box>
            <text:p text:style-name="P6">In-Memory UserDetailsService (2/2)</text:p>
          </draw:text-box>
        </draw:frame>
        <draw:line draw:style-name="gr24" draw:layer="layout" svg:x1="4.345cm" svg:y1="11.07cm" svg:x2="4.383cm" svg:y2="9.494cm">
          <text:p/>
        </draw:line>
        <presentation:notes draw:style-name="dp2">
          <draw:page-thumbnail draw:style-name="gr2" draw:layer="layout" svg:width="13.335cm" svg:height="10.002cm" svg:x="3.492cm" svg:y="2.001cm" draw:page-number="23" presentation:class="page"/>
          <draw:frame presentation:style-name="pr1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The JDBC UserDetailsService" draw:style-name="dp1" draw:master-page-name="Default">
        <office:forms form:automatic-focus="false" form:apply-design-mode="false"/>
        <draw:frame presentation:style-name="pr24" draw:text-style-name="P31" draw:layer="layout" svg:width="22.586cm" svg:height="8.843cm" svg:x="1.747cm" svg:y="4.059cm" presentation:class="outline" presentation:user-transformed="true">
          <draw:text-box>
            <text:p text:style-name="P30"><text:span text:style-name="T4">Queries the RDBMS for users and their authorities</text:span></text:p>
            <text:list text:style-name="L4">
              <text:list-item>
                <text:p text:style-name="P7"><text:span text:style-name="T4">Provides default queries</text:span></text:p>
                <text:list>
                  <text:list-item>
                    <text:p text:style-name="P9"><text:span text:style-name="T4">SELECT </text:span><text:span text:style-name="T49">username</text:span><text:span text:style-name="T4">, </text:span><text:span text:style-name="T49">password</text:span><text:span text:style-name="T4">, </text:span><text:span text:style-name="T49">enabled</text:span><text:span text:style-name="T4"> FROM </text:span><text:span text:style-name="T49">users</text:span><text:span text:style-name="T4"> WHERE </text:span><text:span text:style-name="T49">username</text:span><text:span text:style-name="T4"> = ?</text:span></text:p>
                    <text:p text:style-name="P9"><text:span text:style-name="T4"/></text:p>
                  </text:list-item>
                  <text:list-item>
                    <text:p text:style-name="P9"><text:span text:style-name="T4">SELECT </text:span><text:span text:style-name="T49">username</text:span><text:span text:style-name="T4">, </text:span><text:span text:style-name="T49">authority</text:span><text:span text:style-name="T4"> FROM </text:span><text:span text:style-name="T49">authorities</text:span><text:span text:style-name="T4"> WHERE </text:span><text:span text:style-name="T49">username</text:span><text:span text:style-name="T4"> = ?</text:span></text:p>
                    <text:p text:style-name="P9"><text:span text:style-name="T4"/></text:p>
                  </text:list-item>
                </text:list>
              </text:list-item>
            </text:list>
          </draw:text-box>
        </draw:frame>
        <draw:rect draw:style-name="gr25" draw:text-style-name="P32" draw:layer="layout" svg:width="10.5cm" svg:height="1cm" svg:x="14.002cm" svg:y="8.402cm">
          <text:p><text:span text:style-name="T50">Default values for authentication</text:span></text:p>
        </draw:rect>
        <draw:line draw:style-name="gr24" draw:layer="layout" svg:x1="21.502cm" svg:y1="8.402cm" svg:x2="21.502cm" svg:y2="7.402cm">
          <text:p/>
        </draw:line>
        <draw:line draw:style-name="gr24" draw:layer="layout" svg:x1="19.002cm" svg:y1="8.402cm" svg:x2="17.502cm" svg:y2="7.402cm">
          <text:p/>
        </draw:line>
        <draw:line draw:style-name="gr24" draw:layer="layout" svg:x1="18.002cm" svg:y1="8.402cm" svg:x2="14.502cm" svg:y2="7.402cm">
          <text:p/>
        </draw:line>
        <draw:line draw:style-name="gr24" draw:layer="layout" svg:x1="16.502cm" svg:y1="8.402cm" svg:x2="10.502cm" svg:y2="7.402cm">
          <text:p/>
        </draw:line>
        <draw:rect draw:style-name="gr25" draw:text-style-name="P32" draw:layer="layout" svg:width="10.5cm" svg:height="1cm" svg:x="14.002cm" svg:y="11.402cm">
          <text:p><text:span text:style-name="T50">Default values for authorization</text:span></text:p>
        </draw:rect>
        <draw:line draw:style-name="gr24" draw:layer="layout" svg:x1="19.002cm" svg:y1="11.402cm" svg:x2="19.002cm" svg:y2="10.402cm">
          <text:p/>
        </draw:line>
        <draw:line draw:style-name="gr24" draw:layer="layout" svg:x1="18.002cm" svg:y1="11.402cm" svg:x2="14.002cm" svg:y2="10.402cm">
          <text:p/>
        </draw:line>
        <draw:line draw:style-name="gr24" draw:layer="layout" svg:x1="15.502cm" svg:y1="11.402cm" svg:x2="10.502cm" svg:y2="10.402cm">
          <text:p/>
        </draw:line>
        <draw:frame presentation:style-name="pr5" draw:text-style-name="P6" draw:layer="layout" svg:width="17.476cm" svg:height="2.719cm" svg:x="0.959cm" svg:y="0.253cm" presentation:class="title" presentation:user-transformed="true">
          <draw:text-box>
            <text:p text:style-name="P6">JDBC UserDetailsService (1/2)</text:p>
          </draw:text-box>
        </draw:frame>
        <presentation:notes draw:style-name="dp2">
          <draw:page-thumbnail draw:style-name="gr2" draw:layer="layout" svg:width="13.335cm" svg:height="10.002cm" svg:x="3.492cm" svg:y="2.001cm" draw:page-number="24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8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7"><text:span text:style-name="T4">Configuration: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list>
                  <text:list-item>
                    <text:p><text:span text:style-name="T4">You can customize queries using attributes (such as </text:span><text:span text:style-name="T51">authorities-by-username-query</text:span><text:span text:style-name="T52">)</text:span></text:p>
                  </text:list-item>
                </text:list>
              </text:list-item>
            </text:list>
          </draw:text-box>
        </draw:frame>
        <draw:custom-shape draw:name="Text Box 4" draw:style-name="gr15" draw:text-style-name="P33" draw:layer="layout" svg:width="22.86cm" svg:height="2.622cm" svg:x="1.52cm" svg:y="5.552cm">
          <text:p text:style-name="P21"><text:span text:style-name="T53">&lt;</text:span><text:span text:style-name="T54">security:authentication-provider</text:span><text:span text:style-name="T53">&gt;</text:span></text:p>
          <text:p text:style-name="P21"><text:span text:style-name="T55"><text:s/></text:span><text:span text:style-name="T53"><text:s text:c="4"/></text:span><text:span text:style-name="T56">&lt;</text:span><text:span text:style-name="T57">security:jdbc-user-service </text:span><text:span text:style-name="T58">data-source-ref</text:span><text:span text:style-name="T59">=</text:span><text:span text:style-name="T60">"myDatasource" </text:span><text:span text:style-name="T56">/&gt;</text:span></text:p>
          <text:p text:style-name="P21"><text:span text:style-name="T53">&lt;/</text:span><text:span text:style-name="T54">security:authentication-provider</text:span><text:span text:style-name="T53">&gt;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17.476cm" svg:height="2.719cm" svg:x="0.959cm" svg:y="0.253cm" presentation:class="title" presentation:user-transformed="true">
          <draw:text-box>
            <text:p text:style-name="P6">JDBC UserDetailsService (2/2)</text:p>
          </draw:text-box>
        </draw:frame>
        <presentation:notes draw:style-name="dp2">
          <draw:page-thumbnail draw:style-name="gr2" draw:layer="layout" svg:width="13.335cm" svg:height="10.002cm" svg:x="3.492cm" svg:y="2.001cm" draw:page-number="25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Other Authentication Options" draw:style-name="dp1" draw:master-page-name="Default">
        <office:forms form:automatic-focus="false" form:apply-design-mode="false"/>
        <draw:frame presentation:style-name="pr5" draw:text-style-name="P6" draw:layer="layout" svg:width="17.476cm" svg:height="2.719cm" svg:x="0.958cm" svg:y="0.254cm" presentation:class="title" presentation:user-transformed="true">
          <draw:text-box>
            <text:p text:style-name="P6">Other Authentication Options</text:p>
          </draw:text-box>
        </draw:frame>
        <draw:frame presentation:style-name="pr4" draw:text-style-name="P8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7"><text:span text:style-name="T4">Implement a custom </text:span><text:span text:style-name="T10">UserDetailsService</text:span></text:p>
                <text:list>
                  <text:list-item>
                    <text:p text:style-name="P9"><text:span text:style-name="T4">Delegate to an existing User repository or DAO</text:span></text:p>
                  </text:list-item>
                </text:list>
              </text:list-item>
              <text:list-item>
                <text:p text:style-name="P7"><text:span text:style-name="T4">LDAP</text:span></text:p>
              </text:list-item>
              <text:list-item>
                <text:p text:style-name="P7"><text:span text:style-name="T4">X.509 Certificates</text:span></text:p>
              </text:list-item>
              <text:list-item>
                <text:p text:style-name="P7"><text:span text:style-name="T4">JAAS Login Module</text:span></text:p>
              </text:list-item>
              <text:list-item>
                <text:p text:style-name="P7"><text:span text:style-name="T4">Single-Sign-On</text:span></text:p>
                <text:list>
                  <text:list-item>
                    <text:p text:style-name="P9"><text:span text:style-name="T4">SiteMinder</text:span></text:p>
                  </text:list-item>
                  <text:list-item>
                    <text:p text:style-name="P9"><text:span text:style-name="T4">Kerberos</text:span></text:p>
                  </text:list-item>
                  <text:list-item>
                    <text:p text:style-name="P9"><text:span text:style-name="T4">JA-SIG Central Authentication Service</text:span></text:p>
                  </text:list-item>
                </text:list>
              </text:list-item>
            </text:list>
          </draw:text-box>
        </draw:frame>
        <draw:custom-shape draw:name="Rectangle 4" draw:style-name="gr26" draw:text-style-name="P5" draw:layer="layout" svg:width="22.436cm" svg:height="1.905cm" svg:x="1.482cm" svg:y="15.029cm">
          <text:p text:style-name="P16"><text:span text:style-name="T61">Authorization is not affected by changes to Authentication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6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24" draw:text-style-name="P11" draw:layer="layout" svg:width="21.855cm" svg:height="8.843cm" svg:x="1.745cm" svg:y="4.057cm" presentation:class="outline" presentation:user-transformed="true">
          <draw:text-box>
            <text:list text:style-name="L4">
              <text:list-item>
                <text:p text:style-name="P7">High-Level Security Overview</text:p>
              </text:list-item>
              <text:list-item>
                <text:p text:style-name="P7">Motivations of Spring Security</text:p>
              </text:list-item>
              <text:list-item>
                <text:p text:style-name="P7">Spring Security in a Web Environment</text:p>
              </text:list-item>
              <text:list-item>
                <text:p text:style-name="P7">Configuring Web Authentication</text:p>
              </text:list-item>
              <text:list-item>
                <text:p text:style-name="P7"><text:span text:style-name="T3">Using Spring Security's Tag Libraries</text:span></text:p>
              </text:list-item>
              <text:list-item>
                <text:p text:style-name="P7"><text:span text:style-name="T62">Method Security</text:span></text:p>
              </text:list-item>
              <text:list-item>
                <text:p text:style-name="P7"><text:span text:style-name="T62">Advanced Security: Working with Filters</text:span>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49cm" presentation:class="title" presentation:user-transformed="true">
          <draw:text-box>
            <text:p text:style-name="P6">Topics in this Session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7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5" draw:text-style-name="P34" draw:layer="layout" svg:width="21.855cm" svg:height="10.969cm" svg:x="1.746cm" svg:y="4.058cm" presentation:class="outline" presentation:user-transformed="true">
          <draw:text-box>
            <text:list text:style-name="L4">
              <text:list-item>
                <text:p text:style-name="P6">The Spring Security tag library can be declared as follows</text:p>
                <text:p text:style-name="P6"/>
                <text:p text:style-name="P6"/>
                <text:list>
                  <text:list-item>
                    <text:p>Brings Spring Security support to the web tier </text:p>
                  </text:list-item>
                  <text:list-item>
                    <text:p>Available since Spring Security 2.0</text:p>
                  </text:list-item>
                </text:list>
              </text:list-item>
            </text:list>
          </draw:text-box>
        </draw:frame>
        <draw:custom-shape draw:name="Text Box 4" draw:style-name="gr18" draw:text-style-name="P23" draw:layer="layout" svg:width="20.396cm" svg:height="1.683cm" svg:x="2.707cm" svg:y="6.74cm">
          <text:p text:style-name="P18"><text:span text:style-name="T63">&lt;%@ </text:span><text:span text:style-name="T40">taglib </text:span><text:span text:style-name="T41">prefix</text:span><text:span text:style-name="T42">="</text:span><text:span text:style-name="T43">security</text:span><text:span text:style-name="T42">"</text:span><text:span text:style-name="T43"> </text:span></text:p>
          <text:p text:style-name="P18"><text:span text:style-name="T43"><text:tab/></text:span><text:span text:style-name="T41">uri</text:span><text:span text:style-name="T42">="</text:span><text:span text:style-name="T43">http://www.springframework.org/security/tags</text:span><text:span text:style-name="T42">"</text:span><text:span text:style-name="T43"> </text:span><text:span text:style-name="T63">%&gt;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17.476cm" svg:height="2.719cm" svg:x="0.958cm" svg:y="0.25cm" presentation:class="title" presentation:user-transformed="true">
          <draw:text-box>
            <text:p text:style-name="P6">Tag Library Declaration</text:p>
          </draw:text-box>
        </draw:frame>
        <presentation:notes draw:style-name="dp2">
          <draw:page-thumbnail draw:style-name="gr2" draw:layer="layout" svg:width="13.335cm" svg:height="10.002cm" svg:x="3.492cm" svg:y="2.001cm" draw:page-number="28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Security’s Tag Library" draw:style-name="dp1" draw:master-page-name="Default">
        <office:forms form:automatic-focus="false" form:apply-design-mode="false"/>
        <draw:frame presentation:style-name="pr26" draw:text-style-name="P11" draw:layer="layout" svg:width="21.855cm" svg:height="11.303cm" svg:x="1.908cm" svg:y="4.037cm" presentation:class="outline" presentation:user-transformed="true">
          <draw:text-box>
            <text:list text:style-name="L4">
              <text:list-item>
                <text:p text:style-name="P7">Display properties of the Authentication object<text:line-break/></text:p>
              </text:list-item>
            </text:list>
            <text:p text:style-name="P30"/>
            <text:list text:continue-numbering="true" text:style-name="L4">
              <text:list-item>
                <text:p text:style-name="P7">Hide sections of output based on ROLE</text:p>
              </text:list-item>
            </text:list>
          </draw:text-box>
        </draw:frame>
        <draw:custom-shape draw:name="Text Box 4" draw:style-name="gr18" draw:text-style-name="P23" draw:layer="layout" svg:width="20.058cm" svg:height="1.683cm" svg:x="3.006cm" svg:y="5.561cm">
          <text:p text:style-name="P18"><text:span text:style-name="T20">You are logged in as: </text:span></text:p>
          <text:p text:style-name="P18"><text:span text:style-name="T19">&lt;security:authentication </text:span><text:span text:style-name="T64">property</text:span><text:span text:style-name="T20">=</text:span><text:span text:style-name="T65">“</text:span><text:span text:style-name="T66">principal.username</text:span><text:span text:style-name="T65">“</text:span><text:span text:style-name="T19">/&gt;</text:span></text:p>
          <draw:enhanced-geometry svg:viewBox="0 0 21600 21600" draw:type="mso-spt202" draw:enhanced-path="M 0 0 L 21600 0 21600 21600 0 21600 0 0 Z N"/>
        </draw:custom-shape>
        <draw:custom-shape draw:name="Text Box 5" draw:style-name="gr27" draw:text-style-name="P23" draw:layer="layout" svg:width="20.02cm" svg:height="3.105cm" svg:x="3.006cm" svg:y="9.196cm">
          <text:p text:style-name="P18"><text:span text:style-name="T19">&lt;security:authorize </text:span><text:span text:style-name="T64">ifAnyGranted</text:span><text:span text:style-name="T20">=</text:span><text:span text:style-name="T65">“</text:span><text:span text:style-name="T66">ROLE_ADMIN</text:span><text:span text:style-name="T65">“</text:span><text:span text:style-name="T19">&gt;</text:span></text:p>
          <text:p text:style-name="P18"><text:span text:style-name="T20"><text:s text:c="4"/></text:span><text:span text:style-name="T20">TOP-SECRET INFORMATION</text:span></text:p>
          <text:p text:style-name="P18"><text:span text:style-name="T20"><text:s text:c="4"/></text:span><text:span text:style-name="T20">Click </text:span><text:span text:style-name="T19">&lt;a href=</text:span><text:span text:style-name="T65">“</text:span><text:span text:style-name="T66">/admin/deleteAll</text:span><text:span text:style-name="T65">“</text:span><text:span text:style-name="T19">&gt;</text:span><text:span text:style-name="T20">HERE</text:span><text:span text:style-name="T19">&lt;/a&gt;</text:span><text:span text:style-name="T20"> to delete all records.</text:span><text:span text:style-name="T19"> </text:span></text:p>
          <text:p text:style-name="P18"><text:span text:style-name="T19">&lt;/security:authorize&gt;</text:span></text:p>
          <draw:enhanced-geometry svg:viewBox="0 0 21600 21600" draw:type="mso-spt202" draw:enhanced-path="M 0 0 L 21600 0 21600 21600 0 21600 0 0 Z N"/>
        </draw:custom-shape>
        <draw:custom-shape draw:name="Text Box 8" draw:style-name="gr21" draw:text-style-name="P19" draw:layer="layout" svg:width="9.581cm" svg:height="1.683cm" svg:x="6.946cm" svg:y="13.158cm">
          <text:p text:style-name="P18"><text:span text:style-name="T20">URL </text:span><text:span text:style-name="T67">should</text:span><text:span text:style-name="T20"> also be protected with intercept-url configuration!</text:span></text:p>
          <draw:enhanced-geometry svg:viewBox="0 0 21600 21600" draw:type="mso-spt202" draw:enhanced-path="M 0 0 L 21600 0 21600 21600 0 21600 0 0 Z N"/>
        </draw:custom-shape>
        <draw:line draw:style-name="gr22" draw:layer="layout" svg:x1="10.842cm" svg:y1="13.032cm" svg:x2="10.842cm" svg:y2="11.628cm">
          <text:p/>
        </draw:line>
        <draw:frame presentation:style-name="pr5" draw:text-style-name="P6" draw:layer="layout" svg:width="17.476cm" svg:height="2.719cm" svg:x="0.958cm" svg:y="0.251cm" presentation:class="title" presentation:user-transformed="true">
          <draw:text-box>
            <text:p text:style-name="P6">Spring Security's Tag Library</text:p>
          </draw:text-box>
        </draw:frame>
        <presentation:notes draw:style-name="dp2">
          <draw:page-thumbnail draw:style-name="gr2" draw:layer="layout" svg:width="13.335cm" svg:height="10.002cm" svg:x="3.492cm" svg:y="2.001cm" draw:page-number="29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24" draw:text-style-name="P11" draw:layer="layout" svg:width="21.855cm" svg:height="8.843cm" svg:x="1.745cm" svg:y="4.057cm" presentation:class="outline" presentation:user-transformed="true">
          <draw:text-box>
            <text:list text:style-name="L4">
              <text:list-item>
                <text:p text:style-name="P7">High-Level Security Overview</text:p>
              </text:list-item>
              <text:list-item>
                <text:p text:style-name="P7">Motivations of Spring Security</text:p>
              </text:list-item>
              <text:list-item>
                <text:p text:style-name="P7">Spring Security in a Web Environment</text:p>
              </text:list-item>
              <text:list-item>
                <text:p text:style-name="P7">Configuring Web Authentication</text:p>
              </text:list-item>
              <text:list-item>
                <text:p text:style-name="P7"><text:span text:style-name="T62">Using Spring Security's Tag Libraries</text:span></text:p>
              </text:list-item>
              <text:list-item>
                <text:p text:style-name="P7"><text:span text:style-name="T3">Method Security</text:span></text:p>
              </text:list-item>
              <text:list-item>
                <text:p text:style-name="P7"><text:span text:style-name="T62">Advanced Security: Working with Filters</text:span>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5cm" presentation:class="title" presentation:user-transformed="true">
          <draw:text-box>
            <text:p text:style-name="P6">Topics in this Session</text:p>
          </draw:text-box>
        </draw:frame>
        <presentation:notes draw:style-name="dp2">
          <draw:custom-shape draw:name="Rectangle 7" draw:style-name="gr1" draw:text-style-name="P35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0"/>
          <draw:frame presentation:style-name="pr6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4" draw:text-style-name="P36" draw:layer="layout" svg:width="21.855cm" svg:height="11.219cm" svg:x="1.746cm" svg:y="4.058cm" presentation:class="outline" presentation:user-transformed="true">
          <draw:text-box>
            <text:list text:style-name="L4">
              <text:list-item>
                <text:p text:style-name="P6"><text:span text:style-name="T62">Custom Spring Security XML namespace</text:span></text:p>
              </text:list-item>
              <text:list-item>
                <text:p text:style-name="P6"><text:span text:style-name="T62">Spring Security annotations</text:span></text:p>
              </text:list-item>
              <text:list-item>
                <text:p text:style-name="P6"><text:span text:style-name="T62">JSR-250 annotations</text:span></text:p>
              </text:list-item>
            </text:list>
          </draw:text-box>
        </draw:frame>
        <draw:frame presentation:style-name="pr14" draw:text-style-name="P6" draw:layer="layout" svg:width="17.476cm" svg:height="2.745cm" svg:x="0.958cm" svg:y="0.24cm" presentation:class="title" presentation:user-transformed="true">
          <draw:text-box>
            <text:p text:style-name="P6">Method Level Security Configuration Options</text:p>
          </draw:text-box>
        </draw:frame>
        <presentation:notes draw:style-name="dp2">
          <draw:custom-shape draw:name="Rectangle 7" draw:style-name="gr1" draw:text-style-name="P35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1"/>
          <draw:frame presentation:style-name="pr6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4" draw:text-style-name="P6" draw:layer="layout" svg:width="17.476cm" svg:height="2.745cm" svg:x="0.958cm" svg:y="0.241cm" presentation:class="title" presentation:user-transformed="true">
          <draw:text-box>
            <text:p text:style-name="P6">Method Level Security Using Spring's XML Namespace </text:p>
          </draw:text-box>
        </draw:frame>
        <draw:frame presentation:style-name="pr27" draw:text-style-name="P11" draw:layer="layout" svg:width="21.59cm" svg:height="2.703cm" svg:x="1.907cm" svg:y="4.075cm" presentation:class="outline" presentation:user-transformed="true">
          <draw:text-box>
            <text:list text:style-name="L4">
              <text:list-item>
                <text:p text:style-name="P7">Allows you to apply security to many beans with only a simple declaration</text:p>
              </text:list-item>
            </text:list>
          </draw:text-box>
        </draw:frame>
        <draw:custom-shape draw:name="Text Box 4" draw:style-name="gr15" draw:text-style-name="P33" draw:layer="layout" svg:width="21.655cm" svg:height="4.196cm" svg:x="1.832cm" svg:y="6.979cm">
          <text:p text:style-name="P21"><text:span text:style-name="T53">&lt;</text:span><text:span text:style-name="T54">security:global-method-security</text:span><text:span text:style-name="T53">&gt;</text:span></text:p>
          <text:p text:style-name="P21"><text:span text:style-name="T53"><text:s text:c="2"/></text:span><text:span text:style-name="T53">&lt;</text:span><text:span text:style-name="T54">security:protect-pointcut</text:span></text:p>
          <text:p text:style-name="P21"><text:span text:style-name="T68"><text:s text:c="4"/></text:span><text:span text:style-name="T68">expression</text:span><text:span text:style-name="T55">="</text:span><text:span text:style-name="T69">execution(* com.springsource..*Service.*(..))</text:span><text:span text:style-name="T55">"</text:span></text:p>
          <text:p text:style-name="P21"><text:span text:style-name="T68"><text:tab/></text:span><text:span text:style-name="T68">access</text:span><text:span text:style-name="T55">="</text:span><text:span text:style-name="T69">ROLE_USER</text:span><text:span text:style-name="T55">"</text:span><text:span text:style-name="T69"> </text:span><text:span text:style-name="T53">/&gt;</text:span></text:p>
          <text:p text:style-name="P21"><text:span text:style-name="T53">&lt;/</text:span><text:span text:style-name="T54">security:global-method-security</text:span><text:span text:style-name="T53">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32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Text Box 4" draw:style-name="gr18" draw:text-style-name="P27" draw:layer="layout" svg:width="21.748cm" svg:height="0.972cm" svg:x="1.931cm" svg:y="5.169cm">
          <text:p text:style-name="P6"><text:span text:style-name="T11">&lt;</text:span><text:span text:style-name="T13">security:global-method-security </text:span><text:span text:style-name="T41">secured-annotations</text:span><text:span text:style-name="T42">="</text:span><text:span text:style-name="T43">enabled</text:span><text:span text:style-name="T42">"</text:span><text:span text:style-name="T13"> /</text:span><text:span text:style-name="T11">&gt; 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27" draw:layer="layout" svg:width="21.732cm" svg:height="6.66cm" svg:x="1.909cm" svg:y="8.627cm">
          <text:p text:style-name="P21"><text:span text:style-name="T70">import</text:span><text:span text:style-name="T71"> </text:span><text:span text:style-name="T72">org.springframework.security.annotation.Secured</text:span><text:span text:style-name="T71">;</text:span></text:p>
          <text:p text:style-name="P21"><text:span text:style-name="T73"/></text:p>
          <text:p text:style-name="P21"><text:span text:style-name="T73">public</text:span><text:span text:style-name="T14"> </text:span><text:span text:style-name="T73">class</text:span><text:span text:style-name="T14"> ItemManager {</text:span></text:p>
          <text:p text:style-name="P21"><text:span text:style-name="T14"/></text:p>
          <text:p text:style-name="P21"><text:span text:style-name="T14"><text:s text:c="3"/></text:span><text:span text:style-name="T74">@</text:span><text:span text:style-name="T14">Secured( {"</text:span><text:span text:style-name="T12">ROLE_MEMBER</text:span><text:span text:style-name="T14">"} )</text:span></text:p>
          <text:p text:style-name="P21"><text:span text:style-name="T14"><text:s text:c="3"/></text:span><text:span text:style-name="T73">public</text:span><text:span text:style-name="T14"> Item findItem(long itemNumber) {</text:span></text:p>
          <text:p text:style-name="P21"><text:span text:style-name="T14"><text:s text:c="6"/></text:span><text:span text:style-name="T14">...</text:span></text:p>
          <text:p text:style-name="P21"><text:span text:style-name="T14"><text:s text:c="3"/></text:span><text:span text:style-name="T14">}</text:span></text:p>
          <text:p text:style-name="P21"><text:span text:style-name="T14">}</text:span></text:p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17.476cm" svg:height="2.745cm" svg:x="0.958cm" svg:y="0.241cm" presentation:class="title" presentation:user-transformed="true">
          <draw:text-box>
            <text:p text:style-name="P6">Method Level Security Using Spring's Security Annotations</text:p>
          </draw:text-box>
        </draw:frame>
        <draw:frame presentation:style-name="pr28" draw:text-style-name="P37" draw:layer="layout" svg:width="21.59cm" svg:height="4.793cm" svg:x="1.906cm" svg:y="3.809cm" presentation:class="outline" presentation:user-transformed="true">
          <draw:text-box>
            <text:list text:style-name="L4">
              <text:list-item>
                <text:p text:style-name="P7">Enable Spring Security annotations in XML</text:p>
                <text:p text:style-name="P7"/>
              </text:list-item>
              <text:list-item>
                <text:p text:style-name="P7">Secure the method using Spring annotations in the code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33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Text Box 4" draw:style-name="gr18" draw:text-style-name="P39" draw:layer="layout" svg:width="21.682cm" svg:height="6.66cm" svg:x="1.959cm" svg:y="8.972cm">
          <text:p text:style-name="P38"><text:span text:style-name="T70">import</text:span><text:span text:style-name="T71"> </text:span><text:span text:style-name="T72">javax.annotation.security.RolesAllowed;</text:span></text:p>
          <text:p text:style-name="P38"><text:span text:style-name="T73"/></text:p>
          <text:p text:style-name="P38"><text:span text:style-name="T73">public</text:span><text:span text:style-name="T14"> </text:span><text:span text:style-name="T73">class</text:span><text:span text:style-name="T14"> ItemManager {</text:span></text:p>
          <text:p text:style-name="P38"><text:span text:style-name="T14"/></text:p>
          <text:p text:style-name="P38"><text:span text:style-name="T14"><text:s text:c="3"/></text:span><text:span text:style-name="T74">@</text:span><text:span text:style-name="T14">RolesAllowed( {"</text:span><text:span text:style-name="T12">ROLE_MEMBER</text:span><text:span text:style-name="T14">"} )</text:span></text:p>
          <text:p text:style-name="P38"><text:span text:style-name="T14"><text:s text:c="3"/></text:span><text:span text:style-name="T73">public</text:span><text:span text:style-name="T14"> Item findItem(long itemNumber) {</text:span></text:p>
          <text:p text:style-name="P38"><text:span text:style-name="T14"><text:s text:c="6"/></text:span><text:span text:style-name="T14">...</text:span></text:p>
          <text:p text:style-name="P38"><text:span text:style-name="T11"><text:s text:c="3"/></text:span><text:span text:style-name="T11">}</text:span></text:p>
          <text:p text:style-name="P38"><text:span text:style-name="T11">}</text:span></text:p>
          <draw:enhanced-geometry svg:viewBox="0 0 21600 21600" draw:type="mso-spt202" draw:enhanced-path="M 0 0 L 21600 0 21600 21600 0 21600 0 0 Z N"/>
        </draw:custom-shape>
        <draw:frame presentation:style-name="pr14" draw:text-style-name="P6" draw:layer="layout" svg:width="17.476cm" svg:height="2.745cm" svg:x="0.96cm" svg:y="0.242cm" presentation:class="title" presentation:user-transformed="true">
          <draw:text-box>
            <text:p text:style-name="P6">Method Level Security Using JSR 250 Annotations</text:p>
          </draw:text-box>
        </draw:frame>
        <draw:frame presentation:style-name="pr29" draw:text-style-name="P40" draw:layer="layout" svg:width="21.59cm" svg:height="4.829cm" svg:x="1.908cm" svg:y="4.074cm" presentation:class="outline" presentation:user-transformed="true">
          <draw:text-box>
            <text:list text:style-name="L4">
              <text:list-item>
                <text:p text:style-name="P7">Enable JSR250 annotations in XML</text:p>
                <text:p text:style-name="P7"/>
              </text:list-item>
              <text:list-item>
                <text:p text:style-name="P7">Secure the method using JSR250 annotations in the code</text:p>
              </text:list-item>
            </text:list>
          </draw:text-box>
        </draw:frame>
        <draw:custom-shape draw:name="Text Box 4" draw:style-name="gr18" draw:text-style-name="P27" draw:layer="layout" svg:width="21.748cm" svg:height="0.972cm" svg:x="1.933cm" svg:y="5.469cm">
          <text:p text:style-name="P6"><text:span text:style-name="T11">&lt;</text:span><text:span text:style-name="T13">security:global-method-security </text:span><text:span text:style-name="T41">jsr250-annotations</text:span><text:span text:style-name="T42">="</text:span><text:span text:style-name="T43">enabled</text:span><text:span text:style-name="T42">"</text:span><text:span text:style-name="T13"> /</text:span><text:span text:style-name="T11">&gt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34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24" draw:text-style-name="P11" draw:layer="layout" svg:width="21.855cm" svg:height="8.843cm" svg:x="1.745cm" svg:y="4.057cm" presentation:class="outline" presentation:user-transformed="true">
          <draw:text-box>
            <text:list text:style-name="L4">
              <text:list-item>
                <text:p text:style-name="P7">High-Level Security Overview</text:p>
              </text:list-item>
              <text:list-item>
                <text:p text:style-name="P7">Motivations of Spring Security</text:p>
              </text:list-item>
              <text:list-item>
                <text:p text:style-name="P7">Spring Security in a Web Environment</text:p>
              </text:list-item>
              <text:list-item>
                <text:p text:style-name="P7">Configuring Web Authentication</text:p>
              </text:list-item>
              <text:list-item>
                <text:p text:style-name="P7"><text:span text:style-name="T62">Using Spring Security's Tag Libraries</text:span></text:p>
              </text:list-item>
              <text:list-item>
                <text:p text:style-name="P7"><text:span text:style-name="T62">Method Security</text:span></text:p>
              </text:list-item>
              <text:list-item>
                <text:p text:style-name="P7"><text:span text:style-name="T3">Advanced Security: Working with Filters</text:span>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51cm" presentation:class="title" presentation:user-transformed="true">
          <draw:text-box>
            <text:p text:style-name="P6">Topics in this Session</text:p>
          </draw:text-box>
        </draw:frame>
        <presentation:notes draw:style-name="dp2">
          <draw:custom-shape draw:name="Rectangle 7" draw:style-name="gr1" draw:text-style-name="P35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5"/>
          <draw:frame presentation:style-name="pr6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Security in a Web Environment" draw:style-name="dp1" draw:master-page-name="Default">
        <office:forms form:automatic-focus="false" form:apply-design-mode="false"/>
        <draw:frame presentation:style-name="pr30" draw:text-style-name="P11" draw:layer="layout" svg:width="21.855cm" svg:height="10.343cm" svg:x="1.745cm" svg:y="4.057cm" presentation:class="outline" presentation:user-transformed="true">
          <draw:text-box>
            <text:list text:style-name="L4">
              <text:list-item>
                <text:p text:style-name="P7"><text:span text:style-name="T4">springSecurityFilterChain is declared in web.xml</text:span></text:p>
              </text:list-item>
              <text:list-item>
                <text:p text:style-name="P7"><text:span text:style-name="T4">This single proxy filter delegates to a chain of individual, cohesive Spring-managed filters</text:span></text:p>
                <text:list>
                  <text:list-item>
                    <text:p text:style-name="P9"><text:span text:style-name="T4">One to drive authentication</text:span></text:p>
                  </text:list-item>
                  <text:list-item>
                    <text:p text:style-name="P9"><text:span text:style-name="T4">One to enforce authorization</text:span></text:p>
                  </text:list-item>
                  <text:list-item>
                    <text:p text:style-name="P9"><text:span text:style-name="T4">One to manage logout</text:span></text:p>
                  </text:list-item>
                  <text:list-item>
                    <text:p text:style-name="P9"><text:span text:style-name="T4">One to maintain the </text:span><text:span text:style-name="T10">SecurityContext</text:span><text:span text:style-name="T4"> in an </text:span><text:span text:style-name="T10">HttpSession</text:span></text:p>
                  </text:list-item>
                  <text:list-item>
                    <text:p text:style-name="P9"><text:span text:style-name="T51">and more ...</text:span></text:p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17.476cm" svg:height="2.745cm" svg:x="0.957cm" svg:y="0.239cm" presentation:class="title" presentation:user-transformed="true">
          <draw:text-box>
            <text:p text:style-name="P6">Spring Security in a Web Environment</text:p>
          </draw:text-box>
        </draw:frame>
        <presentation:notes draw:style-name="dp2">
          <draw:page-thumbnail draw:style-name="gr2" draw:layer="layout" svg:width="13.335cm" svg:height="10.002cm" svg:x="3.492cm" svg:y="2.001cm" draw:page-number="36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Web Security Filter Configuration" draw:style-name="dp1" draw:master-page-name="Default">
        <office:forms form:automatic-focus="false" form:apply-design-mode="false"/>
        <draw:custom-shape draw:name="AutoShape 2" draw:style-name="gr28" draw:text-style-name="P5" draw:layer="layout" svg:width="18.626cm" svg:height="7.832cm" svg:x="4.657cm" svg:y="8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29" draw:text-style-name="P42" draw:layer="layout" svg:width="2.8cm" svg:height="2.149cm" svg:x="0.498cm" svg:y="5.522cm">
          <text:p text:style-name="P41"><text:span text:style-name="T75">Web</text:span></text:p>
          <text:p text:style-name="P41"><text:span text:style-name="T75">User</text:span></text:p>
          <draw:enhanced-geometry svg:viewBox="0 0 21600 21600" draw:type="mso-spt202" draw:enhanced-path="M 0 0 L 21600 0 21600 21600 0 21600 0 0 Z N"/>
        </draw:custom-shape>
        <draw:polyline draw:name="Line 5" draw:style-name="gr30" draw:text-style-name="P12" xml:id="id3" draw:id="id3" draw:layer="layout" svg:width="0cm" svg:height="1.137cm" svg:x="9.313cm" svg:y="10.818cm" svg:viewBox="0 0 0 1138" draw:points="0,0 0,1138">
          <text:p text:style-name="P6"/>
        </draw:polyline>
        <draw:polyline draw:name="Line 6" draw:style-name="gr31" draw:text-style-name="P12" xml:id="id4" draw:id="id4" draw:layer="layout" svg:width="1cm" svg:height="0cm" svg:x="9.582cm" svg:y="12.538cm" svg:viewBox="0 0 1001 0" draw:points="0,0 1001,0">
          <text:p text:style-name="P6"/>
        </draw:polyline>
        <draw:polyline draw:name="Line 7" draw:style-name="gr32" draw:text-style-name="P12" xml:id="id5" draw:id="id5" draw:layer="layout" svg:width="1cm" svg:height="0cm" svg:x="13.547cm" svg:y="12.547cm" svg:viewBox="0 0 1001 0" draw:points="0,0 1001,0">
          <text:p text:style-name="P6"/>
        </draw:polyline>
        <draw:polyline draw:name="Line 8" draw:style-name="gr33" draw:text-style-name="P12" xml:id="id6" draw:id="id6" draw:layer="layout" svg:width="1cm" svg:height="0cm" svg:x="17.568cm" svg:y="12.547cm" svg:viewBox="0 0 1001 0" draw:points="0,0 1001,0">
          <text:p text:style-name="P6"/>
        </draw:polyline>
        <draw:polyline draw:name="Line 9" draw:style-name="gr34" draw:text-style-name="P12" xml:id="id7" draw:id="id7" draw:layer="layout" svg:width="0cm" svg:height="1.058cm" svg:x="19.05cm" svg:y="10.817cm" svg:viewBox="0 0 0 1059" draw:points="0,1059 0,0">
          <text:p text:style-name="P6"/>
        </draw:polyline>
        <draw:polyline draw:name="Line 10" draw:style-name="gr35" draw:text-style-name="P12" xml:id="id9" draw:id="id9" draw:layer="layout" svg:width="1.401cm" svg:height="0cm" svg:x="15.099cm" svg:y="6.523cm" svg:viewBox="0 0 1402 0" draw:points="0,0 1402,0">
          <text:p text:style-name="P6"/>
        </draw:polyline>
        <draw:polyline draw:name="Line 11" draw:style-name="gr36" draw:text-style-name="P12" xml:id="id10" draw:id="id10" draw:layer="layout" svg:width="1.392cm" svg:height="0cm" svg:x="15.107cm" svg:y="7.008cm" svg:viewBox="0 0 1393 0" draw:points="1393,0 0,0">
          <text:p text:style-name="P6"/>
        </draw:polyline>
        <draw:polyline draw:name="Line 12" draw:style-name="gr37" draw:text-style-name="P12" xml:id="id12" draw:id="id12" draw:layer="layout" svg:width="0cm" svg:height="1.058cm" svg:x="19.685cm" svg:y="10.818cm" svg:viewBox="0 0 0 1059" draw:points="0,0 0,1059">
          <text:p text:style-name="P6"/>
        </draw:polyline>
        <draw:polyline draw:name="Line 13" draw:style-name="gr38" draw:text-style-name="P12" xml:id="id13" draw:id="id13" draw:layer="layout" svg:width="0.996cm" svg:height="0cm" svg:x="17.567cm" svg:y="13.147cm" svg:viewBox="0 0 997 0" draw:points="997,0 0,0">
          <text:p text:style-name="P6"/>
        </draw:polyline>
        <draw:polyline draw:name="Line 14" draw:style-name="gr39" draw:text-style-name="P12" xml:id="id14" draw:id="id14" draw:layer="layout" svg:width="0.995cm" svg:height="0cm" svg:x="13.547cm" svg:y="13.147cm" svg:viewBox="0 0 996 0" draw:points="996,0 0,0">
          <text:p text:style-name="P6"/>
        </draw:polyline>
        <draw:polyline draw:name="Line 15" draw:style-name="gr40" draw:text-style-name="P12" xml:id="id15" draw:id="id15" draw:layer="layout" svg:width="0.996cm" svg:height="0cm" svg:x="9.537cm" svg:y="13.138cm" svg:viewBox="0 0 997 0" draw:points="997,0 0,0">
          <text:p text:style-name="P6"/>
        </draw:polyline>
        <draw:polyline draw:name="Line 16" draw:style-name="gr41" draw:text-style-name="P12" xml:id="id16" draw:id="id16" draw:layer="layout" svg:width="0cm" svg:height="1.058cm" svg:x="8.678cm" svg:y="10.817cm" svg:viewBox="0 0 0 1059" draw:points="0,1059 0,0">
          <text:p text:style-name="P6"/>
        </draw:polyline>
        <draw:custom-shape draw:name="Rectangle 17" draw:style-name="gr42" draw:text-style-name="P17" draw:layer="layout" svg:width="6.138cm" svg:height="1.27cm" svg:x="16.51cm" svg:y="6.162cm">
          <text:p text:style-name="P16"><text:span text:style-name="T7">Servlet</text:span></text:p>
          <draw:enhanced-geometry svg:viewBox="0 0 21600 21600" draw:type="rectangle" draw:enhanced-path="M 0 0 L 21600 0 21600 21600 0 21600 0 0 Z N"/>
        </draw:custom-shape>
        <draw:custom-shape draw:name="AutoShape 18" draw:style-name="gr43" draw:text-style-name="P5" draw:layer="layout" svg:width="20.32cm" svg:height="12.488cm" svg:x="3.81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name="Line 19" draw:style-name="gr44" draw:text-style-name="P12" xml:id="id2" draw:id="id2" draw:layer="layout" svg:width="0cm" svg:height="2.199cm" svg:x="10.301cm" svg:y="7.326cm" svg:viewBox="0 0 0 2200" draw:points="0,0 0,2200">
          <text:p text:style-name="P6"/>
        </draw:polyline>
        <draw:polyline draw:name="Line 20" draw:style-name="gr45" draw:text-style-name="P12" xml:id="id8" draw:id="id8" draw:layer="layout" svg:width="0cm" svg:height="2.199cm" svg:x="13.899cm" svg:y="7.326cm" svg:viewBox="0 0 0 2200" draw:points="0,2200 0,0">
          <text:p text:style-name="P6"/>
        </draw:polyline>
        <draw:polyline draw:name="Line 21" draw:style-name="gr46" draw:text-style-name="P12" xml:id="id11" draw:id="id11" draw:layer="layout" svg:width="0cm" svg:height="2.199cm" svg:x="14.393cm" svg:y="7.326cm" svg:viewBox="0 0 0 2200" draw:points="0,0 0,2200">
          <text:p text:style-name="P6"/>
        </draw:polyline>
        <draw:polyline draw:name="Line 22" draw:style-name="gr47" draw:text-style-name="P12" xml:id="id17" draw:id="id17" draw:layer="layout" svg:width="0cm" svg:height="2.199cm" svg:x="9.737cm" svg:y="7.326cm" svg:viewBox="0 0 0 2200" draw:points="0,2200 0,0">
          <text:p text:style-name="P6"/>
        </draw:polyline>
        <draw:custom-shape draw:name="Text Box 23" draw:style-name="gr9" draw:text-style-name="P20" draw:layer="layout" svg:width="7.047cm" svg:height="1.205cm" svg:x="10.544cm" svg:y="4.036cm">
          <text:p text:style-name="P18"><text:span text:style-name="T7">Servlet Container</text:span></text:p>
          <draw:enhanced-geometry svg:viewBox="0 0 21600 21600" draw:type="mso-spt202" draw:enhanced-path="M 0 0 L 21600 0 21600 21600 0 21600 0 0 Z N"/>
        </draw:custom-shape>
        <draw:custom-shape draw:name="Text Box 24" draw:style-name="gr9" draw:text-style-name="P20" draw:layer="layout" svg:width="10.247cm" svg:height="1.205cm" svg:x="9.219cm" svg:y="14.84cm">
          <text:p text:style-name="P18"><text:span text:style-name="T76">Spring ApplicationContext</text:span></text:p>
          <draw:enhanced-geometry svg:viewBox="0 0 21600 21600" draw:type="mso-spt202" draw:enhanced-path="M 0 0 L 21600 0 21600 21600 0 21600 0 0 Z N"/>
        </draw:custom-shape>
        <draw:custom-shape draw:name="Rectangle 25" draw:style-name="gr48" draw:text-style-name="P17" draw:layer="layout" svg:width="2.964cm" svg:height="2.328cm" svg:x="10.583cm" svg:y="11.877cm">
          <text:p text:style-name="P16"><text:span text:style-name="T77">Filter</text:span></text:p>
          <text:p text:style-name="P16"><text:span text:style-name="T77">2</text:span></text:p>
          <draw:enhanced-geometry svg:viewBox="0 0 21600 21600" draw:type="rectangle" draw:enhanced-path="M 0 0 L 21600 0 21600 21600 0 21600 0 0 Z N"/>
        </draw:custom-shape>
        <draw:custom-shape draw:name="Rectangle 26" draw:style-name="gr48" draw:text-style-name="P17" draw:layer="layout" svg:width="2.963cm" svg:height="2.328cm" svg:x="14.605cm" svg:y="11.877cm">
          <text:p text:style-name="P16"><text:span text:style-name="T77"/></text:p>
          <text:p text:style-name="P16"><text:span text:style-name="T77">…</text:span></text:p>
          <draw:enhanced-geometry svg:viewBox="0 0 21600 21600" draw:type="rectangle" draw:enhanced-path="M 0 0 L 21600 0 21600 21600 0 21600 0 0 Z N"/>
        </draw:custom-shape>
        <draw:custom-shape draw:name="Rectangle 27" draw:style-name="gr48" draw:text-style-name="P17" draw:layer="layout" svg:width="2.963cm" svg:height="2.328cm" svg:x="18.627cm" svg:y="11.877cm">
          <text:p text:style-name="P16"><text:span text:style-name="T77">Filter</text:span></text:p>
          <text:p text:style-name="P16"><text:span text:style-name="T77">N</text:span></text:p>
          <draw:enhanced-geometry svg:viewBox="0 0 21600 21600" draw:type="rectangle" draw:enhanced-path="M 0 0 L 21600 0 21600 21600 0 21600 0 0 Z N"/>
        </draw:custom-shape>
        <draw:polyline draw:name="Line 28" draw:style-name="gr49" draw:text-style-name="P12" xml:id="id1" draw:id="id1" draw:layer="layout" svg:width="3.201cm" svg:height="0cm" svg:x="3.298cm" svg:y="6.523cm" svg:viewBox="0 0 3202 0" draw:points="0,0 3202,0">
          <text:p text:style-name="P6"/>
        </draw:polyline>
        <draw:polyline draw:name="Line 29" draw:style-name="gr50" draw:text-style-name="P12" xml:id="id18" draw:id="id18" draw:layer="layout" svg:width="3.201cm" svg:height="0cm" svg:x="3.298cm" svg:y="7.008cm" svg:viewBox="0 0 3202 0" draw:points="3202,0 0,0">
          <text:p text:style-name="P6"/>
        </draw:polyline>
        <draw:custom-shape draw:name="Text Box 30" draw:style-name="gr51" draw:text-style-name="P42" draw:layer="layout" svg:width="8.599cm" svg:height="1.205cm" svg:x="6.5cm" svg:y="6.126cm">
          <text:p text:style-name="P41"><text:span text:style-name="T78">DelegatingFilterProxy</text:span></text:p>
          <draw:enhanced-geometry svg:viewBox="0 0 21600 21600" draw:type="mso-spt202" draw:enhanced-path="M 0 0 L 21600 0 21600 21600 0 21600 0 0 Z N"/>
        </draw:custom-shape>
        <draw:custom-shape draw:name="Text Box 31" draw:style-name="gr51" draw:text-style-name="P42" draw:layer="layout" svg:width="11.853cm" svg:height="1.205cm" svg:x="8.255cm" svg:y="9.526cm">
          <text:p text:style-name="P41"><text:span text:style-name="T79">springSecurityFilterChain</text:span></text:p>
          <draw:enhanced-geometry svg:viewBox="0 0 21600 21600" draw:type="mso-spt202" draw:enhanced-path="M 0 0 L 21600 0 21600 21600 0 21600 0 0 Z N"/>
        </draw:custom-shape>
        <draw:custom-shape draw:name="Rectangle 32" draw:style-name="gr48" draw:text-style-name="P17" draw:layer="layout" svg:width="2.963cm" svg:height="2.328cm" svg:x="6.575cm" svg:y="11.877cm">
          <text:p text:style-name="P16"><text:span text:style-name="T77">Filter</text:span></text:p>
          <text:p text:style-name="P16"><text:span text:style-name="T77">1</text:span></text:p>
          <draw:enhanced-geometry svg:viewBox="0 0 21600 21600" draw:type="rectangle" draw:enhanced-path="M 0 0 L 21600 0 21600 21600 0 21600 0 0 Z N"/>
        </draw:custom-shape>
        <draw:frame presentation:style-name="pr14" draw:text-style-name="P6" draw:layer="layout" svg:width="17.476cm" svg:height="2.745cm" svg:x="0.957cm" svg:y="0.24cm" presentation:class="title" presentation:user-transformed="true">
          <draw:text-box>
            <text:p text:style-name="P6">Web Security Filter Configuration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  <anim:par smil:begin="0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  <anim:par smil:begin="1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  <anim:par smil:begin="1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  <anim:par smil:begin="2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  <anim:par smil:begin="2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  <anim:par smil:begin="3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  <anim:par smil:begin="3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4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  <anim:par smil:begin="0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  <anim:par smil:begin="1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  <anim:par smil:begin="1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  <anim:par smil:begin="2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  <anim:par smil:begin="2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  <anim:par smil:begin="3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  <anim:par smil:begin="3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  <anim:par smil:begin="4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</anim:seq>
        </anim:par>
        <presentation:notes draw:style-name="dp2">
          <draw:custom-shape draw:name="Rectangle 7" draw:style-name="gr1" draw:text-style-name="P35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7"/>
          <draw:frame presentation:style-name="pr6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31" draw:text-style-name="P11" draw:layer="layout" svg:width="21.855cm" svg:height="9.768cm" svg:x="1.692cm" svg:y="4.032cm" presentation:class="outline" presentation:user-transformed="true">
          <draw:text-box>
            <text:list text:style-name="L4">
              <text:list-item>
                <text:p text:style-name="P7">With ACEGI Security 1.x</text:p>
                <text:list>
                  <text:list-item>
                    <text:p text:style-name="P6">Filters were manually configured as individual &lt;bean&gt; elements</text:p>
                  </text:list-item>
                  <text:list-item>
                    <text:p text:style-name="P6">Led to verbose and error-prone XML</text:p>
                  </text:list-item>
                </text:list>
              </text:list-item>
              <text:list-item>
                <text:p text:style-name="P7">Since Spring Security 2.0</text:p>
                <text:list>
                  <text:list-item>
                    <text:p text:style-name="P6">Filters are initialized with correct values by default</text:p>
                  </text:list-item>
                  <text:list-item>
                    <text:p text:style-name="P6">Manual configuration is not required <text:span text:style-name="T3">unless you want to customize Spring Security's behavior</text:span></text:p>
                  </text:list-item>
                </text:list>
              </text:list-item>
              <text:list-item>
                <text:p>How does it work beneath the hood?</text:p>
              </text:list-item>
            </text:list>
          </draw:text-box>
        </draw:frame>
        <draw:frame presentation:style-name="pr5" draw:text-style-name="P6" draw:layer="layout" svg:width="17.476cm" svg:height="2.719cm" svg:x="0.957cm" svg:y="0.254cm" presentation:class="title" presentation:user-transformed="true">
          <draw:text-box>
            <text:p text:style-name="P6">The Filter Chain</text:p>
          </draw:text-box>
        </draw:frame>
        <presentation:notes draw:style-name="dp2">
          <draw:page-thumbnail draw:style-name="gr2" draw:layer="layout" svg:width="13.335cm" svg:height="10.002cm" svg:x="3.492cm" svg:y="2.001cm" draw:page-number="38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Unsecured Resource Prior to Login" draw:style-name="dp1" draw:master-page-name="Default">
        <office:forms form:automatic-focus="false" form:apply-design-mode="false"/>
        <draw:custom-shape draw:name="Text Box 5" draw:style-name="gr4" draw:text-style-name="P43" draw:layer="layout" svg:width="9.313cm" svg:height="1.205cm" svg:x="8.255cm" svg:y="4.042cm">
          <text:p text:style-name="P13"><text:span text:style-name="T7">Web Browser</text:span></text:p>
          <draw:enhanced-geometry svg:viewBox="0 0 21600 21600" draw:type="mso-spt202" draw:enhanced-path="M 0 0 L 21600 0 21600 21600 0 21600 0 0 Z N"/>
        </draw:custom-shape>
        <draw:custom-shape draw:name="Rectangle 7" draw:style-name="gr6" draw:text-style-name="P17" draw:layer="layout" svg:width="9.313cm" svg:height="1.059cm" svg:x="8.255cm" svg:y="16.398cm">
          <text:p text:style-name="P16"><text:span text:style-name="T76">UnprotectedResource</text:span></text:p>
          <draw:enhanced-geometry svg:viewBox="0 0 21600 21600" draw:type="rectangle" draw:enhanced-path="M 0 0 L 21600 0 21600 21600 0 21600 0 0 Z N"/>
        </draw:custom-shape>
        <draw:custom-shape draw:name="Rectangle 43" draw:style-name="gr12" draw:text-style-name="P17" draw:layer="layout" svg:width="11.43cm" svg:height="1.059cm" svg:x="6.985cm" svg:y="14.493cm">
          <text:p text:style-name="P16"><text:span text:style-name="T80">FilterSecurityInterceptor</text:span></text:p>
          <draw:enhanced-geometry svg:viewBox="0 0 21600 21600" draw:type="rectangle" draw:enhanced-path="M 0 0 L 21600 0 21600 21600 0 21600 0 0 Z N"/>
        </draw:custom-shape>
        <draw:custom-shape draw:name="Rectangle 44" draw:style-name="gr12" draw:text-style-name="P17" draw:layer="layout" svg:width="11.43cm" svg:height="1.059cm" svg:x="6.985cm" svg:y="12.588cm">
          <text:p text:style-name="P16"><text:span text:style-name="T80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45" draw:style-name="gr12" draw:text-style-name="P17" draw:layer="layout" svg:width="11.43cm" svg:height="1.059cm" svg:x="6.985cm" svg:y="10.683cm">
          <text:p text:style-name="P16"><text:span text:style-name="T80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46" draw:style-name="gr12" draw:text-style-name="P17" draw:layer="layout" svg:width="11.43cm" svg:height="1.059cm" svg:x="6.985cm" svg:y="6.873cm">
          <text:p text:style-name="P16"><text:span text:style-name="T80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47" draw:style-name="gr12" draw:text-style-name="P17" draw:layer="layout" svg:width="11.43cm" svg:height="1.059cm" svg:x="6.985cm" svg:y="8.778cm">
          <text:p text:style-name="P16"><text:span text:style-name="T80">LogoutFilter</text:span></text:p>
          <draw:enhanced-geometry svg:viewBox="0 0 21600 21600" draw:type="rectangle" draw:enhanced-path="M 0 0 L 21600 0 21600 21600 0 21600 0 0 Z N"/>
        </draw:custom-shape>
        <draw:polyline draw:name="Line 48" draw:style-name="gr52" draw:text-style-name="P12" xml:id="id19" draw:id="id19" draw:layer="layout" svg:width="0cm" svg:height="1.48cm" svg:x="11.642cm" svg:y="5.392cm" svg:viewBox="0 0 0 1481" draw:points="0,0 0,1481">
          <text:p text:style-name="P6"/>
        </draw:polyline>
        <draw:polyline draw:name="Line 53" draw:style-name="gr53" draw:text-style-name="P12" xml:id="id21" draw:id="id21" draw:layer="layout" svg:width="0cm" svg:height="0.845cm" svg:x="11.642cm" svg:y="7.932cm" svg:viewBox="0 0 0 846" draw:points="0,0 0,846">
          <text:p text:style-name="P6"/>
        </draw:polyline>
        <draw:polyline draw:name="Line 54" draw:style-name="gr54" draw:text-style-name="P12" xml:id="id23" draw:id="id23" draw:layer="layout" svg:width="0cm" svg:height="0.845cm" svg:x="11.642cm" svg:y="9.837cm" svg:viewBox="0 0 0 846" draw:points="0,0 0,846">
          <text:p text:style-name="P6"/>
        </draw:polyline>
        <draw:polyline draw:name="Line 55" draw:style-name="gr55" draw:text-style-name="P12" xml:id="id25" draw:id="id25" draw:layer="layout" svg:width="0cm" svg:height="0.845cm" svg:x="11.642cm" svg:y="11.742cm" svg:viewBox="0 0 0 846" draw:points="0,0 0,846">
          <text:p text:style-name="P6"/>
        </draw:polyline>
        <draw:polyline draw:name="Line 56" draw:style-name="gr56" draw:text-style-name="P12" xml:id="id27" draw:id="id27" draw:layer="layout" svg:width="0cm" svg:height="0.845cm" svg:x="11.642cm" svg:y="13.647cm" svg:viewBox="0 0 0 846" draw:points="0,0 0,846">
          <text:p text:style-name="P6"/>
        </draw:polyline>
        <draw:polyline draw:name="Line 57" draw:style-name="gr57" draw:text-style-name="P12" xml:id="id29" draw:id="id29" draw:layer="layout" svg:width="0cm" svg:height="0.845cm" svg:x="11.642cm" svg:y="15.552cm" svg:viewBox="0 0 0 846" draw:points="0,0 0,846">
          <text:p text:style-name="P6"/>
        </draw:polyline>
        <draw:polyline draw:name="Line 61" draw:style-name="gr58" draw:text-style-name="P12" xml:id="id30" draw:id="id30" draw:layer="layout" svg:width="0cm" svg:height="0.845cm" svg:x="13.758cm" svg:y="15.552cm" svg:viewBox="0 0 0 846" draw:points="0,846 0,0">
          <text:p text:style-name="P6"/>
        </draw:polyline>
        <draw:polyline draw:name="Line 62" draw:style-name="gr59" draw:text-style-name="P12" xml:id="id32" draw:id="id32" draw:layer="layout" svg:width="0cm" svg:height="0.845cm" svg:x="13.758cm" svg:y="13.647cm" svg:viewBox="0 0 0 846" draw:points="0,846 0,0">
          <text:p text:style-name="P6"/>
        </draw:polyline>
        <draw:polyline draw:name="Line 63" draw:style-name="gr60" draw:text-style-name="P12" xml:id="id34" draw:id="id34" draw:layer="layout" svg:width="0cm" svg:height="0.845cm" svg:x="13.758cm" svg:y="11.742cm" svg:viewBox="0 0 0 846" draw:points="0,846 0,0">
          <text:p text:style-name="P6"/>
        </draw:polyline>
        <draw:polyline draw:name="Line 64" draw:style-name="gr61" draw:text-style-name="P12" xml:id="id36" draw:id="id36" draw:layer="layout" svg:width="0cm" svg:height="0.845cm" svg:x="13.758cm" svg:y="9.837cm" svg:viewBox="0 0 0 846" draw:points="0,846 0,0">
          <text:p text:style-name="P6"/>
        </draw:polyline>
        <draw:polyline draw:name="Line 65" draw:style-name="gr62" draw:text-style-name="P12" xml:id="id38" draw:id="id38" draw:layer="layout" svg:width="0cm" svg:height="0.845cm" svg:x="13.758cm" svg:y="7.932cm" svg:viewBox="0 0 0 846" draw:points="0,846 0,0">
          <text:p text:style-name="P6"/>
        </draw:polyline>
        <draw:polyline draw:name="Line 66" draw:style-name="gr63" draw:text-style-name="P12" xml:id="id40" draw:id="id40" draw:layer="layout" svg:width="0cm" svg:height="1.48cm" svg:x="13.758cm" svg:y="5.391cm" svg:viewBox="0 0 0 1481" draw:points="0,1481 0,0">
          <text:p text:style-name="P6"/>
        </draw:polyline>
        <draw:g draw:name="Group 92" xml:id="id20" draw:id="id20">
          <draw:custom-shape draw:name="Text Box 52" draw:style-name="gr64" draw:text-style-name="P19" draw:layer="layout" svg:width="5.927cm" svg:height="2.154cm" svg:x="0.423cm" svg:y="5.603cm">
            <text:p text:style-name="P18"><text:span text:style-name="T81">No context in session </text:span><text:span text:style-name="T82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72" draw:style-name="gr65" draw:text-style-name="P12" draw:layer="layout" svg:x1="6.35cm" svg:y1="7.297cm" svg:x2="6.985cm" svg:y2="7.297cm">
            <text:p/>
          </draw:line>
        </draw:g>
        <draw:g draw:name="Group 83" xml:id="id22" draw:id="id22">
          <draw:custom-shape draw:name="Text Box 51" draw:style-name="gr64" draw:text-style-name="P19" draw:layer="layout" svg:width="5.927cm" svg:height="1.523cm" svg:x="0.423cm" svg:y="8.311cm">
            <text:p text:style-name="P18"><text:span text:style-name="T81">Not a logout request does nothing</text:span></text:p>
            <draw:enhanced-geometry svg:viewBox="0 0 21600 21600" draw:type="mso-spt202" draw:enhanced-path="M 0 0 L 21600 0 21600 21600 0 21600 0 0 Z N"/>
          </draw:custom-shape>
          <draw:line draw:name="Line 73" draw:style-name="gr65" draw:text-style-name="P12" draw:layer="layout" svg:x1="6.35cm" svg:y1="9.202cm" svg:x2="6.985cm" svg:y2="9.202cm">
            <text:p/>
          </draw:line>
        </draw:g>
        <draw:g draw:name="Group 84" xml:id="id24" draw:id="id24">
          <draw:custom-shape draw:name="Text Box 58" draw:style-name="gr64" draw:text-style-name="P19" draw:layer="layout" svg:width="5.927cm" svg:height="1.523cm" svg:x="0.423cm" svg:y="10.216cm">
            <text:p text:style-name="P18"><text:span text:style-name="T81">Not an authentication request does nothing</text:span></text:p>
            <draw:enhanced-geometry svg:viewBox="0 0 21600 21600" draw:type="mso-spt202" draw:enhanced-path="M 0 0 L 21600 0 21600 21600 0 21600 0 0 Z N"/>
          </draw:custom-shape>
          <draw:line draw:name="Line 74" draw:style-name="gr65" draw:text-style-name="P12" draw:layer="layout" svg:x1="6.35cm" svg:y1="11.107cm" svg:x2="6.985cm" svg:y2="11.107cm">
            <text:p/>
          </draw:line>
        </draw:g>
        <draw:g draw:name="Group 85" xml:id="id26" draw:id="id26">
          <draw:custom-shape draw:name="Text Box 59" draw:style-name="gr64" draw:text-style-name="P19" draw:layer="layout" svg:width="5.927cm" svg:height="1.523cm" svg:x="0.423cm" svg:y="12.121cm">
            <text:p text:style-name="P18"><text:span text:style-name="T81">Does nothing on request side</text:span></text:p>
            <draw:enhanced-geometry svg:viewBox="0 0 21600 21600" draw:type="mso-spt202" draw:enhanced-path="M 0 0 L 21600 0 21600 21600 0 21600 0 0 Z N"/>
          </draw:custom-shape>
          <draw:line draw:name="Line 75" draw:style-name="gr65" draw:text-style-name="P12" draw:layer="layout" svg:x1="6.35cm" svg:y1="13.012cm" svg:x2="6.985cm" svg:y2="13.012cm">
            <text:p/>
          </draw:line>
        </draw:g>
        <draw:g draw:name="Group 86" xml:id="id28" draw:id="id28">
          <draw:custom-shape draw:name="Text Box 60" draw:style-name="gr64" draw:text-style-name="P19" draw:layer="layout" svg:width="5.927cm" svg:height="2.154cm" svg:x="0.423cm" svg:y="14.07cm">
            <text:p text:style-name="P18"><text:span text:style-name="T81">Resource has no security attributes does nothing</text:span></text:p>
            <draw:enhanced-geometry svg:viewBox="0 0 21600 21600" draw:type="mso-spt202" draw:enhanced-path="M 0 0 L 21600 0 21600 21600 0 21600 0 0 Z N"/>
          </draw:custom-shape>
          <draw:line draw:name="Line 76" draw:style-name="gr65" draw:text-style-name="P12" draw:layer="layout" svg:x1="6.35cm" svg:y1="14.917cm" svg:x2="6.985cm" svg:y2="14.917cm">
            <text:p/>
          </draw:line>
        </draw:g>
        <draw:g draw:name="Group 87" xml:id="id31" draw:id="id31">
          <draw:custom-shape draw:name="Text Box 67" draw:style-name="gr64" draw:text-style-name="P19" draw:layer="layout" svg:width="5.927cm" svg:height="2.154cm" svg:x="19.05cm" svg:y="14.493cm">
            <text:p text:style-name="P18"><text:span text:style-name="T81">Resource has no security attributes does nothing</text:span></text:p>
            <draw:enhanced-geometry svg:viewBox="0 0 21600 21600" draw:type="mso-spt202" draw:enhanced-path="M 0 0 L 21600 0 21600 21600 0 21600 0 0 Z N"/>
          </draw:custom-shape>
          <draw:line draw:name="Line 77" draw:style-name="gr65" draw:text-style-name="P12" draw:layer="layout" svg:x1="18.415cm" svg:y1="15.128cm" svg:x2="19.05cm" svg:y2="15.128cm">
            <text:p/>
          </draw:line>
        </draw:g>
        <draw:g draw:name="Group 88" xml:id="id33" draw:id="id33">
          <draw:custom-shape draw:name="Text Box 68" draw:style-name="gr64" draw:text-style-name="P19" draw:layer="layout" svg:width="5.927cm" svg:height="1.523cm" svg:x="19.05cm" svg:y="12.588cm">
            <text:p text:style-name="P18"><text:span text:style-name="T81">No exceptions thrown does nothing</text:span></text:p>
            <draw:enhanced-geometry svg:viewBox="0 0 21600 21600" draw:type="mso-spt202" draw:enhanced-path="M 0 0 L 21600 0 21600 21600 0 21600 0 0 Z N"/>
          </draw:custom-shape>
          <draw:line draw:name="Line 78" draw:style-name="gr65" draw:text-style-name="P12" draw:layer="layout" svg:x1="18.415cm" svg:y1="13.223cm" svg:x2="19.05cm" svg:y2="13.223cm">
            <text:p/>
          </draw:line>
        </draw:g>
        <draw:g draw:name="Group 89" xml:id="id35" draw:id="id35">
          <draw:custom-shape draw:name="Text Box 69" draw:style-name="gr64" draw:text-style-name="P19" draw:layer="layout" svg:width="5.927cm" svg:height="1.523cm" svg:x="19.05cm" svg:y="10.683cm">
            <text:p text:style-name="P18"><text:span text:style-name="T81">Does nothing on response side</text:span></text:p>
            <draw:enhanced-geometry svg:viewBox="0 0 21600 21600" draw:type="mso-spt202" draw:enhanced-path="M 0 0 L 21600 0 21600 21600 0 21600 0 0 Z N"/>
          </draw:custom-shape>
          <draw:line draw:name="Line 79" draw:style-name="gr65" draw:text-style-name="P12" draw:layer="layout" svg:x1="18.415cm" svg:y1="11.107cm" svg:x2="19.05cm" svg:y2="11.107cm">
            <text:p/>
          </draw:line>
        </draw:g>
        <draw:g draw:name="Group 90" xml:id="id37" draw:id="id37">
          <draw:custom-shape draw:name="Text Box 70" draw:style-name="gr64" draw:text-style-name="P19" draw:layer="layout" svg:width="5.927cm" svg:height="1.523cm" svg:x="19.05cm" svg:y="8.611cm">
            <text:p text:style-name="P18"><text:span text:style-name="T81">Does nothing on response side</text:span></text:p>
            <draw:enhanced-geometry svg:viewBox="0 0 21600 21600" draw:type="mso-spt202" draw:enhanced-path="M 0 0 L 21600 0 21600 21600 0 21600 0 0 Z N"/>
          </draw:custom-shape>
          <draw:line draw:name="Line 80" draw:style-name="gr65" draw:text-style-name="P12" draw:layer="layout" svg:x1="18.415cm" svg:y1="9.202cm" svg:x2="19.05cm" svg:y2="9.202cm">
            <text:p/>
          </draw:line>
        </draw:g>
        <draw:g draw:name="Group 91" xml:id="id39" draw:id="id39">
          <draw:custom-shape draw:name="Text Box 71" draw:style-name="gr64" draw:text-style-name="P19" draw:layer="layout" svg:width="5.927cm" svg:height="2.785cm" svg:x="19.05cm" svg:y="5.348cm">
            <text:p text:style-name="P18"><text:span text:style-name="T81">Context did not change so no need to store in session </text:span><text:span text:style-name="T82">Clears context</text:span></text:p>
            <draw:enhanced-geometry svg:viewBox="0 0 21600 21600" draw:type="mso-spt202" draw:enhanced-path="M 0 0 L 21600 0 21600 21600 0 21600 0 0 Z N"/>
          </draw:custom-shape>
          <draw:line draw:name="Line 81" draw:style-name="gr65" draw:text-style-name="P12" draw:layer="layout" svg:x1="18.415cm" svg:y1="7.297cm" svg:x2="19.05cm" svg:y2="7.297cm">
            <text:p/>
          </draw:line>
        </draw:g>
        <draw:frame presentation:style-name="pr5" draw:text-style-name="P6" draw:layer="layout" svg:width="17.476cm" svg:height="2.719cm" svg:x="0.957cm" svg:y="0.255cm" presentation:class="title" presentation:user-transformed="true">
          <draw:text-box>
            <text:p text:style-name="P6"><text:span text:style-name="T83">Accessing an Unprotected Resource Prior to Logi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39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Secured Resource Prior to Login" draw:style-name="dp1" draw:master-page-name="Default">
        <office:forms form:automatic-focus="false" form:apply-design-mode="false"/>
        <draw:custom-shape draw:name="Text Box 3" draw:style-name="gr4" draw:text-style-name="P43" draw:layer="layout" svg:width="9.313cm" svg:height="1.205cm" svg:x="8.255cm" svg:y="4.042cm">
          <text:p text:style-name="P13"><text:span text:style-name="T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17" draw:layer="layout" svg:width="9.313cm" svg:height="1.059cm" svg:x="8.255cm" svg:y="16.398cm">
          <text:p text:style-name="P16"><text:span text:style-name="T76">Protect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17" draw:layer="layout" svg:width="11.43cm" svg:height="1.059cm" svg:x="6.985cm" svg:y="14.493cm">
          <text:p text:style-name="P16"><text:span text:style-name="T80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17" draw:layer="layout" svg:width="11.43cm" svg:height="1.059cm" svg:x="6.985cm" svg:y="12.588cm">
          <text:p text:style-name="P16"><text:span text:style-name="T80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17" draw:layer="layout" svg:width="11.43cm" svg:height="1.059cm" svg:x="6.985cm" svg:y="10.683cm">
          <text:p text:style-name="P16"><text:span text:style-name="T80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17" draw:layer="layout" svg:width="11.43cm" svg:height="1.059cm" svg:x="6.985cm" svg:y="6.873cm">
          <text:p text:style-name="P16"><text:span text:style-name="T80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17" draw:layer="layout" svg:width="11.43cm" svg:height="1.059cm" svg:x="6.985cm" svg:y="8.778cm">
          <text:p text:style-name="P16"><text:span text:style-name="T80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66" draw:text-style-name="P12" xml:id="id41" draw:id="id41" draw:layer="layout" svg:width="0cm" svg:height="1.48cm" svg:x="11.642cm" svg:y="5.392cm" svg:viewBox="0 0 0 1481" draw:points="0,0 0,1481">
          <text:p text:style-name="P6"/>
        </draw:polyline>
        <draw:polyline draw:name="Line 11" draw:style-name="gr67" draw:text-style-name="P12" xml:id="id43" draw:id="id43" draw:layer="layout" svg:width="0cm" svg:height="0.845cm" svg:x="11.642cm" svg:y="7.932cm" svg:viewBox="0 0 0 846" draw:points="0,0 0,846">
          <text:p text:style-name="P6"/>
        </draw:polyline>
        <draw:polyline draw:name="Line 12" draw:style-name="gr68" draw:text-style-name="P12" xml:id="id45" draw:id="id45" draw:layer="layout" svg:width="0cm" svg:height="0.845cm" svg:x="11.642cm" svg:y="9.837cm" svg:viewBox="0 0 0 846" draw:points="0,0 0,846">
          <text:p text:style-name="P6"/>
        </draw:polyline>
        <draw:polyline draw:name="Line 13" draw:style-name="gr69" draw:text-style-name="P12" xml:id="id47" draw:id="id47" draw:layer="layout" svg:width="0cm" svg:height="0.845cm" svg:x="11.642cm" svg:y="11.742cm" svg:viewBox="0 0 0 846" draw:points="0,0 0,846">
          <text:p text:style-name="P6"/>
        </draw:polyline>
        <draw:polyline draw:name="Line 14" draw:style-name="gr70" draw:text-style-name="P12" xml:id="id49" draw:id="id49" draw:layer="layout" svg:width="0cm" svg:height="0.845cm" svg:x="11.642cm" svg:y="13.647cm" svg:viewBox="0 0 0 846" draw:points="0,0 0,846">
          <text:p text:style-name="P6"/>
        </draw:polyline>
        <draw:polyline draw:name="Line 15" draw:style-name="gr71" draw:text-style-name="P12" xml:id="id52" draw:id="id52" draw:layer="layout" svg:width="0cm" svg:height="0.845cm" svg:x="13.758cm" svg:y="13.647cm" svg:viewBox="0 0 0 846" draw:points="0,846 0,0">
          <text:p text:style-name="P6"/>
        </draw:polyline>
        <draw:polyline draw:name="Line 16" draw:style-name="gr72" draw:text-style-name="P12" xml:id="id54" draw:id="id54" draw:layer="layout" svg:width="0cm" svg:height="3.809cm" svg:x="21.167cm" svg:y="6.238cm" svg:viewBox="0 0 0 3810" draw:points="0,3810 0,0">
          <text:p text:style-name="P6"/>
        </draw:polyline>
        <draw:g draw:name="Group 17" xml:id="id42" draw:id="id42">
          <draw:custom-shape draw:name="Text Box 18" draw:style-name="gr64" draw:text-style-name="P19" draw:layer="layout" svg:width="5.927cm" svg:height="2.154cm" svg:x="0.423cm" svg:y="6.238cm">
            <text:p text:style-name="P18"><text:span text:style-name="T81">No context in session </text:span><text:span text:style-name="T82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19" draw:style-name="gr65" draw:text-style-name="P12" draw:layer="layout" svg:x1="6.35cm" svg:y1="7.297cm" svg:x2="6.985cm" svg:y2="7.297cm">
            <text:p/>
          </draw:line>
        </draw:g>
        <draw:g draw:name="Group 37" xml:id="id44" draw:id="id44">
          <draw:custom-shape draw:name="Text Box 21" draw:style-name="gr64" draw:text-style-name="P19" draw:layer="layout" svg:width="5.927cm" svg:height="0.892cm" svg:x="0.423cm" svg:y="8.99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5" draw:text-style-name="P12" draw:layer="layout" svg:x1="6.35cm" svg:y1="9.413cm" svg:x2="6.985cm" svg:y2="9.413cm">
            <text:p/>
          </draw:line>
        </draw:g>
        <draw:g draw:name="Group 39" xml:id="id46" draw:id="id46">
          <draw:custom-shape draw:name="Text Box 24" draw:style-name="gr64" draw:text-style-name="P19" draw:layer="layout" svg:width="5.927cm" svg:height="0.892cm" svg:x="0.423cm" svg:y="10.772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65" draw:text-style-name="P12" draw:layer="layout" svg:x1="6.35cm" svg:y1="11.319cm" svg:x2="6.985cm" svg:y2="11.319cm">
            <text:p/>
          </draw:line>
        </draw:g>
        <draw:g draw:name="Group 38" xml:id="id48" draw:id="id48">
          <draw:custom-shape draw:name="Text Box 27" draw:style-name="gr64" draw:text-style-name="P19" draw:layer="layout" svg:width="5.927cm" svg:height="0.892cm" svg:x="0.423cm" svg:y="12.465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65" draw:text-style-name="P12" draw:layer="layout" svg:x1="6.35cm" svg:y1="13.012cm" svg:x2="6.985cm" svg:y2="13.012cm">
            <text:p/>
          </draw:line>
        </draw:g>
        <draw:g draw:name="Group 29" xml:id="id50" draw:id="id50">
          <draw:custom-shape draw:name="Text Box 30" draw:style-name="gr64" draw:text-style-name="P19" draw:layer="layout" svg:width="5.927cm" svg:height="2.785cm" svg:x="0.423cm" svg:y="14.07cm">
            <text:p text:style-name="P18"><text:span text:style-name="T81">Resource is secured </text:span><text:span text:style-name="T84">THROWS NOT AUTHENTICATED EXCEPTION</text:span></text:p>
            <draw:enhanced-geometry svg:viewBox="0 0 21600 21600" draw:type="mso-spt202" draw:enhanced-path="M 0 0 L 21600 0 21600 21600 0 21600 0 0 Z N"/>
          </draw:custom-shape>
          <draw:line draw:name="Line 31" draw:style-name="gr65" draw:text-style-name="P12" draw:layer="layout" svg:x1="6.35cm" svg:y1="14.917cm" svg:x2="6.985cm" svg:y2="14.917cm">
            <text:p/>
          </draw:line>
        </draw:g>
        <draw:g draw:name="Group 32" xml:id="id53" draw:id="id53">
          <draw:custom-shape draw:name="Text Box 33" draw:style-name="gr73" draw:text-style-name="P19" draw:layer="layout" svg:width="5.927cm" svg:height="5.309cm" svg:x="19.05cm" svg:y="10.048cm">
            <text:p text:style-name="P18"><text:span text:style-name="T81">Authentication exception! </text:span></text:p>
            <text:list text:style-name="L7">
              <text:list-item>
                <text:p text:style-name="P18"><text:span text:style-name="T82"><text:s/></text:span><text:span text:style-name="T82">Saves current request in session</text:span></text:p>
              </text:list-item>
              <text:list-item>
                <text:p text:style-name="P18"><text:span text:style-name="T82">Clears context </text:span></text:p>
              </text:list-item>
              <text:list-item>
                <text:p text:style-name="P18"><text:span text:style-name="T82">Redirects to authentication entry poin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34" draw:style-name="gr65" draw:text-style-name="P12" draw:layer="layout" svg:x1="18.415cm" svg:y1="13.223cm" svg:x2="19.05cm" svg:y2="13.223cm">
            <text:p/>
          </draw:line>
        </draw:g>
        <draw:custom-shape draw:name="Text Box 35" draw:style-name="gr9" draw:text-style-name="P20" xml:id="id51" draw:id="id51" draw:layer="layout" svg:width="2.229cm" svg:height="3.728cm" svg:x="6.99cm" svg:y="14.533cm">
          <text:p text:style-name="P18"><text:span text:style-name="T85">x</text:span></text:p>
          <draw:enhanced-geometry svg:viewBox="0 0 21600 21600" draw:type="mso-spt202" draw:enhanced-path="M 0 0 L 21600 0 21600 21600 0 21600 0 0 Z N"/>
        </draw:custom-shape>
        <draw:custom-shape draw:name="Rectangle 36" draw:style-name="gr14" draw:text-style-name="P17" xml:id="id55" draw:id="id55" draw:layer="layout" svg:width="5.926cm" svg:height="1.693cm" svg:x="16.722cm" svg:y="4.545cm">
          <text:p text:style-name="P16"><text:span text:style-name="T86">Login Form</text:span></text:p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7.476cm" svg:height="2.719cm" svg:x="0.957cm" svg:y="0.256cm" presentation:class="title" presentation:user-transformed="true">
          <draw:text-box>
            <text:p text:style-name="P6"><text:span text:style-name="T83">Accessing a Protected Resource Prior to Logi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0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bmit Login Request" draw:style-name="dp1" draw:master-page-name="Default">
        <office:forms form:automatic-focus="false" form:apply-design-mode="false"/>
        <draw:custom-shape draw:name="Text Box 3" draw:style-name="gr4" draw:text-style-name="P43" draw:layer="layout" svg:width="9.313cm" svg:height="1.205cm" svg:x="8.255cm" svg:y="4.042cm">
          <text:p text:style-name="P13"><text:span text:style-name="T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17" draw:layer="layout" svg:width="9.313cm" svg:height="1.059cm" svg:x="8.255cm" svg:y="16.398cm">
          <text:p text:style-name="P16"><text:span text:style-name="T76">Protect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17" draw:layer="layout" svg:width="11.43cm" svg:height="1.059cm" svg:x="6.985cm" svg:y="14.493cm">
          <text:p text:style-name="P16"><text:span text:style-name="T80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17" draw:layer="layout" svg:width="11.43cm" svg:height="1.059cm" svg:x="6.985cm" svg:y="12.588cm">
          <text:p text:style-name="P16"><text:span text:style-name="T80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17" draw:layer="layout" svg:width="11.43cm" svg:height="1.059cm" svg:x="6.985cm" svg:y="10.683cm">
          <text:p text:style-name="P16"><text:span text:style-name="T80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17" draw:layer="layout" svg:width="11.43cm" svg:height="1.059cm" svg:x="6.985cm" svg:y="6.873cm">
          <text:p text:style-name="P16"><text:span text:style-name="T80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17" draw:layer="layout" svg:width="11.43cm" svg:height="1.059cm" svg:x="6.985cm" svg:y="8.778cm">
          <text:p text:style-name="P16"><text:span text:style-name="T80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74" draw:text-style-name="P12" xml:id="id56" draw:id="id56" draw:layer="layout" svg:width="0cm" svg:height="1.48cm" svg:x="11.642cm" svg:y="5.392cm" svg:viewBox="0 0 0 1481" draw:points="0,0 0,1481">
          <text:p text:style-name="P6"/>
        </draw:polyline>
        <draw:polyline draw:name="Line 11" draw:style-name="gr75" draw:text-style-name="P12" xml:id="id58" draw:id="id58" draw:layer="layout" svg:width="0cm" svg:height="0.845cm" svg:x="11.642cm" svg:y="7.932cm" svg:viewBox="0 0 0 846" draw:points="0,0 0,846">
          <text:p text:style-name="P6"/>
        </draw:polyline>
        <draw:polyline draw:name="Line 12" draw:style-name="gr76" draw:text-style-name="P12" xml:id="id60" draw:id="id60" draw:layer="layout" svg:width="0cm" svg:height="0.845cm" svg:x="11.642cm" svg:y="9.837cm" svg:viewBox="0 0 0 846" draw:points="0,0 0,846">
          <text:p text:style-name="P6"/>
        </draw:polyline>
        <draw:g draw:name="Group 17" xml:id="id57" draw:id="id57">
          <draw:custom-shape draw:name="Text Box 18" draw:style-name="gr64" draw:text-style-name="P19" draw:layer="layout" svg:width="5.927cm" svg:height="2.154cm" svg:x="0.423cm" svg:y="6.238cm">
            <text:p text:style-name="P18"><text:span text:style-name="T81">No context in session </text:span><text:span text:style-name="T82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19" draw:style-name="gr65" draw:text-style-name="P12" draw:layer="layout" svg:x1="6.35cm" svg:y1="7.297cm" svg:x2="6.985cm" svg:y2="7.297cm">
            <text:p/>
          </draw:line>
        </draw:g>
        <draw:g draw:name="Group 20" xml:id="id59" draw:id="id59">
          <draw:custom-shape draw:name="Text Box 21" draw:style-name="gr64" draw:text-style-name="P19" draw:layer="layout" svg:width="5.927cm" svg:height="0.892cm" svg:x="0.423cm" svg:y="8.99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5" draw:text-style-name="P12" draw:layer="layout" svg:x1="6.35cm" svg:y1="9.413cm" svg:x2="6.985cm" svg:y2="9.413cm">
            <text:p/>
          </draw:line>
        </draw:g>
        <draw:g draw:name="Group 23" xml:id="id61" draw:id="id61">
          <draw:custom-shape draw:name="Text Box 24" draw:style-name="gr77" draw:text-style-name="P19" draw:layer="layout" svg:width="5.927cm" svg:height="5.94cm" svg:x="0.423cm" svg:y="10.472cm">
            <text:p text:style-name="P18"><text:span text:style-name="T87">Creates request and delegates to the Authentication</text:span></text:p>
            <text:p text:style-name="P18"><text:span text:style-name="T87">Manager</text:span></text:p>
            <text:list text:style-name="L7">
              <text:list-item>
                <text:p text:style-name="P18"><text:span text:style-name="T88">SUCCESS</text:span></text:p>
              </text:list-item>
            </text:list>
            <text:p text:style-name="P18"><text:span text:style-name="T89">populates context</text:span></text:p>
            <text:p text:style-name="P18"><text:span text:style-name="T89">redirects to target url</text:span></text:p>
            <text:list text:style-name="L8">
              <text:list-item>
                <text:p text:style-name="P18"><text:span text:style-name="T90">FAILURE</text:span><text:span text:style-name="T91"> </text:span></text:p>
              </text:list-item>
            </text:list>
            <text:p text:style-name="P18"><text:span text:style-name="T91">redirects to failure url</text:span></text:p>
            <draw:enhanced-geometry svg:viewBox="0 0 21600 21600" draw:type="mso-spt202" draw:enhanced-path="M 0 0 L 21600 0 21600 21600 0 21600 0 0 Z N"/>
          </draw:custom-shape>
          <draw:line draw:name="Line 25" draw:style-name="gr65" draw:text-style-name="P12" draw:layer="layout" svg:x1="6.35cm" svg:y1="11.019cm" svg:x2="6.985cm" svg:y2="11.019cm">
            <text:p/>
          </draw:line>
        </draw:g>
        <draw:frame presentation:style-name="pr5" draw:text-style-name="P6" draw:layer="layout" svg:width="17.476cm" svg:height="2.719cm" svg:x="0.957cm" svg:y="0.256cm" presentation:class="title" presentation:user-transformed="true">
          <draw:text-box>
            <text:p text:style-name="P6"><text:span text:style-name="T83">Submitting a Login Request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1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Resource With Required Role" draw:style-name="dp1" draw:master-page-name="Default">
        <office:forms form:automatic-focus="false" form:apply-design-mode="false"/>
        <draw:custom-shape draw:name="Text Box 3" draw:style-name="gr4" draw:text-style-name="P43" draw:layer="layout" svg:width="9.313cm" svg:height="1.205cm" svg:x="8.255cm" svg:y="4.042cm">
          <text:p text:style-name="P13"><text:span text:style-name="T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17" draw:layer="layout" svg:width="9.313cm" svg:height="1.059cm" svg:x="8.255cm" svg:y="16.398cm">
          <text:p text:style-name="P16"><text:span text:style-name="T76">Protect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17" draw:layer="layout" svg:width="11.43cm" svg:height="1.059cm" svg:x="6.985cm" svg:y="14.493cm">
          <text:p text:style-name="P16"><text:span text:style-name="T80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17" draw:layer="layout" svg:width="11.43cm" svg:height="1.059cm" svg:x="6.985cm" svg:y="12.588cm">
          <text:p text:style-name="P16"><text:span text:style-name="T80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17" draw:layer="layout" svg:width="11.43cm" svg:height="1.059cm" svg:x="6.985cm" svg:y="10.683cm">
          <text:p text:style-name="P16"><text:span text:style-name="T80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17" draw:layer="layout" svg:width="11.43cm" svg:height="1.059cm" svg:x="6.985cm" svg:y="6.873cm">
          <text:p text:style-name="P16"><text:span text:style-name="T80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17" draw:layer="layout" svg:width="11.43cm" svg:height="1.059cm" svg:x="6.985cm" svg:y="8.778cm">
          <text:p text:style-name="P16"><text:span text:style-name="T80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78" draw:text-style-name="P12" xml:id="id62" draw:id="id62" draw:layer="layout" svg:width="0cm" svg:height="1.48cm" svg:x="11.642cm" svg:y="5.392cm" svg:viewBox="0 0 0 1481" draw:points="0,0 0,1481">
          <text:p text:style-name="P6"/>
        </draw:polyline>
        <draw:polyline draw:name="Line 11" draw:style-name="gr79" draw:text-style-name="P12" xml:id="id64" draw:id="id64" draw:layer="layout" svg:width="0cm" svg:height="0.845cm" svg:x="11.642cm" svg:y="7.932cm" svg:viewBox="0 0 0 846" draw:points="0,0 0,846">
          <text:p text:style-name="P6"/>
        </draw:polyline>
        <draw:polyline draw:name="Line 12" draw:style-name="gr80" draw:text-style-name="P12" xml:id="id66" draw:id="id66" draw:layer="layout" svg:width="0cm" svg:height="0.845cm" svg:x="11.642cm" svg:y="9.837cm" svg:viewBox="0 0 0 846" draw:points="0,0 0,846">
          <text:p text:style-name="P6"/>
        </draw:polyline>
        <draw:polyline draw:name="Line 13" draw:style-name="gr81" draw:text-style-name="P12" xml:id="id68" draw:id="id68" draw:layer="layout" svg:width="0cm" svg:height="0.845cm" svg:x="11.642cm" svg:y="11.742cm" svg:viewBox="0 0 0 846" draw:points="0,0 0,846">
          <text:p text:style-name="P6"/>
        </draw:polyline>
        <draw:polyline draw:name="Line 14" draw:style-name="gr82" draw:text-style-name="P12" xml:id="id70" draw:id="id70" draw:layer="layout" svg:width="0cm" svg:height="0.845cm" svg:x="11.642cm" svg:y="13.647cm" svg:viewBox="0 0 0 846" draw:points="0,0 0,846">
          <text:p text:style-name="P6"/>
        </draw:polyline>
        <draw:polyline draw:name="Line 15" draw:style-name="gr83" draw:text-style-name="P12" xml:id="id76" draw:id="id76" draw:layer="layout" svg:width="0cm" svg:height="0.845cm" svg:x="13.758cm" svg:y="13.647cm" svg:viewBox="0 0 0 846" draw:points="0,846 0,0">
          <text:p text:style-name="P6"/>
        </draw:polyline>
        <draw:g draw:name="Group 17" xml:id="id63" draw:id="id63">
          <draw:custom-shape draw:name="Text Box 18" draw:style-name="gr64" draw:text-style-name="P19" draw:layer="layout" svg:width="5.927cm" svg:height="2.154cm" svg:x="0.423cm" svg:y="6.238cm">
            <text:p text:style-name="P18"><text:span text:style-name="T82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9" draw:style-name="gr65" draw:text-style-name="P12" draw:layer="layout" svg:x1="6.35cm" svg:y1="7.297cm" svg:x2="6.985cm" svg:y2="7.297cm">
            <text:p/>
          </draw:line>
        </draw:g>
        <draw:g draw:name="Group 20" xml:id="id65" draw:id="id65">
          <draw:custom-shape draw:name="Text Box 21" draw:style-name="gr64" draw:text-style-name="P19" draw:layer="layout" svg:width="5.927cm" svg:height="0.892cm" svg:x="0.423cm" svg:y="9.078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5" draw:text-style-name="P12" draw:layer="layout" svg:x1="6.35cm" svg:y1="9.501cm" svg:x2="6.985cm" svg:y2="9.501cm">
            <text:p/>
          </draw:line>
        </draw:g>
        <draw:g draw:name="Group 23" xml:id="id67" draw:id="id67">
          <draw:custom-shape draw:name="Text Box 24" draw:style-name="gr64" draw:text-style-name="P19" draw:layer="layout" svg:width="5.927cm" svg:height="0.892cm" svg:x="0.423cm" svg:y="10.772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65" draw:text-style-name="P12" draw:layer="layout" svg:x1="6.35cm" svg:y1="11.319cm" svg:x2="6.985cm" svg:y2="11.319cm">
            <text:p/>
          </draw:line>
        </draw:g>
        <draw:g draw:name="Group 26" xml:id="id69" draw:id="id69">
          <draw:custom-shape draw:name="Text Box 27" draw:style-name="gr64" draw:text-style-name="P19" draw:layer="layout" svg:width="5.927cm" svg:height="0.892cm" svg:x="0.423cm" svg:y="12.465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65" draw:text-style-name="P12" draw:layer="layout" svg:x1="6.35cm" svg:y1="13.012cm" svg:x2="6.985cm" svg:y2="13.012cm">
            <text:p/>
          </draw:line>
        </draw:g>
        <draw:g draw:name="Group 29" xml:id="id71" draw:id="id71">
          <draw:custom-shape draw:name="Text Box 30" draw:style-name="gr64" draw:text-style-name="P19" draw:layer="layout" svg:width="5.927cm" svg:height="2.785cm" svg:x="0.423cm" svg:y="14.07cm">
            <text:p text:style-name="P18"><text:span text:style-name="T81">Consults attributes, obtains context, and delegates to access decision manager </text:span></text:p>
            <draw:enhanced-geometry svg:viewBox="0 0 21600 21600" draw:type="mso-spt202" draw:enhanced-path="M 0 0 L 21600 0 21600 21600 0 21600 0 0 Z N"/>
          </draw:custom-shape>
          <draw:line draw:name="Line 31" draw:style-name="gr65" draw:text-style-name="P12" draw:layer="layout" svg:x1="6.35cm" svg:y1="14.917cm" svg:x2="6.985cm" svg:y2="14.917cm">
            <text:p/>
          </draw:line>
        </draw:g>
        <draw:g draw:name="Group 58" xml:id="id77" draw:id="id77">
          <draw:custom-shape draw:name="Text Box 33" draw:style-name="gr64" draw:text-style-name="P19" draw:layer="layout" svg:width="5.927cm" svg:height="0.892cm" svg:x="19.05cm" svg:y="12.677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34" draw:style-name="gr65" draw:text-style-name="P12" draw:layer="layout" svg:x1="18.415cm" svg:y1="13.223cm" svg:x2="19.05cm" svg:y2="13.223cm">
            <text:p/>
          </draw:line>
        </draw:g>
        <draw:polyline draw:name="Line 37" draw:style-name="gr84" draw:text-style-name="P12" xml:id="id73" draw:id="id73" draw:layer="layout" svg:width="0cm" svg:height="0.845cm" svg:x="11.642cm" svg:y="15.552cm" svg:viewBox="0 0 0 846" draw:points="0,0 0,846">
          <text:p text:style-name="P6"/>
        </draw:polyline>
        <draw:g draw:name="Group 45" xml:id="id81" draw:id="id81">
          <draw:custom-shape draw:name="Text Box 42" draw:style-name="gr64" draw:text-style-name="P19" draw:layer="layout" svg:width="5.927cm" svg:height="0.892cm" svg:x="19.05cm" svg:y="8.778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43" draw:style-name="gr65" draw:text-style-name="P12" draw:layer="layout" svg:x1="18.415cm" svg:y1="9.202cm" svg:x2="19.05cm" svg:y2="9.202cm">
            <text:p/>
          </draw:line>
        </draw:g>
        <draw:g draw:name="Group 46" xml:id="id83" draw:id="id83">
          <draw:custom-shape draw:name="Text Box 39" draw:style-name="gr64" draw:text-style-name="P19" draw:layer="layout" svg:width="5.927cm" svg:height="1.523cm" svg:x="19.05cm" svg:y="6.494cm">
            <text:p text:style-name="P18"><text:span text:style-name="T82">Stores context back into session</text:span></text:p>
            <draw:enhanced-geometry svg:viewBox="0 0 21600 21600" draw:type="mso-spt202" draw:enhanced-path="M 0 0 L 21600 0 21600 21600 0 21600 0 0 Z N"/>
          </draw:custom-shape>
          <draw:line draw:name="Line 44" draw:style-name="gr65" draw:text-style-name="P12" draw:layer="layout" svg:x1="18.415cm" svg:y1="7.508cm" svg:x2="19.05cm" svg:y2="7.508cm">
            <text:p/>
          </draw:line>
        </draw:g>
        <draw:g draw:name="Group 47" xml:id="id79" draw:id="id79">
          <draw:custom-shape draw:name="Text Box 48" draw:style-name="gr64" draw:text-style-name="P19" draw:layer="layout" svg:width="5.927cm" svg:height="0.892cm" svg:x="19.05cm" svg:y="10.895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49" draw:style-name="gr65" draw:text-style-name="P12" draw:layer="layout" svg:x1="18.415cm" svg:y1="11.319cm" svg:x2="19.05cm" svg:y2="11.319cm">
            <text:p/>
          </draw:line>
        </draw:g>
        <draw:g draw:name="Group 52" xml:id="id72" draw:id="id72">
          <draw:line draw:name="Line 50" draw:style-name="gr85" draw:text-style-name="P12" draw:layer="layout" svg:x1="5.503cm" svg:y1="16.61cm" svg:x2="5.927cm" svg:y2="17.033cm">
            <text:p/>
          </draw:line>
          <draw:line draw:name="Line 51" draw:style-name="gr85" draw:text-style-name="P12" draw:layer="layout" svg:x1="5.927cm" svg:y1="17.033cm" svg:x2="6.562cm" svg:y2="15.763cm">
            <text:p/>
          </draw:line>
        </draw:g>
        <draw:polyline draw:name="Line 53" draw:style-name="gr86" draw:text-style-name="P12" xml:id="id74" draw:id="id74" draw:layer="layout" svg:width="0cm" svg:height="0.845cm" svg:x="13.758cm" svg:y="15.552cm" svg:viewBox="0 0 0 846" draw:points="0,846 0,0">
          <text:p text:style-name="P6"/>
        </draw:polyline>
        <draw:g draw:name="Group 54" xml:id="id75" draw:id="id75">
          <draw:custom-shape draw:name="Text Box 55" draw:style-name="gr64" draw:text-style-name="P19" draw:layer="layout" svg:width="5.927cm" svg:height="0.892cm" svg:x="19.05cm" svg:y="14.582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56" draw:style-name="gr65" draw:text-style-name="P12" draw:layer="layout" svg:x1="18.415cm" svg:y1="15.006cm" svg:x2="19.05cm" svg:y2="15.006cm">
            <text:p/>
          </draw:line>
        </draw:g>
        <draw:polyline draw:name="Line 57" draw:style-name="gr87" draw:text-style-name="P12" xml:id="id78" draw:id="id78" draw:layer="layout" svg:width="0cm" svg:height="0.845cm" svg:x="13.758cm" svg:y="11.742cm" svg:viewBox="0 0 0 846" draw:points="0,846 0,0">
          <text:p text:style-name="P6"/>
        </draw:polyline>
        <draw:polyline draw:name="Line 59" draw:style-name="gr88" draw:text-style-name="P12" xml:id="id80" draw:id="id80" draw:layer="layout" svg:width="0cm" svg:height="0.845cm" svg:x="13.758cm" svg:y="9.837cm" svg:viewBox="0 0 0 846" draw:points="0,846 0,0">
          <text:p text:style-name="P6"/>
        </draw:polyline>
        <draw:polyline draw:name="Line 60" draw:style-name="gr89" draw:text-style-name="P12" xml:id="id82" draw:id="id82" draw:layer="layout" svg:width="0cm" svg:height="0.845cm" svg:x="13.758cm" svg:y="7.932cm" svg:viewBox="0 0 0 846" draw:points="0,846 0,0">
          <text:p text:style-name="P6"/>
        </draw:polyline>
        <draw:polyline draw:name="Line 61" draw:style-name="gr90" draw:text-style-name="P12" xml:id="id84" draw:id="id84" draw:layer="layout" svg:width="0cm" svg:height="1.48cm" svg:x="13.758cm" svg:y="5.391cm" svg:viewBox="0 0 0 1481" draw:points="0,1481 0,0">
          <text:p text:style-name="P6"/>
        </draw:polyline>
        <draw:frame presentation:style-name="pr5" draw:text-style-name="P6" draw:layer="layout" svg:width="17.476cm" svg:height="2.719cm" svg:x="0.957cm" svg:y="0.257cm" presentation:class="title" presentation:user-transformed="true">
          <draw:text-box>
            <text:p text:style-name="P6"><text:span text:style-name="T83">Accessing a Protected Resource With the Proper Authority 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2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Resource Without Required Role" draw:style-name="dp1" draw:master-page-name="Default">
        <office:forms form:automatic-focus="false" form:apply-design-mode="false"/>
        <draw:custom-shape draw:name="Text Box 3" draw:style-name="gr4" draw:text-style-name="P43" draw:layer="layout" svg:width="9.313cm" svg:height="1.205cm" svg:x="8.255cm" svg:y="4.042cm">
          <text:p text:style-name="P13"><text:span text:style-name="T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17" draw:layer="layout" svg:width="9.313cm" svg:height="1.059cm" svg:x="8.255cm" svg:y="16.398cm">
          <text:p text:style-name="P16"><text:span text:style-name="T76">Protect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17" draw:layer="layout" svg:width="11.43cm" svg:height="1.059cm" svg:x="6.985cm" svg:y="14.493cm">
          <text:p text:style-name="P16"><text:span text:style-name="T80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17" draw:layer="layout" svg:width="11.43cm" svg:height="1.059cm" svg:x="6.985cm" svg:y="12.588cm">
          <text:p text:style-name="P16"><text:span text:style-name="T80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17" draw:layer="layout" svg:width="11.43cm" svg:height="1.059cm" svg:x="6.985cm" svg:y="10.683cm">
          <text:p text:style-name="P16"><text:span text:style-name="T80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17" draw:layer="layout" svg:width="11.43cm" svg:height="1.059cm" svg:x="6.985cm" svg:y="6.873cm">
          <text:p text:style-name="P16"><text:span text:style-name="T80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17" draw:layer="layout" svg:width="11.43cm" svg:height="1.059cm" svg:x="6.985cm" svg:y="8.778cm">
          <text:p text:style-name="P16"><text:span text:style-name="T80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91" draw:text-style-name="P12" xml:id="id85" draw:id="id85" draw:layer="layout" svg:width="0cm" svg:height="1.48cm" svg:x="11.642cm" svg:y="5.392cm" svg:viewBox="0 0 0 1481" draw:points="0,0 0,1481">
          <text:p text:style-name="P6"/>
        </draw:polyline>
        <draw:polyline draw:name="Line 11" draw:style-name="gr92" draw:text-style-name="P12" xml:id="id87" draw:id="id87" draw:layer="layout" svg:width="0cm" svg:height="0.845cm" svg:x="11.642cm" svg:y="7.932cm" svg:viewBox="0 0 0 846" draw:points="0,0 0,846">
          <text:p text:style-name="P6"/>
        </draw:polyline>
        <draw:polyline draw:name="Line 12" draw:style-name="gr93" draw:text-style-name="P12" xml:id="id89" draw:id="id89" draw:layer="layout" svg:width="0cm" svg:height="0.845cm" svg:x="11.642cm" svg:y="9.837cm" svg:viewBox="0 0 0 846" draw:points="0,0 0,846">
          <text:p text:style-name="P6"/>
        </draw:polyline>
        <draw:polyline draw:name="Line 13" draw:style-name="gr94" draw:text-style-name="P12" xml:id="id91" draw:id="id91" draw:layer="layout" svg:width="0cm" svg:height="0.845cm" svg:x="11.642cm" svg:y="11.742cm" svg:viewBox="0 0 0 846" draw:points="0,0 0,846">
          <text:p text:style-name="P6"/>
        </draw:polyline>
        <draw:polyline draw:name="Line 14" draw:style-name="gr95" draw:text-style-name="P12" xml:id="id93" draw:id="id93" draw:layer="layout" svg:width="0cm" svg:height="0.845cm" svg:x="11.642cm" svg:y="13.647cm" svg:viewBox="0 0 0 846" draw:points="0,0 0,846">
          <text:p text:style-name="P6"/>
        </draw:polyline>
        <draw:polyline draw:name="Line 15" draw:style-name="gr96" draw:text-style-name="P12" xml:id="id96" draw:id="id96" draw:layer="layout" svg:width="0cm" svg:height="0.845cm" svg:x="13.758cm" svg:y="13.647cm" svg:viewBox="0 0 0 846" draw:points="0,846 0,0">
          <text:p text:style-name="P6"/>
        </draw:polyline>
        <draw:g draw:name="Group 16" xml:id="id86" draw:id="id86">
          <draw:custom-shape draw:name="Text Box 17" draw:style-name="gr64" draw:text-style-name="P19" draw:layer="layout" svg:width="5.927cm" svg:height="2.154cm" svg:x="0.423cm" svg:y="6.238cm">
            <text:p text:style-name="P18"><text:span text:style-name="T82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8" draw:style-name="gr65" draw:text-style-name="P12" draw:layer="layout" svg:x1="6.35cm" svg:y1="7.297cm" svg:x2="6.985cm" svg:y2="7.297cm">
            <text:p/>
          </draw:line>
        </draw:g>
        <draw:g draw:name="Group 19" xml:id="id88" draw:id="id88">
          <draw:custom-shape draw:name="Text Box 20" draw:style-name="gr64" draw:text-style-name="P19" draw:layer="layout" svg:width="5.927cm" svg:height="0.892cm" svg:x="0.423cm" svg:y="9.078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1" draw:style-name="gr65" draw:text-style-name="P12" draw:layer="layout" svg:x1="6.35cm" svg:y1="9.501cm" svg:x2="6.985cm" svg:y2="9.501cm">
            <text:p/>
          </draw:line>
        </draw:g>
        <draw:g draw:name="Group 22" xml:id="id90" draw:id="id90">
          <draw:custom-shape draw:name="Text Box 23" draw:style-name="gr64" draw:text-style-name="P19" draw:layer="layout" svg:width="5.927cm" svg:height="0.892cm" svg:x="0.423cm" svg:y="10.683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4" draw:style-name="gr65" draw:text-style-name="P12" draw:layer="layout" svg:x1="6.35cm" svg:y1="11.23cm" svg:x2="6.985cm" svg:y2="11.23cm">
            <text:p/>
          </draw:line>
        </draw:g>
        <draw:g draw:name="Group 25" xml:id="id92" draw:id="id92">
          <draw:custom-shape draw:name="Text Box 26" draw:style-name="gr64" draw:text-style-name="P19" draw:layer="layout" svg:width="5.927cm" svg:height="0.892cm" svg:x="0.423cm" svg:y="12.377cm">
            <text:p text:style-name="P18"><text:span text:style-name="T81">Does nothing</text:span></text:p>
            <draw:enhanced-geometry svg:viewBox="0 0 21600 21600" draw:type="mso-spt202" draw:enhanced-path="M 0 0 L 21600 0 21600 21600 0 21600 0 0 Z N"/>
          </draw:custom-shape>
          <draw:line draw:name="Line 27" draw:style-name="gr65" draw:text-style-name="P12" draw:layer="layout" svg:x1="6.35cm" svg:y1="12.924cm" svg:x2="6.985cm" svg:y2="12.924cm">
            <text:p/>
          </draw:line>
        </draw:g>
        <draw:g draw:name="Group 59" xml:id="id95" draw:id="id95">
          <draw:custom-shape draw:name="Text Box 57" draw:style-name="gr97" draw:text-style-name="P19" draw:layer="layout" svg:width="13.291cm" svg:height="1.048cm" svg:x="1.523cm" svg:y="17.413cm">
            <text:p text:style-name="P18"><text:span text:style-name="T92">Throws ACCESS DENIED EXCEPTION</text:span></text:p>
            <draw:enhanced-geometry svg:viewBox="0 0 21600 21600" draw:type="mso-spt202" draw:enhanced-path="M 0 0 L 21600 0 21600 21600 0 21600 0 0 Z N"/>
          </draw:custom-shape>
          <draw:custom-shape draw:name="Text Box 55" draw:style-name="gr9" draw:text-style-name="P19" draw:layer="layout" svg:width="2.073cm" svg:height="3.411cm" svg:x="7.712cm" svg:y="14.661cm">
            <text:p text:style-name="P18"><text:span text:style-name="T93">x</text:span></text:p>
            <draw:enhanced-geometry svg:viewBox="0 0 21600 21600" draw:type="mso-spt202" draw:enhanced-path="M 0 0 L 21600 0 21600 21600 0 21600 0 0 Z N"/>
          </draw:custom-shape>
          <draw:line draw:name="Line 58" draw:style-name="gr98" draw:text-style-name="P12" draw:layer="layout" svg:x1="4.445cm" svg:y1="16.61cm" svg:x2="4.445cm" svg:y2="17.457cm">
            <text:p/>
          </draw:line>
        </draw:g>
        <draw:g draw:name="Group 65" xml:id="id94" draw:id="id94">
          <draw:custom-shape draw:name="Text Box 29" draw:style-name="gr64" draw:text-style-name="P19" draw:layer="layout" svg:width="5.927cm" svg:height="2.785cm" svg:x="0.423cm" svg:y="13.647cm">
            <text:p text:style-name="P18"><text:span text:style-name="T81">Consults attributes, obtains context, and delegates to access decision manager</text:span><text:span text:style-name="T94"> </text:span></text:p>
            <draw:enhanced-geometry svg:viewBox="0 0 21600 21600" draw:type="mso-spt202" draw:enhanced-path="M 0 0 L 21600 0 21600 21600 0 21600 0 0 Z N"/>
          </draw:custom-shape>
          <draw:line draw:name="Line 30" draw:style-name="gr65" draw:text-style-name="P12" draw:layer="layout" svg:x1="6.35cm" svg:y1="14.917cm" svg:x2="6.985cm" svg:y2="14.917cm">
            <text:p/>
          </draw:line>
        </draw:g>
        <draw:polyline draw:name="Line 60" draw:style-name="gr99" draw:text-style-name="P12" xml:id="id98" draw:id="id98" draw:layer="layout" svg:width="0cm" svg:height="3.809cm" svg:x="21.167cm" svg:y="6.238cm" svg:viewBox="0 0 0 3810" draw:points="0,3810 0,0">
          <text:p text:style-name="P6"/>
        </draw:polyline>
        <draw:g draw:name="Group 61" xml:id="id97" draw:id="id97">
          <draw:custom-shape draw:name="Text Box 62" draw:style-name="gr100" draw:text-style-name="P19" draw:layer="layout" svg:width="5.927cm" svg:height="4.047cm" svg:x="19.05cm" svg:y="10.048cm">
            <text:p text:style-name="P18"><text:span text:style-name="T81">Access Denied Exception! </text:span></text:p>
            <text:list text:style-name="L7">
              <text:list-item>
                <text:p text:style-name="P18"><text:span text:style-name="T82"><text:s/></text:span><text:span text:style-name="T82">Puts exception in request scope</text:span></text:p>
              </text:list-item>
              <text:list-item>
                <text:p text:style-name="P18"><text:span text:style-name="T82"><text:s/></text:span><text:span text:style-name="T82">Forwards to the error pag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63" draw:style-name="gr65" draw:text-style-name="P12" draw:layer="layout" svg:x1="18.415cm" svg:y1="13.223cm" svg:x2="19.05cm" svg:y2="13.223cm">
            <text:p/>
          </draw:line>
        </draw:g>
        <draw:custom-shape draw:name="Rectangle 64" draw:style-name="gr14" draw:text-style-name="P17" xml:id="id99" draw:id="id99" draw:layer="layout" svg:width="5.926cm" svg:height="1.693cm" svg:x="16.722cm" svg:y="4.545cm">
          <text:p text:style-name="P16"><text:span text:style-name="T86">Error Page</text:span></text:p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7.476cm" svg:height="2.719cm" svg:x="0.957cm" svg:y="0.258cm" presentation:class="title" presentation:user-transformed="true">
          <draw:text-box>
            <text:p text:style-name="P6"><text:span text:style-name="T83">Accessing a Protected Resource Without the Proper Authority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3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bmit Logout Request" draw:style-name="dp1" draw:master-page-name="Default">
        <office:forms form:automatic-focus="false" form:apply-design-mode="false"/>
        <draw:custom-shape draw:name="Text Box 3" draw:style-name="gr4" draw:text-style-name="P43" draw:layer="layout" svg:width="9.313cm" svg:height="1.205cm" svg:x="8.255cm" svg:y="4.042cm">
          <text:p text:style-name="P13"><text:span text:style-name="T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17" draw:layer="layout" svg:width="9.313cm" svg:height="1.059cm" svg:x="8.255cm" svg:y="16.398cm">
          <text:p text:style-name="P16"><text:span text:style-name="T76">Protect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17" draw:layer="layout" svg:width="11.43cm" svg:height="1.059cm" svg:x="6.985cm" svg:y="14.493cm">
          <text:p text:style-name="P16"><text:span text:style-name="T80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17" draw:layer="layout" svg:width="11.43cm" svg:height="1.059cm" svg:x="6.985cm" svg:y="12.588cm">
          <text:p text:style-name="P16"><text:span text:style-name="T80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17" draw:layer="layout" svg:width="11.43cm" svg:height="1.059cm" svg:x="6.985cm" svg:y="10.683cm">
          <text:p text:style-name="P16"><text:span text:style-name="T80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17" draw:layer="layout" svg:width="11.43cm" svg:height="1.059cm" svg:x="6.985cm" svg:y="6.873cm">
          <text:p text:style-name="P16"><text:span text:style-name="T80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17" draw:layer="layout" svg:width="11.43cm" svg:height="1.059cm" svg:x="6.985cm" svg:y="8.778cm">
          <text:p text:style-name="P16"><text:span text:style-name="T80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101" draw:text-style-name="P12" xml:id="id100" draw:id="id100" draw:layer="layout" svg:width="0cm" svg:height="1.48cm" svg:x="11.642cm" svg:y="5.392cm" svg:viewBox="0 0 0 1481" draw:points="0,0 0,1481">
          <text:p text:style-name="P6"/>
        </draw:polyline>
        <draw:polyline draw:name="Line 11" draw:style-name="gr102" draw:text-style-name="P12" xml:id="id102" draw:id="id102" draw:layer="layout" svg:width="0cm" svg:height="0.845cm" svg:x="11.642cm" svg:y="7.932cm" svg:viewBox="0 0 0 846" draw:points="0,0 0,846">
          <text:p text:style-name="P6"/>
        </draw:polyline>
        <draw:g draw:name="Group 13" xml:id="id101" draw:id="id101">
          <draw:custom-shape draw:name="Text Box 14" draw:style-name="gr64" draw:text-style-name="P19" draw:layer="layout" svg:width="5.927cm" svg:height="2.154cm" svg:x="0.423cm" svg:y="6.238cm">
            <text:p text:style-name="P18"><text:span text:style-name="T82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5" draw:style-name="gr65" draw:text-style-name="P12" draw:layer="layout" svg:x1="6.35cm" svg:y1="7.297cm" svg:x2="6.985cm" svg:y2="7.297cm">
            <text:p/>
          </draw:line>
        </draw:g>
        <draw:g draw:name="Group 16" xml:id="id103" draw:id="id103">
          <draw:custom-shape draw:name="Text Box 17" draw:style-name="gr103" draw:text-style-name="P44" draw:layer="layout" svg:width="5.927cm" svg:height="2.154cm" svg:x="0.423cm" svg:y="8.99cm">
            <text:list text:style-name="L7">
              <text:list-item>
                <text:p text:style-name="P18"><text:span text:style-name="T88"><text:s/></text:span><text:span text:style-name="T88">Clears context</text:span></text:p>
              </text:list-item>
              <text:list-item>
                <text:p text:style-name="P18"><text:span text:style-name="T88"><text:s/></text:span><text:span text:style-name="T88">Redirects to logout success ur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18" draw:style-name="gr65" draw:text-style-name="P12" draw:layer="layout" svg:x1="6.35cm" svg:y1="9.256cm" svg:x2="6.985cm" svg:y2="9.256cm">
            <text:p/>
          </draw:line>
        </draw:g>
        <draw:custom-shape draw:name="Rectangle 22" draw:style-name="gr14" draw:text-style-name="P17" xml:id="id104" draw:id="id104" draw:layer="layout" svg:width="5.927cm" svg:height="1.694cm" svg:x="3.952cm" svg:y="4.307cm">
          <text:p text:style-name="P16"><text:span text:style-name="T86">Logout Success</text:span></text:p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7.476cm" svg:height="2.719cm" svg:x="0.957cm" svg:y="0.257cm" presentation:class="title" presentation:user-transformed="true">
          <draw:text-box>
            <text:p text:style-name="P6"><text:span text:style-name="T83">Submitting a Logout Request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4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Filter Chain: Summary" draw:style-name="dp1" draw:master-page-name="Default">
        <office:forms form:automatic-focus="false" form:apply-design-mode="false"/>
        <draw:g draw:name="Group 45">
          <draw:custom-shape draw:style-name="gr104" draw:text-style-name="P5" draw:layer="layout" svg:width="1.27cm" svg:height="1.094cm" svg:x="1.905cm" svg:y="4.033cm">
            <text:p text:style-name="P45"><text:span text:style-name="T95">#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8.365cm" svg:height="1.094cm" svg:x="3.175cm" svg:y="4.033cm">
            <text:p text:style-name="P45"><text:span text:style-name="T95">Filter Name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1.955cm" svg:height="1.094cm" svg:x="11.54cm" svg:y="4.033cm">
            <text:p text:style-name="P45"><text:span text:style-name="T95">Main Purpose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.27cm" svg:height="2.134cm" svg:x="1.905cm" svg:y="5.127cm">
            <text:p text:style-name="P45"><text:span text:style-name="T96">1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5" draw:layer="layout" svg:width="8.365cm" svg:height="2.134cm" svg:x="3.175cm" svg:y="5.127cm">
            <text:p text:style-name="P45"><text:span text:style-name="T97">HttpSessionContext</text:span></text:p>
            <text:p text:style-name="P45"><text:span text:style-name="T97">IntegrationFilter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1.955cm" svg:height="2.134cm" svg:x="11.54cm" svg:y="5.127cm">
            <text:p text:style-name="P45"><text:span text:style-name="T97">Establishes SecurityContext and maintains between HTTP requests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.27cm" svg:height="1.963cm" svg:x="1.905cm" svg:y="7.261cm">
            <text:p text:style-name="P45"><text:span text:style-name="T96">2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5" draw:layer="layout" svg:width="8.365cm" svg:height="1.963cm" svg:x="3.175cm" svg:y="7.261cm">
            <text:p text:style-name="P45"><text:span text:style-name="T97">LogoutFilter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1.955cm" svg:height="1.963cm" svg:x="11.54cm" svg:y="7.261cm">
            <text:p text:style-name="P45"><text:span text:style-name="T97">Clears SecurityContextHolder when logout requested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.27cm" svg:height="1.966cm" svg:x="1.905cm" svg:y="9.224cm">
            <text:p text:style-name="P45"><text:span text:style-name="T96">3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5" draw:layer="layout" svg:width="8.365cm" svg:height="1.966cm" svg:x="3.175cm" svg:y="9.224cm">
            <text:p text:style-name="P45"><text:span text:style-name="T96">Authentication Processing Filter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1.955cm" svg:height="1.966cm" svg:x="11.54cm" svg:y="9.224cm">
            <text:p text:style-name="P45"><text:span text:style-name="T97">Puts Authentication into the SecurityContext on login reques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.27cm" svg:height="2.135cm" svg:x="1.905cm" svg:y="11.19cm">
            <text:p text:style-name="P45"><text:span text:style-name="T96">4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5" draw:layer="layout" svg:width="8.365cm" svg:height="2.135cm" svg:x="3.175cm" svg:y="11.19cm">
            <text:p text:style-name="P45"><text:span text:style-name="T97">Exception</text:span></text:p>
            <text:p text:style-name="P45"><text:span text:style-name="T97">TranslationFilter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1.955cm" svg:height="2.135cm" svg:x="11.54cm" svg:y="11.19cm">
            <text:p text:style-name="P45"><text:span text:style-name="T97">Converts SpringSecurity exceptions into HTTP response or redirec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.27cm" svg:height="2.138cm" svg:x="1.905cm" svg:y="13.325cm">
            <text:p text:style-name="P45"><text:span text:style-name="T96">5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5" draw:layer="layout" svg:width="8.365cm" svg:height="2.138cm" svg:x="3.175cm" svg:y="13.325cm">
            <text:p text:style-name="P45"><text:span text:style-name="T97">FilterSecurity</text:span></text:p>
            <text:p text:style-name="P45"><text:span text:style-name="T97">Interceptor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5" draw:layer="layout" svg:width="11.955cm" svg:height="2.138cm" svg:x="11.54cm" svg:y="13.325cm">
            <text:p text:style-name="P45"><text:span text:style-name="T96">Authorizes web requests based on URL patterns</text:span></text:p>
            <draw:enhanced-geometry svg:viewBox="0 0 21600 21600" draw:type="rectangle" draw:enhanced-path="M 0 0 L 21600 0 21600 21600 0 21600 0 0 Z N"/>
          </draw:custom-shape>
          <draw:line draw:style-name="gr106" draw:text-style-name="P12" draw:layer="layout" svg:x1="1.905cm" svg:y1="5.127cm" svg:x2="23.495cm" svg:y2="5.127cm">
            <text:p/>
          </draw:line>
          <draw:line draw:style-name="gr106" draw:text-style-name="P12" draw:layer="layout" svg:x1="1.905cm" svg:y1="7.261cm" svg:x2="23.495cm" svg:y2="7.261cm">
            <text:p/>
          </draw:line>
          <draw:line draw:style-name="gr106" draw:text-style-name="P12" draw:layer="layout" svg:x1="1.905cm" svg:y1="9.224cm" svg:x2="23.495cm" svg:y2="9.224cm">
            <text:p/>
          </draw:line>
          <draw:line draw:style-name="gr106" draw:text-style-name="P12" draw:layer="layout" svg:x1="1.905cm" svg:y1="11.19cm" svg:x2="23.495cm" svg:y2="11.19cm">
            <text:p/>
          </draw:line>
          <draw:line draw:style-name="gr106" draw:text-style-name="P12" draw:layer="layout" svg:x1="1.905cm" svg:y1="13.325cm" svg:x2="23.495cm" svg:y2="13.325cm">
            <text:p/>
          </draw:line>
          <draw:line draw:style-name="gr106" draw:text-style-name="P12" draw:layer="layout" svg:x1="1.905cm" svg:y1="15.463cm" svg:x2="23.495cm" svg:y2="15.463cm">
            <text:p/>
          </draw:line>
        </draw:g>
        <draw:frame presentation:style-name="pr5" draw:text-style-name="P6" draw:layer="layout" svg:width="17.476cm" svg:height="2.719cm" svg:x="0.957cm" svg:y="0.255cm" presentation:class="title" presentation:user-transformed="true">
          <draw:text-box>
            <text:p text:style-name="P6">The Filter Chain: Summary</text:p>
          </draw:text-box>
        </draw:frame>
        <presentation:notes draw:style-name="dp2">
          <draw:page-thumbnail draw:style-name="gr2" draw:layer="layout" svg:width="13.335cm" svg:height="10.002cm" svg:x="3.492cm" svg:y="2.001cm" draw:page-number="45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2" draw:text-style-name="P6" draw:layer="layout" svg:width="21.855cm" svg:height="2.059cm" svg:x="1.745cm" svg:y="4.057cm" presentation:class="outline" presentation:user-transformed="true">
          <draw:text-box>
            <text:list text:style-name="L4">
              <text:list-item>
                <text:p text:style-name="P6">Any filter in the chain may be <text:span text:style-name="T3">replaced</text:span> by another filter</text:p>
              </text:list-item>
            </text:list>
          </draw:text-box>
        </draw:frame>
        <draw:frame presentation:style-name="pr33" draw:text-style-name="P6" draw:layer="layout" svg:width="20.064cm" svg:height="1.031cm" svg:x="1.936cm" svg:y="10.7cm">
          <draw:text-box>
            <text:list text:style-name="L4">
              <text:list-item>
                <text:p text:style-name="P6">Additional filters may be <text:span text:style-name="T3">added</text:span> to the chain</text:p>
              </text:list-item>
            </text:list>
          </draw:text-box>
        </draw:frame>
        <draw:custom-shape draw:name="Text Box 4" draw:style-name="gr15" draw:text-style-name="P27" draw:layer="layout" svg:width="23.17cm" svg:height="3.816cm" svg:x="1.03cm" svg:y="6.528cm">
          <text:p text:style-name="P21"><text:span text:style-name="T11">&lt;</text:span><text:span text:style-name="T13">security:http&gt;</text:span></text:p>
          <text:p text:style-name="P21"><text:span text:style-name="T13"><text:s text:c="4"/></text:span><text:span text:style-name="T13">&lt;custom-filter </text:span><text:span text:style-name="T15">position</text:span><text:span text:style-name="T14">=</text:span><text:span text:style-name="T12">"FORM_LOGIN_FILTER"</text:span><text:span text:style-name="T13"> </text:span><text:span text:style-name="T15">ref</text:span><text:span text:style-name="T14">=</text:span><text:span text:style-name="T12">"myFilter”</text:span><text:span text:style-name="T13"> /&gt;</text:span></text:p>
          <text:p text:style-name="P21"><text:span text:style-name="T11">&lt;/</text:span><text:span text:style-name="T13">security:http&gt;</text:span></text:p>
          <text:p text:style-name="P6"><text:span text:style-name="T98"/></text:p>
          <text:p text:style-name="P21"><text:span text:style-name="T11">&lt;</text:span><text:span text:style-name="T13">bean </text:span><text:span text:style-name="T15">id</text:span><text:span text:style-name="T14">=</text:span><text:span text:style-name="T12">"myFilter" </text:span><text:span text:style-name="T15">class</text:span><text:span text:style-name="T14">=</text:span><text:span text:style-name="T12">"com.mycompany.MySpecialAuthenticationFilter"/</text:span><text:span text:style-name="T11">&gt;</text:span></text:p>
          <draw:enhanced-geometry svg:viewBox="0 0 21600 21600" draw:type="mso-spt202" draw:enhanced-path="M 0 0 L 21600 0 21600 21600 0 21600 0 0 Z N"/>
        </draw:custom-shape>
        <draw:custom-shape draw:name="Text Box 4" draw:style-name="gr15" draw:text-style-name="P27" draw:layer="layout" svg:width="23.17cm" svg:height="3.816cm" svg:x="1.03cm" svg:y="12.528cm">
          <text:p text:style-name="P6"><text:span text:style-name="T11"><text:s/></text:span><text:span text:style-name="T11">&lt;</text:span><text:span text:style-name="T13">security:http&gt;</text:span></text:p>
          <text:p text:style-name="P21"><text:span text:style-name="T13"><text:s text:c="4"/></text:span><text:span text:style-name="T13">&lt;custom-filter </text:span><text:span text:style-name="T15">after</text:span><text:span text:style-name="T14">=</text:span><text:span text:style-name="T12">"FORM_LOGIN_FILTER"</text:span><text:span text:style-name="T13"> </text:span><text:span text:style-name="T15">ref</text:span><text:span text:style-name="T14">=</text:span><text:span text:style-name="T12">"myFilter”</text:span><text:span text:style-name="T13"> /&gt;</text:span></text:p>
          <text:p text:style-name="P21"><text:span text:style-name="T11">&lt;/</text:span><text:span text:style-name="T13">security:http&gt;</text:span></text:p>
          <text:p text:style-name="P21"><text:span text:style-name="T13"/></text:p>
          <text:p text:style-name="P21"><text:span text:style-name="T11">&lt;</text:span><text:span text:style-name="T13">bean </text:span><text:span text:style-name="T15">id</text:span><text:span text:style-name="T14">=</text:span><text:span text:style-name="T12">"myFilter" </text:span><text:span text:style-name="T15">class</text:span><text:span text:style-name="T14">=</text:span><text:span text:style-name="T12">"com.mycompany.MySpecialFilter"/</text:span><text:span text:style-name="T11">&gt;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17.476cm" svg:height="2.719cm" svg:x="0.957cm" svg:y="0.256cm" presentation:class="title" presentation:user-transformed="true">
          <draw:text-box>
            <text:p text:style-name="P6">Custom Filter Chain (1/2)</text:p>
          </draw:text-box>
        </draw:frame>
        <presentation:notes draw:style-name="dp2">
          <draw:page-thumbnail draw:style-name="gr2" draw:layer="layout" svg:width="13.335cm" svg:height="10.002cm" svg:x="3.492cm" svg:y="2.001cm" draw:page-number="46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4" draw:text-style-name="P6" draw:layer="layout" svg:width="21.855cm" svg:height="2.343cm" svg:x="1.745cm" svg:y="4.057cm" presentation:class="outline" presentation:user-transformed="true">
          <draw:text-box>
            <text:list text:style-name="L4">
              <text:list-item>
                <text:p text:style-name="P6">Writing the Java filter class</text:p>
                <text:list>
                  <text:list-item>
                    <text:p text:style-name="P6">The easiest way is to extend SpringSecurityFilter</text:p>
                  </text:list-item>
                </text:list>
              </text:list-item>
            </text:list>
          </draw:text-box>
        </draw:frame>
        <draw:custom-shape draw:name="Text Box 4" draw:style-name="gr15" draw:text-style-name="P27" draw:layer="layout" svg:width="23.17cm" svg:height="5.238cm" svg:x="1.03cm" svg:y="7.128cm">
          <text:p text:style-name="P21"><text:span text:style-name="T99">public</text:span><text:span text:style-name="T100"> </text:span><text:span text:style-name="T99">class</text:span><text:span text:style-name="T100"> MySpecialAuthenticationFilter </text:span><text:span text:style-name="T99">extends</text:span><text:span text:style-name="T100"> SpringSecurityFilter </text:span><text:span text:style-name="T42">{</text:span></text:p>
          <text:p text:style-name="P21"><text:span text:style-name="T42"/></text:p>
          <text:p text:style-name="P21"><text:span text:style-name="T99"><text:s text:c="4"/></text:span><text:span text:style-name="T99">public</text:span><text:span text:style-name="T42"> </text:span><text:span text:style-name="T99">void</text:span><text:span text:style-name="T42"> doFilterHttp(HttpServletRequest request, HttpServletResponse <text:s text:c="2"/></text:span></text:p>
          <text:p text:style-name="P21"><text:span text:style-name="T42"><text:tab/></text:span><text:span text:style-name="T42">response, FilterChain chain) </text:span><text:span text:style-name="T99">throws</text:span><text:span text:style-name="T42"> IOException,ServletException <text:s/>{</text:span></text:p>
          <text:p text:style-name="P21"><text:span text:style-name="T42"><text:tab/></text:span><text:span text:style-name="T42">...</text:span></text:p>
          <text:p text:style-name="P21"><text:span text:style-name="T42"><text:s text:c="4"/></text:span><text:span text:style-name="T42">}</text:span></text:p>
          <text:p text:style-name="P21"><text:span text:style-name="T42">}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17.476cm" svg:height="2.719cm" svg:x="0.957cm" svg:y="0.257cm" presentation:class="title" presentation:user-transformed="true">
          <draw:text-box>
            <text:p text:style-name="P6">Custom Filter Chain (2/2)</text:p>
          </draw:text-box>
        </draw:frame>
        <presentation:notes draw:style-name="dp2">
          <draw:page-thumbnail draw:style-name="gr2" draw:layer="layout" svg:width="13.335cm" svg:height="10.002cm" svg:x="3.492cm" svg:y="2.001cm" draw:page-number="47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35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Applying Security to a Web Application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8"/>
          <draw:frame presentation:style-name="pr3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528 528" svg:d="M264 0l264 528h-528z"/>
    <draw:marker draw:name="Arrowheads_20_10" draw:display-name="Arrowheads 10" svg:viewBox="0 0 528 528" svg:d="M264 0l264 528h-528z"/>
    <draw:marker draw:name="Arrowheads_20_11" draw:display-name="Arrowheads 11" svg:viewBox="0 0 528 528" svg:d="M264 0l264 528h-528z"/>
    <draw:marker draw:name="Arrowheads_20_12" draw:display-name="Arrowheads 12" svg:viewBox="0 0 528 528" svg:d="M264 0l264 528h-528z"/>
    <draw:marker draw:name="Arrowheads_20_13" draw:display-name="Arrowheads 13" svg:viewBox="0 0 528 528" svg:d="M264 0l264 528h-528z"/>
    <draw:marker draw:name="Arrowheads_20_14" draw:display-name="Arrowheads 14" svg:viewBox="0 0 528 528" svg:d="M264 0l264 528h-528z"/>
    <draw:marker draw:name="Arrowheads_20_15" draw:display-name="Arrowheads 15" svg:viewBox="0 0 528 528" svg:d="M264 0l264 528h-528z"/>
    <draw:marker draw:name="Arrowheads_20_16" draw:display-name="Arrowheads 16" svg:viewBox="0 0 528 528" svg:d="M264 0l264 528h-528z"/>
    <draw:marker draw:name="Arrowheads_20_17" draw:display-name="Arrowheads 17" svg:viewBox="0 0 528 528" svg:d="M264 0l264 528h-528z"/>
    <draw:marker draw:name="Arrowheads_20_18" draw:display-name="Arrowheads 18" svg:viewBox="0 0 528 528" svg:d="M264 0l264 528h-528z"/>
    <draw:marker draw:name="Arrowheads_20_2" draw:display-name="Arrowheads 2" svg:viewBox="0 0 528 528" svg:d="M264 0l264 528h-528z"/>
    <draw:marker draw:name="Arrowheads_20_21" draw:display-name="Arrowheads 21" svg:viewBox="0 0 210 210" svg:d="M105 0l105 210h-210z"/>
    <draw:marker draw:name="Arrowheads_20_22" draw:display-name="Arrowheads 22" svg:viewBox="0 0 477 477" svg:d="M239 0l238 477h-477z"/>
    <draw:marker draw:name="Arrowheads_20_23" draw:display-name="Arrowheads 23" svg:viewBox="0 0 477 477" svg:d="M239 0l238 477h-477z"/>
    <draw:marker draw:name="Arrowheads_20_24" draw:display-name="Arrowheads 24" svg:viewBox="0 0 477 477" svg:d="M239 0l238 477h-477z"/>
    <draw:marker draw:name="Arrowheads_20_25" draw:display-name="Arrowheads 25" svg:viewBox="0 0 477 477" svg:d="M239 0l238 477h-477z"/>
    <draw:marker draw:name="Arrowheads_20_26" draw:display-name="Arrowheads 26" svg:viewBox="0 0 477 477" svg:d="M239 0l238 477h-477z"/>
    <draw:marker draw:name="Arrowheads_20_27" draw:display-name="Arrowheads 27" svg:viewBox="0 0 477 477" svg:d="M239 0l238 477h-477z"/>
    <draw:marker draw:name="Arrowheads_20_28" draw:display-name="Arrowheads 28" svg:viewBox="0 0 477 477" svg:d="M239 0l238 477h-477z"/>
    <draw:marker draw:name="Arrowheads_20_29" draw:display-name="Arrowheads 29" svg:viewBox="0 0 477 477" svg:d="M239 0l238 477h-477z"/>
    <draw:marker draw:name="Arrowheads_20_3" draw:display-name="Arrowheads 3" svg:viewBox="0 0 528 528" svg:d="M264 0l264 528h-528z"/>
    <draw:marker draw:name="Arrowheads_20_30" draw:display-name="Arrowheads 30" svg:viewBox="0 0 477 477" svg:d="M239 0l238 477h-477z"/>
    <draw:marker draw:name="Arrowheads_20_31" draw:display-name="Arrowheads 31" svg:viewBox="0 0 477 477" svg:d="M239 0l238 477h-477z"/>
    <draw:marker draw:name="Arrowheads_20_32" draw:display-name="Arrowheads 32" svg:viewBox="0 0 477 477" svg:d="M239 0l238 477h-477z"/>
    <draw:marker draw:name="Arrowheads_20_33" draw:display-name="Arrowheads 33" svg:viewBox="0 0 477 477" svg:d="M239 0l238 477h-477z"/>
    <draw:marker draw:name="Arrowheads_20_34" draw:display-name="Arrowheads 34" svg:viewBox="0 0 477 477" svg:d="M239 0l238 477h-477z"/>
    <draw:marker draw:name="Arrowheads_20_35" draw:display-name="Arrowheads 35" svg:viewBox="0 0 477 477" svg:d="M239 0l238 477h-477z"/>
    <draw:marker draw:name="Arrowheads_20_36" draw:display-name="Arrowheads 36" svg:viewBox="0 0 477 477" svg:d="M239 0l238 477h-477z"/>
    <draw:marker draw:name="Arrowheads_20_37" draw:display-name="Arrowheads 37" svg:viewBox="0 0 477 477" svg:d="M239 0l238 477h-477z"/>
    <draw:marker draw:name="Arrowheads_20_38" draw:display-name="Arrowheads 38" svg:viewBox="0 0 477 477" svg:d="M239 0l238 477h-477z"/>
    <draw:marker draw:name="Arrowheads_20_39" draw:display-name="Arrowheads 39" svg:viewBox="0 0 477 477" svg:d="M239 0l238 477h-477z"/>
    <draw:marker draw:name="Arrowheads_20_4" draw:display-name="Arrowheads 4" svg:viewBox="0 0 528 528" svg:d="M264 0l264 528h-528z"/>
    <draw:marker draw:name="Arrowheads_20_40" draw:display-name="Arrowheads 40" svg:viewBox="0 0 477 477" svg:d="M239 0l238 477h-477z"/>
    <draw:marker draw:name="Arrowheads_20_41" draw:display-name="Arrowheads 41" svg:viewBox="0 0 477 477" svg:d="M239 0l238 477h-477z"/>
    <draw:marker draw:name="Arrowheads_20_42" draw:display-name="Arrowheads 42" svg:viewBox="0 0 477 477" svg:d="M239 0l238 477h-477z"/>
    <draw:marker draw:name="Arrowheads_20_43" draw:display-name="Arrowheads 43" svg:viewBox="0 0 477 477" svg:d="M239 0l238 477h-477z"/>
    <draw:marker draw:name="Arrowheads_20_44" draw:display-name="Arrowheads 44" svg:viewBox="0 0 477 477" svg:d="M239 0l238 477h-477z"/>
    <draw:marker draw:name="Arrowheads_20_45" draw:display-name="Arrowheads 45" svg:viewBox="0 0 477 477" svg:d="M239 0l238 477h-477z"/>
    <draw:marker draw:name="Arrowheads_20_46" draw:display-name="Arrowheads 46" svg:viewBox="0 0 477 477" svg:d="M239 0l238 477h-477z"/>
    <draw:marker draw:name="Arrowheads_20_47" draw:display-name="Arrowheads 47" svg:viewBox="0 0 477 477" svg:d="M239 0l238 477h-477z"/>
    <draw:marker draw:name="Arrowheads_20_48" draw:display-name="Arrowheads 48" svg:viewBox="0 0 477 477" svg:d="M239 0l238 477h-477z"/>
    <draw:marker draw:name="Arrowheads_20_49" draw:display-name="Arrowheads 49" svg:viewBox="0 0 477 477" svg:d="M239 0l238 477h-477z"/>
    <draw:marker draw:name="Arrowheads_20_5" draw:display-name="Arrowheads 5" svg:viewBox="0 0 528 528" svg:d="M264 0l264 528h-528z"/>
    <draw:marker draw:name="Arrowheads_20_50" draw:display-name="Arrowheads 50" svg:viewBox="0 0 477 477" svg:d="M239 0l238 477h-477z"/>
    <draw:marker draw:name="Arrowheads_20_51" draw:display-name="Arrowheads 51" svg:viewBox="0 0 477 477" svg:d="M239 0l238 477h-477z"/>
    <draw:marker draw:name="Arrowheads_20_52" draw:display-name="Arrowheads 52" svg:viewBox="0 0 477 477" svg:d="M239 0l238 477h-477z"/>
    <draw:marker draw:name="Arrowheads_20_53" draw:display-name="Arrowheads 53" svg:viewBox="0 0 477 477" svg:d="M239 0l238 477h-477z"/>
    <draw:marker draw:name="Arrowheads_20_54" draw:display-name="Arrowheads 54" svg:viewBox="0 0 477 477" svg:d="M239 0l238 477h-477z"/>
    <draw:marker draw:name="Arrowheads_20_55" draw:display-name="Arrowheads 55" svg:viewBox="0 0 477 477" svg:d="M239 0l238 477h-477z"/>
    <draw:marker draw:name="Arrowheads_20_56" draw:display-name="Arrowheads 56" svg:viewBox="0 0 477 477" svg:d="M239 0l238 477h-477z"/>
    <draw:marker draw:name="Arrowheads_20_57" draw:display-name="Arrowheads 57" svg:viewBox="0 0 477 477" svg:d="M239 0l238 477h-477z"/>
    <draw:marker draw:name="Arrowheads_20_58" draw:display-name="Arrowheads 58" svg:viewBox="0 0 477 477" svg:d="M239 0l238 477h-477z"/>
    <draw:marker draw:name="Arrowheads_20_59" draw:display-name="Arrowheads 59" svg:viewBox="0 0 477 477" svg:d="M239 0l238 477h-477z"/>
    <draw:marker draw:name="Arrowheads_20_6" draw:display-name="Arrowheads 6" svg:viewBox="0 0 528 528" svg:d="M264 0l264 528h-528z"/>
    <draw:marker draw:name="Arrowheads_20_60" draw:display-name="Arrowheads 60" svg:viewBox="0 0 477 477" svg:d="M239 0l238 477h-477z"/>
    <draw:marker draw:name="Arrowheads_20_61" draw:display-name="Arrowheads 61" svg:viewBox="0 0 477 477" svg:d="M239 0l238 477h-477z"/>
    <draw:marker draw:name="Arrowheads_20_62" draw:display-name="Arrowheads 62" svg:viewBox="0 0 210 210" svg:d="M105 0l105 210h-210z"/>
    <draw:marker draw:name="Arrowheads_20_63" draw:display-name="Arrowheads 63" svg:viewBox="0 0 477 477" svg:d="M239 0l238 477h-477z"/>
    <draw:marker draw:name="Arrowheads_20_64" draw:display-name="Arrowheads 64" svg:viewBox="0 0 477 477" svg:d="M239 0l238 477h-477z"/>
    <draw:marker draw:name="Arrowheads_20_65" draw:display-name="Arrowheads 65" svg:viewBox="0 0 477 477" svg:d="M239 0l238 477h-477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7" draw:display-name="Arrowheads 7" svg:viewBox="0 0 528 528" svg:d="M264 0l264 528h-528z"/>
    <draw:marker draw:name="Arrowheads_20_8" draw:display-name="Arrowheads 8" svg:viewBox="0 0 528 528" svg:d="M264 0l264 528h-528z"/>
    <draw:marker draw:name="Arrowheads_20_9" draw:display-name="Arrowheads 9" svg:viewBox="0 0 528 528" svg:d="M264 0l264 528h-528z"/>
    <draw:marker draw:name="msArrowEnd_20_5" draw:display-name="msArrowEnd 5" svg:viewBox="0 0 318 318" svg:d="M159 0l159 318h-318z"/>
    <draw:marker draw:name="msArrowOpenEnd_20_5" draw:display-name="msArrowOpenEnd 5" svg:viewBox="0 0 716 716" svg:d="M358 0l358 651-108 65-250-458-251 458-107-65z"/>
    <draw:stroke-dash draw:name="Dash_20_2" draw:display-name="Dash 2" draw:style="rect" draw:dots1="1" draw:dots1-length="0.105cm" draw:distance="0.105cm"/>
    <draw:stroke-dash draw:name="Dash_20_3" draw:display-name="Dash 3" draw:style="rect" draw:dots2="1" draw:dots2-length="0.635cm" draw:distance="0.47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MT3" style:family="text">
      <style:text-properties fo:font-size="13pt" fo:language="en" fo:country="US" style:font-size-asian="13pt" style:font-size-complex="13pt"/>
    </style:style>
    <style:style style:name="M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ML1">
      <text:list-level-style-bullet text:level="1" text:bullet-char="•">
        <style:list-level-properties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Security 1 - </text:span><text:span text:style-name="MT1"><text:page-number>&lt;number&gt;</text:page-number></text:span></text:p>
        </draw:text-box>
      </draw:frame>
      <draw:page-thumbnail draw:layer="backgroundobjects" svg:width="11.201cm" svg:height="8.4cm" svg:x="4.559cm" svg:y="3.733cm"/>
      <draw:page-thumbnail draw:layer="backgroundobjects" svg:width="11.201cm" svg:height="8.4cm" svg:x="4.559cm" svg:y="14.53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2.573cm" svg:x="1.745cm" svg:y="4.657cm" presentation:class="outline" presentation:placeholder="true">
        <draw:text-box/>
      </draw:frame>
      <draw:custom-shape draw:style-name="Mgr4" draw:text-style-name="MP5" draw:layer="backgroundobjects" svg:width="5.292cm" svg:height="1.27cm" svg:x="19.566cm" svg:y="18.18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4.346cm" svg:height="0.119cm" svg:x="0.525cm" svg:y="3.28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frame presentation:style-name="Mpr1" draw:text-style-name="MP7" draw:layer="backgroundobjects" svg:width="8.806cm" svg:height="1.333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" draw:text-style-name="MP8" draw:layer="backgroundobjects" svg:width="8.806cm" svg:height="1.333cm" svg:x="11.51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Mpr2" draw:text-style-name="MP7" draw:layer="backgroundobjects" svg:width="8.806cm" svg:height="1.333cm" svg:x="0cm" svg:y="25.337cm" presentation:class="footer">
          <draw:text-box>
            <text:p text:style-name="MP7"><text:span text:style-name="MT3"><presentation:footer/></text:span></text:p>
          </draw:text-box>
        </draw:frame>
        <draw:frame presentation:style-name="Mpr2" draw:text-style-name="MP8" draw:layer="backgroundobjects" svg:width="8.806cm" svg:height="1.333cm" svg:x="11.514cm" svg:y="25.337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Mgr4" draw:text-style-name="MP5" draw:layer="backgroundobjects" svg:width="18.49cm" svg:height="1.037cm" svg:x="0.635cm" svg:y="18.353cm">
        <text:p text:style-name="MP9"><text:span text:style-name="M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draw:style-name="Mgr3" draw:text-style-name="M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6cm" svg:height="1.333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6cm" svg:height="1.333cm" svg:x="11.51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Mpr4" draw:text-style-name="MP7" draw:layer="backgroundobjects" svg:width="8.806cm" svg:height="1.333cm" svg:x="0cm" svg:y="25.337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6cm" svg:height="1.333cm" svg:x="11.514cm" svg:y="25.337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Unix OpenOffice.org_project/412m3$Build-9782</meta:generator>
    <dc:title>Module Name</dc:title>
    <meta:initial-creator>Subject Matter Expert</meta:initial-creator>
    <meta:creation-date>2006-09-22T09:51:11</meta:creation-date>
    <dc:date>2017-05-11T08:20:34</dc:date>
    <dc:language>en-US</dc:language>
    <meta:editing-cycles>228</meta:editing-cycles>
    <meta:editing-duration>P4DT12H45M10S</meta:editing-duration>
    <meta:document-statistic meta:object-count="577"/>
    <meta:user-defined meta:name="Info 1"/>
    <meta:user-defined meta:name="Info 2"/>
    <meta:user-defined meta:name="Info 3"/>
    <meta:user-defined meta:name="Info 4"/>
  </office:meta>
</office:document-meta>
</file>